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language="zxx" fo:country="none" officeooo:rsid="000d3d3c" officeooo:paragraph-rsid="000d3d3c" style:language-asian="zxx" style:country-asian="none" style:language-complex="zxx" style:country-complex="none"/>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Standard">
      <style:text-properties officeooo:paragraph-rsid="0010a931"/>
    </style:style>
    <style:style style:name="P4" style:family="paragraph" style:parent-style-name="Standard" style:list-style-name="L1">
      <style:text-properties officeooo:paragraph-rsid="0010a931"/>
    </style:style>
    <style:style style:name="P5" style:family="paragraph" style:parent-style-name="Standard" style:list-style-name="L1">
      <style:text-properties officeooo:rsid="0011a256" officeooo:paragraph-rsid="0011a256"/>
    </style:style>
    <style:style style:name="P6" style:family="paragraph" style:parent-style-name="Standard">
      <style:text-properties style:font-name="Liberation Sans" fo:language="zxx" fo:country="none" officeooo:rsid="000ed138" officeooo:paragraph-rsid="000ed138" style:language-asian="zxx" style:country-asian="none" style:language-complex="zxx" style:country-complex="none"/>
    </style:style>
    <style:style style:name="P7" style:family="paragraph" style:parent-style-name="Standard">
      <style:text-properties style:font-name="Liberation Sans" fo:language="zxx" fo:country="none" officeooo:rsid="00130796" officeooo:paragraph-rsid="00130796" style:language-asian="zxx" style:country-asian="none" style:language-complex="zxx" style:country-complex="none"/>
    </style:style>
    <style:style style:name="P8" style:family="paragraph" style:parent-style-name="Standard" style:list-style-name="L2">
      <style:text-properties style:font-name="Liberation Sans" fo:language="zxx" fo:country="none" fo:font-weight="normal" officeooo:rsid="00130796" officeooo:paragraph-rsid="00130796" style:language-asian="zxx" style:country-asian="none" style:font-weight-asian="normal" style:language-complex="zxx" style:country-complex="none" style:font-weight-complex="normal"/>
    </style:style>
    <style:style style:name="P9" style:family="paragraph" style:parent-style-name="Standard" style:list-style-name="L2">
      <style:text-properties style:font-name="Liberation Sans" fo:language="zxx" fo:country="none" officeooo:rsid="00130796" officeooo:paragraph-rsid="00130796" style:language-asian="zxx" style:country-asian="none" style:language-complex="zxx" style:country-complex="none"/>
    </style:style>
    <style:style style:name="P10" style:family="paragraph" style:parent-style-name="Standard">
      <style:text-properties style:font-name="Liberation Sans" fo:language="zxx" fo:country="none" officeooo:rsid="0014cfbc" officeooo:paragraph-rsid="0014cfbc" style:language-asian="zxx" style:country-asian="none" style:language-complex="zxx" style:country-complex="none"/>
    </style:style>
    <style:style style:name="P11" style:family="paragraph" style:parent-style-name="Standard">
      <style:text-properties style:font-name="Liberation Sans" fo:language="zxx" fo:country="none" officeooo:rsid="00162529" officeooo:paragraph-rsid="00162529" style:language-asian="zxx" style:country-asian="none" style:language-complex="zxx" style:country-complex="none"/>
    </style:style>
    <style:style style:name="P12" style:family="paragraph" style:parent-style-name="Standard">
      <style:text-properties style:font-name="Liberation Sans" fo:language="zxx" fo:country="none" officeooo:rsid="00175f94" officeooo:paragraph-rsid="00175f94" style:language-asian="zxx" style:country-asian="none" style:language-complex="zxx" style:country-complex="none"/>
    </style:style>
    <style:style style:name="P13" style:family="paragraph" style:parent-style-name="Standard" style:list-style-name="L3">
      <style:text-properties style:font-name="Liberation Sans" fo:language="zxx" fo:country="none" fo:font-weight="bold" officeooo:rsid="00175f94" officeooo:paragraph-rsid="00175f94" style:language-asian="zxx" style:country-asian="none" style:font-weight-asian="bold" style:language-complex="zxx" style:country-complex="none" style:font-weight-complex="bold"/>
    </style:style>
    <style:style style:name="P14" style:family="paragraph" style:parent-style-name="Standard" style:list-style-name="L3">
      <style:text-properties style:font-name="Liberation Sans" fo:language="zxx" fo:country="none" fo:font-weight="bold" officeooo:rsid="0019b4cc" officeooo:paragraph-rsid="0019b4cc" style:language-asian="zxx" style:country-asian="none" style:font-weight-asian="bold" style:language-complex="zxx" style:country-complex="none" style:font-weight-complex="bold"/>
    </style:style>
    <style:style style:name="P15" style:family="paragraph" style:parent-style-name="Standard">
      <style:text-properties style:font-name="Liberation Sans" fo:language="zxx" fo:country="none" fo:font-weight="bold" officeooo:rsid="001d2bd6" officeooo:paragraph-rsid="001d2bd6" style:language-asian="zxx" style:country-asian="none" style:font-weight-asian="bold" style:language-complex="zxx" style:country-complex="none" style:font-weight-complex="bold"/>
    </style:style>
    <style:style style:name="P16" style:family="paragraph" style:parent-style-name="Standard">
      <style:text-properties style:font-name="Liberation Sans" fo:language="zxx" fo:country="none" fo:font-weight="normal" officeooo:rsid="001d9086" officeooo:paragraph-rsid="001d9086" style:language-asian="zxx" style:country-asian="none" style:font-weight-asian="normal" style:language-complex="zxx" style:country-complex="none" style:font-weight-complex="normal"/>
    </style:style>
    <style:style style:name="P17" style:family="paragraph" style:parent-style-name="Standard" style:list-style-name="L4">
      <style:text-properties style:font-name="Liberation Sans" fo:language="zxx" fo:country="none" fo:font-weight="bold" officeooo:rsid="001d9086" officeooo:paragraph-rsid="001d9086" style:language-asian="zxx" style:country-asian="none" style:font-weight-asian="bold" style:language-complex="zxx" style:country-complex="none" style:font-weight-complex="bold"/>
    </style:style>
    <style:style style:name="P18" style:family="paragraph" style:parent-style-name="Standard" style:list-style-name="L4">
      <style:text-properties style:font-name="Liberation Sans" fo:language="zxx" fo:country="none" fo:font-style="italic" fo:font-weight="bold" officeooo:rsid="001da64c" officeooo:paragraph-rsid="001da64c" style:language-asian="zxx" style:country-asian="none" style:font-style-asian="italic" style:font-weight-asian="bold" style:language-complex="zxx" style:country-complex="none" style:font-style-complex="italic" style:font-weight-complex="bold"/>
    </style:style>
    <style:style style:name="P19" style:family="paragraph" style:parent-style-name="Standard" style:list-style-name="L4">
      <style:text-properties style:font-name="Liberation Sans" fo:language="zxx" fo:country="none" fo:font-style="italic" fo:font-weight="bold" officeooo:rsid="001ecd61" officeooo:paragraph-rsid="001ecd61" style:language-asian="zxx" style:country-asian="none" style:font-style-asian="italic" style:font-weight-asian="bold" style:language-complex="zxx" style:country-complex="none" style:font-style-complex="italic" style:font-weight-complex="bold"/>
    </style:style>
    <style:style style:name="P20" style:family="paragraph" style:parent-style-name="Standard">
      <style:text-properties style:font-name="Liberation Sans" fo:language="zxx" fo:country="none" officeooo:rsid="0020c58f" officeooo:paragraph-rsid="0020c58f" style:language-asian="zxx" style:country-asian="none" style:language-complex="zxx" style:country-complex="none"/>
    </style:style>
    <style:style style:name="P21" style:family="paragraph" style:parent-style-name="Standard" style:list-style-name="L5">
      <style:text-properties style:font-name="Liberation Sans" fo:language="zxx" fo:country="none" fo:font-weight="bold" officeooo:rsid="0020e338" officeooo:paragraph-rsid="0020e338" style:language-asian="zxx" style:country-asian="none" style:font-weight-asian="bold" style:language-complex="zxx" style:country-complex="none" style:font-weight-complex="bold"/>
    </style:style>
    <style:style style:name="P22" style:family="paragraph" style:parent-style-name="Standard" style:list-style-name="L5">
      <style:text-properties style:font-name="Liberation Sans" fo:language="zxx" fo:country="none" fo:font-weight="bold" officeooo:rsid="00223e13" officeooo:paragraph-rsid="00223e13" style:language-asian="zxx" style:country-asian="none" style:font-weight-asian="bold" style:language-complex="zxx" style:country-complex="none" style:font-weight-complex="bold"/>
    </style:style>
    <style:style style:name="P23" style:family="paragraph" style:parent-style-name="Standard" style:list-style-name="L5">
      <style:text-properties style:font-name="Liberation Sans" fo:language="zxx" fo:country="none" fo:font-style="italic" fo:font-weight="bold" officeooo:rsid="0022547f" officeooo:paragraph-rsid="0022547f" style:language-asian="zxx" style:country-asian="none" style:font-style-asian="italic" style:font-weight-asian="bold" style:language-complex="zxx" style:country-complex="none" style:font-style-complex="italic" style:font-weight-complex="bold"/>
    </style:style>
    <style:style style:name="P24" style:family="paragraph" style:parent-style-name="Standard" style:list-style-name="L5">
      <style:text-properties style:font-name="Liberation Sans" fo:language="zxx" fo:country="none" fo:font-style="italic" fo:font-weight="bold" officeooo:rsid="00235f73" officeooo:paragraph-rsid="00235f73" style:language-asian="zxx" style:country-asian="none" style:font-style-asian="italic" style:font-weight-asian="bold" style:language-complex="zxx" style:country-complex="none" style:font-style-complex="italic" style:font-weight-complex="bold"/>
    </style:style>
    <style:style style:name="P25" style:family="paragraph" style:parent-style-name="Standard" style:list-style-name="L5">
      <style:text-properties style:font-name="Liberation Sans" fo:language="zxx" fo:country="none" fo:font-style="normal" fo:font-weight="bold" officeooo:rsid="0027291b" officeooo:paragraph-rsid="0027291b" style:language-asian="zxx" style:country-asian="none" style:font-style-asian="normal" style:font-weight-asian="bold" style:language-complex="zxx" style:country-complex="none" style:font-style-complex="normal" style:font-weight-complex="bold"/>
    </style:style>
    <style:style style:name="P26" style:family="paragraph" style:parent-style-name="Standard" style:list-style-name="L5">
      <style:text-properties style:font-name="Liberation Sans" fo:language="zxx" fo:country="none" fo:font-style="normal" fo:font-weight="bold" officeooo:rsid="00286061" officeooo:paragraph-rsid="00286061" style:language-asian="zxx" style:country-asian="none" style:font-style-asian="normal" style:font-weight-asian="bold" style:language-complex="zxx" style:country-complex="none" style:font-style-complex="normal" style:font-weight-complex="bold"/>
    </style:style>
    <style:style style:name="P27" style:family="paragraph" style:parent-style-name="Standard" style:list-style-name="L5">
      <style:text-properties style:font-name="Liberation Sans" fo:language="zxx" fo:country="none" fo:font-style="italic" fo:font-weight="bold" officeooo:rsid="00286061" officeooo:paragraph-rsid="00286061" style:language-asian="zxx" style:country-asian="none" style:font-style-asian="italic" style:font-weight-asian="bold" style:language-complex="zxx" style:country-complex="none" style:font-style-complex="italic" style:font-weight-complex="bold"/>
    </style:style>
    <style:style style:name="P28" style:family="paragraph" style:parent-style-name="Standard">
      <style:text-properties style:font-name="Liberation Sans" fo:language="zxx" fo:country="none" fo:font-style="italic" fo:font-weight="bold" officeooo:rsid="00286061" officeooo:paragraph-rsid="00286061" style:language-asian="zxx" style:country-asian="none" style:font-style-asian="italic" style:font-weight-asian="bold" style:language-complex="zxx" style:country-complex="none" style:font-style-complex="italic" style:font-weight-complex="bold"/>
    </style:style>
    <style:style style:name="P29" style:family="paragraph" style:parent-style-name="Standard">
      <style:text-properties style:font-name="Liberation Sans" fo:language="zxx" fo:country="none" fo:font-style="normal" fo:font-weight="normal" officeooo:rsid="0029f631" officeooo:paragraph-rsid="0029f631" style:language-asian="zxx" style:country-asian="none" style:font-style-asian="normal" style:font-weight-asian="normal" style:language-complex="zxx" style:country-complex="none" style:font-style-complex="normal" style:font-weight-complex="normal"/>
    </style:style>
    <style:style style:name="P30" style:family="paragraph" style:parent-style-name="Standard" style:list-style-name="L6">
      <style:text-properties style:font-name="Liberation Sans" fo:language="zxx" fo:country="none" fo:font-style="italic" fo:font-weight="bold" officeooo:rsid="0029f631" officeooo:paragraph-rsid="0029f631" style:language-asian="zxx" style:country-asian="none" style:font-style-asian="italic" style:font-weight-asian="bold" style:language-complex="zxx" style:country-complex="none" style:font-style-complex="italic" style:font-weight-complex="bold"/>
    </style:style>
    <style:style style:name="P31" style:family="paragraph" style:parent-style-name="Standard">
      <style:text-properties style:font-name="Liberation Sans" fo:language="zxx" fo:country="none" fo:font-style="italic" fo:font-weight="bold" officeooo:rsid="0029f631" officeooo:paragraph-rsid="0029f631" style:language-asian="zxx" style:country-asian="none" style:font-style-asian="italic" style:font-weight-asian="bold" style:language-complex="zxx" style:country-complex="none" style:font-style-complex="italic" style:font-weight-complex="bold"/>
    </style:style>
    <style:style style:name="P32" style:family="paragraph" style:parent-style-name="Standard">
      <style:text-properties style:font-name="Liberation Sans" fo:language="zxx" fo:country="none" fo:font-style="normal" fo:font-weight="normal" officeooo:rsid="002d8499" officeooo:paragraph-rsid="002d8499" style:language-asian="zxx" style:country-asian="none" style:font-style-asian="normal" style:font-weight-asian="normal" style:language-complex="zxx" style:country-complex="none" style:font-style-complex="normal" style:font-weight-complex="normal"/>
    </style:style>
    <style:style style:name="P33" style:family="paragraph" style:parent-style-name="Standard">
      <style:text-properties style:font-name="Liberation Sans" fo:language="zxx" fo:country="none" officeooo:rsid="000d3d3c" officeooo:paragraph-rsid="0020c58f" style:language-asian="zxx" style:country-asian="none" style:language-complex="zxx" style:country-complex="none"/>
    </style:style>
    <style:style style:name="P34" style:family="paragraph" style:parent-style-name="Standard">
      <style:text-properties style:font-name="Liberation Sans" fo:language="zxx" fo:country="none" officeooo:rsid="002e54f0" officeooo:paragraph-rsid="002e54f0" style:language-asian="zxx" style:country-asian="none" style:language-complex="zxx" style:country-complex="none"/>
    </style:style>
    <style:style style:name="P35" style:family="paragraph" style:parent-style-name="Standard">
      <style:text-properties style:font-name="Liberation Sans" fo:language="zxx" fo:country="none" officeooo:rsid="00f1c986" officeooo:paragraph-rsid="00f1c986" style:language-asian="zxx" style:country-asian="none" style:language-complex="zxx" style:country-complex="none"/>
    </style:style>
    <style:style style:name="P36" style:family="paragraph" style:parent-style-name="Standard">
      <style:text-properties style:font-name="Liberation Sans" fo:language="zxx" fo:country="none" officeooo:rsid="000d3d3c" officeooo:paragraph-rsid="00f1c986" style:language-asian="zxx" style:country-asian="none" style:language-complex="zxx" style:country-complex="none"/>
    </style:style>
    <style:style style:name="P37" style:family="paragraph" style:parent-style-name="Standard">
      <style:text-properties style:font-name="Liberation Sans" fo:language="zxx" fo:country="none" officeooo:rsid="0031f7e3" officeooo:paragraph-rsid="0031f7e3" style:language-asian="zxx" style:country-asian="none" style:language-complex="zxx" style:country-complex="none"/>
    </style:style>
    <style:style style:name="P38" style:family="paragraph" style:parent-style-name="Standard">
      <style:text-properties style:font-name="Liberation Sans" fo:language="zxx" fo:country="none" officeooo:rsid="0035f37d" officeooo:paragraph-rsid="0035f37d" style:language-asian="zxx" style:country-asian="none" style:language-complex="zxx" style:country-complex="none"/>
    </style:style>
    <style:style style:name="P39" style:family="paragraph" style:parent-style-name="Standard" style:list-style-name="L7">
      <style:text-properties style:font-name="Liberation Sans" fo:language="zxx" fo:country="none" fo:font-weight="bold" officeooo:rsid="003930d8" officeooo:paragraph-rsid="003930d8" style:language-asian="zxx" style:country-asian="none" style:font-weight-asian="bold" style:language-complex="zxx" style:country-complex="none" style:font-weight-complex="bold"/>
    </style:style>
    <style:style style:name="P40" style:family="paragraph" style:parent-style-name="Standard" style:list-style-name="L7">
      <style:text-properties style:font-name="Liberation Sans" fo:language="zxx" fo:country="none" fo:font-weight="bold" officeooo:rsid="003968e2" officeooo:paragraph-rsid="003968e2" style:language-asian="zxx" style:country-asian="none" style:font-weight-asian="bold" style:language-complex="zxx" style:country-complex="none" style:font-weight-complex="bold"/>
    </style:style>
    <style:style style:name="P41" style:family="paragraph" style:parent-style-name="Standard">
      <style:text-properties style:font-name="Liberation Sans" fo:language="zxx" fo:country="none" fo:font-weight="bold" officeooo:rsid="003968e2" officeooo:paragraph-rsid="003968e2" style:language-asian="zxx" style:country-asian="none" style:font-weight-asian="bold" style:language-complex="zxx" style:country-complex="none" style:font-weight-complex="bold"/>
    </style:style>
    <style:style style:name="P42" style:family="paragraph" style:parent-style-name="Standard">
      <style:text-properties style:font-name="Liberation Sans" fo:language="zxx" fo:country="none" fo:font-weight="bold" officeooo:rsid="0039847b" officeooo:paragraph-rsid="0039847b" style:language-asian="zxx" style:country-asian="none" style:font-weight-asian="bold" style:language-complex="zxx" style:country-complex="none" style:font-weight-complex="bold"/>
    </style:style>
    <style:style style:name="P43" style:family="paragraph" style:parent-style-name="Standard" style:list-style-name="L8">
      <style:text-properties style:font-name="Liberation Sans" fo:language="zxx" fo:country="none" fo:font-weight="bold" officeooo:rsid="003c4b85" officeooo:paragraph-rsid="003c4b85" style:language-asian="zxx" style:country-asian="none" style:font-weight-asian="bold" style:language-complex="zxx" style:country-complex="none" style:font-weight-complex="bold"/>
    </style:style>
    <style:style style:name="P44" style:family="paragraph" style:parent-style-name="Standard" style:list-style-name="L8">
      <style:text-properties style:font-name="Liberation Sans" fo:language="zxx" fo:country="none" fo:font-weight="bold" officeooo:rsid="003cbe03" officeooo:paragraph-rsid="003cbe03" style:language-asian="zxx" style:country-asian="none" style:font-weight-asian="bold" style:language-complex="zxx" style:country-complex="none" style:font-weight-complex="bold"/>
    </style:style>
    <style:style style:name="P45" style:family="paragraph" style:parent-style-name="Standard">
      <style:text-properties style:font-name="Liberation Sans" fo:language="zxx" fo:country="none" fo:font-weight="bold" officeooo:rsid="003cbe03" officeooo:paragraph-rsid="003cbe03" style:language-asian="zxx" style:country-asian="none" style:font-weight-asian="bold" style:language-complex="zxx" style:country-complex="none" style:font-weight-complex="bold"/>
    </style:style>
    <style:style style:name="P46" style:family="paragraph" style:parent-style-name="Standard">
      <style:text-properties style:font-name="Liberation Sans" fo:language="zxx" fo:country="none" fo:font-weight="bold" officeooo:rsid="003e4a64" officeooo:paragraph-rsid="003e4a64" style:language-asian="zxx" style:country-asian="none" style:font-weight-asian="bold" style:language-complex="zxx" style:country-complex="none" style:font-weight-complex="bold"/>
    </style:style>
    <style:style style:name="P47" style:family="paragraph" style:parent-style-name="Standard" style:list-style-name="L9">
      <style:text-properties style:font-name="Liberation Sans" fo:language="zxx" fo:country="none" fo:font-weight="bold" officeooo:rsid="003fb7db" officeooo:paragraph-rsid="003fb7db" style:language-asian="zxx" style:country-asian="none" style:font-weight-asian="bold" style:language-complex="zxx" style:country-complex="none" style:font-weight-complex="bold"/>
    </style:style>
    <style:style style:name="P48" style:family="paragraph" style:parent-style-name="Standard">
      <style:text-properties style:font-name="Liberation Sans" fo:language="zxx" fo:country="none" fo:font-weight="normal" officeooo:rsid="004167cf" officeooo:paragraph-rsid="004167cf" style:language-asian="zxx" style:country-asian="none" style:font-weight-asian="normal" style:language-complex="zxx" style:country-complex="none" style:font-weight-complex="normal"/>
    </style:style>
    <style:style style:name="P49" style:family="paragraph" style:parent-style-name="Standard">
      <style:text-properties style:font-name="Liberation Sans" fo:language="zxx" fo:country="none" fo:font-weight="bold" officeooo:rsid="004167cf" officeooo:paragraph-rsid="004167cf" style:language-asian="zxx" style:country-asian="none" style:font-weight-asian="bold" style:language-complex="zxx" style:country-complex="none" style:font-weight-complex="bold"/>
    </style:style>
    <style:style style:name="P50" style:family="paragraph" style:parent-style-name="Standard">
      <style:text-properties style:font-name="Liberation Sans" fo:language="zxx" fo:country="none" fo:font-weight="bold" officeooo:rsid="004342f0" officeooo:paragraph-rsid="004342f0" style:language-asian="zxx" style:country-asian="none" style:font-weight-asian="bold" style:language-complex="zxx" style:country-complex="none" style:font-weight-complex="bold"/>
    </style:style>
    <style:style style:name="P51" style:family="paragraph" style:parent-style-name="Standard" style:list-style-name="L10">
      <style:text-properties style:font-name="Liberation Sans" fo:language="zxx" fo:country="none" fo:font-weight="bold" officeooo:rsid="0043ffa9" officeooo:paragraph-rsid="0043ffa9" style:language-asian="zxx" style:country-asian="none" style:font-weight-asian="bold" style:language-complex="zxx" style:country-complex="none" style:font-weight-complex="bold"/>
    </style:style>
    <style:style style:name="P52" style:family="paragraph" style:parent-style-name="Standard">
      <style:text-properties style:font-name="Liberation Sans" fo:language="zxx" fo:country="none" fo:font-weight="bold" officeooo:rsid="0043ffa9" officeooo:paragraph-rsid="0043ffa9" style:language-asian="zxx" style:country-asian="none" style:font-weight-asian="bold" style:language-complex="zxx" style:country-complex="none" style:font-weight-complex="bold"/>
    </style:style>
    <style:style style:name="P53" style:family="paragraph" style:parent-style-name="Standard">
      <style:text-properties style:font-name="Liberation Sans" fo:language="zxx" fo:country="none" fo:font-style="normal" fo:font-weight="normal" officeooo:rsid="004552bb" officeooo:paragraph-rsid="004552bb" style:language-asian="zxx" style:country-asian="none" style:font-style-asian="normal" style:font-weight-asian="normal" style:language-complex="zxx" style:country-complex="none" style:font-style-complex="normal" style:font-weight-complex="normal"/>
    </style:style>
    <style:style style:name="P54" style:family="paragraph" style:parent-style-name="Standard" style:list-style-name="L11">
      <style:text-properties style:font-name="Liberation Sans" fo:language="zxx" fo:country="none" fo:font-weight="bold" officeooo:rsid="004552bb" officeooo:paragraph-rsid="004552bb" style:language-asian="zxx" style:country-asian="none" style:font-weight-asian="bold" style:language-complex="zxx" style:country-complex="none" style:font-weight-complex="bold"/>
    </style:style>
    <style:style style:name="P55" style:family="paragraph" style:parent-style-name="Standard" style:list-style-name="L11">
      <style:text-properties style:font-name="Liberation Sans" fo:language="zxx" fo:country="none" fo:font-weight="bold" officeooo:rsid="0047f165" officeooo:paragraph-rsid="0047f165" style:language-asian="zxx" style:country-asian="none" style:font-weight-asian="bold" style:language-complex="zxx" style:country-complex="none" style:font-weight-complex="bold"/>
    </style:style>
    <style:style style:name="P56" style:family="paragraph" style:parent-style-name="Standard">
      <style:text-properties style:font-name="Liberation Sans" fo:language="zxx" fo:country="none" fo:font-weight="bold" officeooo:rsid="004552bb" officeooo:paragraph-rsid="004552bb" style:language-asian="zxx" style:country-asian="none" style:font-weight-asian="bold" style:language-complex="zxx" style:country-complex="none" style:font-weight-complex="bold"/>
    </style:style>
    <style:style style:name="P57" style:family="paragraph" style:parent-style-name="Standard">
      <style:text-properties style:font-name="Liberation Sans" fo:language="zxx" fo:country="none" fo:font-weight="bold" officeooo:rsid="004834db" officeooo:paragraph-rsid="004834db" style:language-asian="zxx" style:country-asian="none" style:font-weight-asian="bold" style:language-complex="zxx" style:country-complex="none" style:font-weight-complex="bold"/>
    </style:style>
    <style:style style:name="P58" style:family="paragraph" style:parent-style-name="Standard">
      <style:text-properties style:font-name="Liberation Sans" fo:language="zxx" fo:country="none" officeooo:rsid="004c031a" officeooo:paragraph-rsid="004c031a" style:language-asian="zxx" style:country-asian="none" style:language-complex="zxx" style:country-complex="none"/>
    </style:style>
    <style:style style:name="P59" style:family="paragraph" style:parent-style-name="Standard">
      <style:text-properties style:font-name="Liberation Sans" fo:language="zxx" fo:country="none" officeooo:rsid="004e845f" officeooo:paragraph-rsid="004e845f" style:language-asian="zxx" style:country-asian="none" style:language-complex="zxx" style:country-complex="none"/>
    </style:style>
    <style:style style:name="P60" style:family="paragraph" style:parent-style-name="Standard">
      <style:text-properties style:font-name="Liberation Sans" fo:language="zxx" fo:country="none" officeooo:rsid="00502070" officeooo:paragraph-rsid="0050e028" style:language-asian="zxx" style:country-asian="none" style:language-complex="zxx" style:country-complex="none"/>
    </style:style>
    <style:style style:name="P61" style:family="paragraph" style:parent-style-name="Standard">
      <style:text-properties style:font-name="Liberation Sans" fo:language="zxx" fo:country="none" officeooo:rsid="0052f027" officeooo:paragraph-rsid="0052f027" style:language-asian="zxx" style:country-asian="none" style:language-complex="zxx" style:country-complex="none"/>
    </style:style>
    <style:style style:name="P62" style:family="paragraph" style:parent-style-name="Standard">
      <style:text-properties style:font-name="Liberation Sans" fo:language="zxx" fo:country="none" officeooo:rsid="0053ba32" officeooo:paragraph-rsid="0053ba32" style:language-asian="zxx" style:country-asian="none" style:language-complex="zxx" style:country-complex="none"/>
    </style:style>
    <style:style style:name="P63" style:family="paragraph" style:parent-style-name="Standard" style:list-style-name="L12">
      <style:text-properties style:font-name="Liberation Sans" fo:language="zxx" fo:country="none" officeooo:rsid="0053ba32" officeooo:paragraph-rsid="0053ba32" style:language-asian="zxx" style:country-asian="none" style:language-complex="zxx" style:country-complex="none"/>
    </style:style>
    <style:style style:name="P64" style:family="paragraph" style:parent-style-name="Standard">
      <style:text-properties style:font-name="Liberation Sans" fo:language="zxx" fo:country="none" officeooo:rsid="00559d48" officeooo:paragraph-rsid="00559d48" style:language-asian="zxx" style:country-asian="none" style:language-complex="zxx" style:country-complex="none"/>
    </style:style>
    <style:style style:name="P65" style:family="paragraph" style:parent-style-name="Standard">
      <style:text-properties officeooo:paragraph-rsid="00559d48"/>
    </style:style>
    <style:style style:name="P66" style:family="paragraph" style:parent-style-name="Standard">
      <style:text-properties style:font-name="Liberation Sans" fo:language="zxx" fo:country="none" officeooo:rsid="0057c17d" officeooo:paragraph-rsid="0057c17d" style:language-asian="zxx" style:country-asian="none" style:language-complex="zxx" style:country-complex="none"/>
    </style:style>
    <style:style style:name="P67" style:family="paragraph" style:parent-style-name="Standard">
      <style:text-properties style:font-name="Liberation Sans" fo:language="zxx" fo:country="none" officeooo:rsid="005839f7" officeooo:paragraph-rsid="005839f7" style:language-asian="zxx" style:country-asian="none" style:language-complex="zxx" style:country-complex="none"/>
    </style:style>
    <style:style style:name="P68" style:family="paragraph" style:parent-style-name="Standard">
      <style:text-properties style:font-name="Liberation Sans" fo:language="zxx" fo:country="none" officeooo:rsid="005a5454" officeooo:paragraph-rsid="005bf72c" style:language-asian="zxx" style:country-asian="none" style:language-complex="zxx" style:country-complex="none"/>
    </style:style>
    <style:style style:name="P69" style:family="paragraph" style:parent-style-name="Standard" style:list-style-name="L13">
      <style:text-properties officeooo:paragraph-rsid="005bf72c"/>
    </style:style>
    <style:style style:name="P70" style:family="paragraph" style:parent-style-name="Standard">
      <style:text-properties style:font-name="Liberation Sans" fo:language="zxx" fo:country="none" officeooo:rsid="005d2b7a" officeooo:paragraph-rsid="005d2b7a" style:language-asian="zxx" style:country-asian="none" style:language-complex="zxx" style:country-complex="none"/>
    </style:style>
    <style:style style:name="P71" style:family="paragraph" style:parent-style-name="Standard" style:list-style-name="L14">
      <style:text-properties officeooo:paragraph-rsid="005de9fd"/>
    </style:style>
    <style:style style:name="P72" style:family="paragraph" style:parent-style-name="Standard">
      <style:text-properties officeooo:rsid="005de9fd" officeooo:paragraph-rsid="005de9fd"/>
    </style:style>
    <style:style style:name="P73" style:family="paragraph" style:parent-style-name="Standard">
      <style:text-properties style:font-name="Liberation Sans" fo:language="zxx" fo:country="none" officeooo:rsid="005de9fd" officeooo:paragraph-rsid="005de9fd" style:language-asian="zxx" style:country-asian="none" style:language-complex="zxx" style:country-complex="none"/>
    </style:style>
    <style:style style:name="P74" style:family="paragraph" style:parent-style-name="Standard">
      <style:text-properties style:font-name="Liberation Sans" fo:language="zxx" fo:country="none" officeooo:rsid="0060d2fb" officeooo:paragraph-rsid="0060d2fb" style:language-asian="zxx" style:country-asian="none" style:language-complex="zxx" style:country-complex="none"/>
    </style:style>
    <style:style style:name="P75" style:family="paragraph" style:parent-style-name="Standard">
      <style:text-properties style:font-name="Liberation Sans" fo:language="zxx" fo:country="none" officeooo:rsid="0061bf57" officeooo:paragraph-rsid="0061bf57" style:language-asian="zxx" style:country-asian="none" style:language-complex="zxx" style:country-complex="none"/>
    </style:style>
    <style:style style:name="P76" style:family="paragraph" style:parent-style-name="Standard" style:list-style-name="L15">
      <style:text-properties fo:language="zxx" fo:country="none" officeooo:paragraph-rsid="00636d13" style:language-asian="zxx" style:country-asian="none" style:language-complex="zxx" style:country-complex="none"/>
    </style:style>
    <style:style style:name="P77" style:family="paragraph" style:parent-style-name="Standard" style:list-style-name="L15">
      <style:text-properties fo:language="zxx" fo:country="none" fo:font-weight="bold" officeooo:rsid="0063fa81" officeooo:paragraph-rsid="0063fa81" style:language-asian="zxx" style:country-asian="none" style:font-weight-asian="bold" style:language-complex="zxx" style:country-complex="none" style:font-weight-complex="bold"/>
    </style:style>
    <style:style style:name="P78" style:family="paragraph" style:parent-style-name="Standard">
      <style:text-properties fo:language="zxx" fo:country="none" fo:font-weight="bold" officeooo:rsid="0063fa81" officeooo:paragraph-rsid="0063fa81" style:language-asian="zxx" style:country-asian="none" style:font-weight-asian="bold" style:language-complex="zxx" style:country-complex="none" style:font-weight-complex="bold"/>
    </style:style>
    <style:style style:name="P79" style:family="paragraph" style:parent-style-name="Standard">
      <style:text-properties fo:language="zxx" fo:country="none" fo:font-style="normal" fo:font-weight="normal" officeooo:rsid="006715f0" officeooo:paragraph-rsid="0068281a" style:language-asian="zxx" style:country-asian="none" style:font-style-asian="normal" style:font-weight-asian="normal" style:language-complex="zxx" style:country-complex="none" style:font-style-complex="normal" style:font-weight-complex="normal"/>
    </style:style>
    <style:style style:name="P80" style:family="paragraph" style:parent-style-name="Standard">
      <style:text-properties fo:language="zxx" fo:country="none" fo:font-style="normal" fo:font-weight="normal" officeooo:rsid="00679772" officeooo:paragraph-rsid="0068281a" style:language-asian="zxx" style:country-asian="none" style:font-style-asian="normal" style:font-weight-asian="normal" style:language-complex="zxx" style:country-complex="none" style:font-style-complex="normal" style:font-weight-complex="normal"/>
    </style:style>
    <style:style style:name="P81" style:family="paragraph" style:parent-style-name="Standard">
      <style:text-properties style:font-name="Liberation Sans" fo:language="zxx" fo:country="none" officeooo:rsid="0068281a" officeooo:paragraph-rsid="00690ddc" style:language-asian="zxx" style:country-asian="none" style:language-complex="zxx" style:country-complex="none"/>
    </style:style>
    <style:style style:name="P82" style:family="paragraph" style:parent-style-name="Standard">
      <style:text-properties style:font-name="Liberation Sans" fo:language="zxx" fo:country="none" officeooo:rsid="006b0567" officeooo:paragraph-rsid="006c512e" style:language-asian="zxx" style:country-asian="none" style:language-complex="zxx" style:country-complex="none"/>
    </style:style>
    <style:style style:name="P83" style:family="paragraph" style:parent-style-name="Standard">
      <style:text-properties style:font-name="Liberation Sans" fo:language="zxx" fo:country="none" officeooo:rsid="006dbc30" officeooo:paragraph-rsid="006dbc30" style:language-asian="zxx" style:country-asian="none" style:language-complex="zxx" style:country-complex="none"/>
    </style:style>
    <style:style style:name="P84" style:family="paragraph" style:parent-style-name="Standard">
      <style:text-properties style:font-name="Liberation Sans" fo:language="zxx" fo:country="none" officeooo:rsid="006eec46" officeooo:paragraph-rsid="006eec46" style:language-asian="zxx" style:country-asian="none" style:language-complex="zxx" style:country-complex="none"/>
    </style:style>
    <style:style style:name="P85" style:family="paragraph" style:parent-style-name="Standard">
      <style:text-properties style:font-name="Liberation Sans" fo:language="zxx" fo:country="none" officeooo:rsid="0070dec9" officeooo:paragraph-rsid="0070dec9" style:language-asian="zxx" style:country-asian="none" style:language-complex="zxx" style:country-complex="none"/>
    </style:style>
    <style:style style:name="P86" style:family="paragraph" style:parent-style-name="Standard">
      <style:text-properties style:font-name="Liberation Sans" fo:language="zxx" fo:country="none" officeooo:rsid="0072245f" officeooo:paragraph-rsid="0072245f" style:language-asian="zxx" style:country-asian="none" style:language-complex="zxx" style:country-complex="none"/>
    </style:style>
    <style:style style:name="P87" style:family="paragraph" style:parent-style-name="Standard">
      <style:text-properties style:font-name="Liberation Sans" fo:language="zxx" fo:country="none" officeooo:rsid="007416db" officeooo:paragraph-rsid="007416db" style:language-asian="zxx" style:country-asian="none" style:language-complex="zxx" style:country-complex="none"/>
    </style:style>
    <style:style style:name="P88" style:family="paragraph" style:parent-style-name="Standard">
      <style:text-properties style:font-name="Liberation Sans" fo:language="zxx" fo:country="none" fo:font-style="normal" fo:font-weight="normal" officeooo:rsid="0075e13f" officeooo:paragraph-rsid="0075e13f" style:language-asian="zxx" style:country-asian="none" style:font-style-asian="normal" style:font-weight-asian="normal" style:language-complex="zxx" style:country-complex="none" style:font-style-complex="normal" style:font-weight-complex="normal"/>
    </style:style>
    <style:style style:name="P89" style:family="paragraph" style:parent-style-name="Standard">
      <style:text-properties style:font-name="Liberation Sans" fo:language="zxx" fo:country="none" officeooo:rsid="00768d05" officeooo:paragraph-rsid="00768d05" style:language-asian="zxx" style:country-asian="none" style:language-complex="zxx" style:country-complex="none"/>
    </style:style>
    <style:style style:name="P90" style:family="paragraph" style:parent-style-name="Standard">
      <style:text-properties style:font-name="Liberation Sans" fo:language="zxx" fo:country="none" officeooo:rsid="0078fab8" officeooo:paragraph-rsid="0078fab8" style:language-asian="zxx" style:country-asian="none" style:language-complex="zxx" style:country-complex="none"/>
    </style:style>
    <style:style style:name="P91" style:family="paragraph" style:parent-style-name="Standard">
      <style:text-properties style:font-name="Liberation Sans" fo:language="zxx" fo:country="none" officeooo:rsid="007a47a2" officeooo:paragraph-rsid="007a47a2" style:language-asian="zxx" style:country-asian="none" style:language-complex="zxx" style:country-complex="none"/>
    </style:style>
    <style:style style:name="P92" style:family="paragraph" style:parent-style-name="Standard" style:list-style-name="L16">
      <style:text-properties style:font-name="Liberation Sans" fo:language="zxx" fo:country="none" fo:font-weight="bold" officeooo:rsid="007c34d2" officeooo:paragraph-rsid="007c34d2" style:language-asian="zxx" style:country-asian="none" style:font-weight-asian="bold" style:language-complex="zxx" style:country-complex="none" style:font-weight-complex="bold"/>
    </style:style>
    <style:style style:name="P93" style:family="paragraph" style:parent-style-name="Standard">
      <style:text-properties style:font-name="Liberation Sans" fo:language="zxx" fo:country="none" fo:font-weight="bold" officeooo:rsid="007f46f4" officeooo:paragraph-rsid="007f46f4" style:language-asian="zxx" style:country-asian="none" style:font-weight-asian="bold" style:language-complex="zxx" style:country-complex="none" style:font-weight-complex="bold"/>
    </style:style>
    <style:style style:name="P94" style:family="paragraph" style:parent-style-name="Standard">
      <style:text-properties style:font-name="Liberation Sans" fo:language="zxx" fo:country="none" fo:font-weight="bold" officeooo:rsid="007c34d2" officeooo:paragraph-rsid="007c34d2" style:language-asian="zxx" style:country-asian="none" style:font-weight-asian="bold" style:language-complex="zxx" style:country-complex="none" style:font-weight-complex="bold"/>
    </style:style>
    <style:style style:name="P95" style:family="paragraph" style:parent-style-name="Standard">
      <style:text-properties style:font-name="Liberation Sans" fo:language="zxx" fo:country="none" officeooo:rsid="00816375" officeooo:paragraph-rsid="00816375" style:language-asian="zxx" style:country-asian="none" style:language-complex="zxx" style:country-complex="none"/>
    </style:style>
    <style:style style:name="P96" style:family="paragraph" style:parent-style-name="Standard" style:list-style-name="L17">
      <style:text-properties style:font-name="Liberation Sans" fo:language="zxx" fo:country="none" fo:font-style="italic" fo:font-weight="bold" officeooo:rsid="00816375" officeooo:paragraph-rsid="00816375" style:language-asian="zxx" style:country-asian="none" style:font-style-asian="italic" style:font-weight-asian="bold" style:language-complex="zxx" style:country-complex="none" style:font-style-complex="italic" style:font-weight-complex="bold"/>
    </style:style>
    <style:style style:name="P97" style:family="paragraph" style:parent-style-name="Standard" style:list-style-name="L17">
      <style:text-properties style:font-name="Liberation Sans" fo:language="zxx" fo:country="none" fo:font-style="italic" fo:font-weight="bold" officeooo:rsid="0082bf88" officeooo:paragraph-rsid="0082bf88" style:language-asian="zxx" style:country-asian="none" style:font-style-asian="italic" style:font-weight-asian="bold" style:language-complex="zxx" style:country-complex="none" style:font-style-complex="italic" style:font-weight-complex="bold"/>
    </style:style>
    <style:style style:name="P98" style:family="paragraph" style:parent-style-name="Standard">
      <style:text-properties style:font-name="Liberation Sans" fo:language="zxx" fo:country="none" officeooo:rsid="008398ce" officeooo:paragraph-rsid="008398ce" style:language-asian="zxx" style:country-asian="none" style:language-complex="zxx" style:country-complex="none"/>
    </style:style>
    <style:style style:name="P99" style:family="paragraph" style:parent-style-name="Standard" style:list-style-name="L18">
      <style:text-properties style:font-name="Liberation Sans" fo:language="zxx" fo:country="none" fo:font-style="normal" fo:font-weight="normal" officeooo:rsid="008435cb" officeooo:paragraph-rsid="008435cb" style:language-asian="zxx" style:country-asian="none" style:font-style-asian="normal" style:font-weight-asian="normal" style:language-complex="zxx" style:country-complex="none" style:font-style-complex="normal" style:font-weight-complex="normal"/>
    </style:style>
    <style:style style:name="P100" style:family="paragraph" style:parent-style-name="Standard" style:list-style-name="L18">
      <style:text-properties style:font-name="Liberation Sans" fo:language="zxx" fo:country="none" officeooo:rsid="008435cb" officeooo:paragraph-rsid="008435cb" style:language-asian="zxx" style:country-asian="none" style:language-complex="zxx" style:country-complex="none"/>
    </style:style>
    <style:style style:name="P101" style:family="paragraph" style:parent-style-name="Standard">
      <style:text-properties style:font-name="Liberation Sans" fo:language="zxx" fo:country="none" officeooo:rsid="00854bdb" officeooo:paragraph-rsid="00854bdb" style:language-asian="zxx" style:country-asian="none" style:language-complex="zxx" style:country-complex="none"/>
    </style:style>
    <style:style style:name="P102" style:family="paragraph" style:parent-style-name="Standard">
      <style:text-properties style:font-name="Liberation Sans" fo:language="zxx" fo:country="none" officeooo:rsid="0088ae27" officeooo:paragraph-rsid="0088ae27" style:language-asian="zxx" style:country-asian="none" style:language-complex="zxx" style:country-complex="none"/>
    </style:style>
    <style:style style:name="P103" style:family="paragraph" style:parent-style-name="Heading_20_1">
      <style:text-properties officeooo:rsid="008d4ede" officeooo:paragraph-rsid="008d4ede"/>
    </style:style>
    <style:style style:name="P104" style:family="paragraph" style:parent-style-name="Standard">
      <style:text-properties style:font-name="Liberation Sans" fo:language="zxx" fo:country="none" officeooo:rsid="008f4812" officeooo:paragraph-rsid="008f4812" style:language-asian="zxx" style:country-asian="none" style:language-complex="zxx" style:country-complex="none"/>
    </style:style>
    <style:style style:name="P105" style:family="paragraph" style:parent-style-name="Standard">
      <style:text-properties style:font-name="Liberation Sans" fo:language="zxx" fo:country="none" fo:font-style="normal" fo:font-weight="normal" officeooo:rsid="00913255" officeooo:paragraph-rsid="00913255" style:language-asian="zxx" style:country-asian="none" style:font-style-asian="normal" style:font-weight-asian="normal" style:language-complex="zxx" style:country-complex="none" style:font-style-complex="normal" style:font-weight-complex="normal"/>
    </style:style>
    <style:style style:name="P106" style:family="paragraph" style:parent-style-name="Standard">
      <style:text-properties style:font-name="Liberation Sans" fo:language="zxx" fo:country="none" officeooo:rsid="0092e529" officeooo:paragraph-rsid="0092e529" style:language-asian="zxx" style:country-asian="none" style:language-complex="zxx" style:country-complex="none"/>
    </style:style>
    <style:style style:name="P107" style:family="paragraph" style:parent-style-name="Standard">
      <style:text-properties style:font-name="Liberation Sans" fo:language="zxx" fo:country="none" officeooo:rsid="0094a864" officeooo:paragraph-rsid="0094a864" style:language-asian="zxx" style:country-asian="none" style:language-complex="zxx" style:country-complex="none"/>
    </style:style>
    <style:style style:name="P108" style:family="paragraph" style:parent-style-name="Standard" style:list-style-name="L19">
      <style:text-properties style:font-name="Liberation Sans" fo:language="zxx" fo:country="none" fo:font-weight="bold" officeooo:rsid="0094a864" officeooo:paragraph-rsid="0094a864" style:language-asian="zxx" style:country-asian="none" style:font-weight-asian="bold" style:language-complex="zxx" style:country-complex="none" style:font-weight-complex="bold"/>
    </style:style>
    <style:style style:name="P109" style:family="paragraph" style:parent-style-name="Standard">
      <style:text-properties style:font-name="Liberation Sans" fo:language="zxx" fo:country="none" fo:font-style="normal" fo:font-weight="normal" officeooo:rsid="009630e0" officeooo:paragraph-rsid="009630e0" style:language-asian="zxx" style:country-asian="none" style:font-style-asian="normal" style:font-weight-asian="normal" style:language-complex="zxx" style:country-complex="none" style:font-style-complex="normal" style:font-weight-complex="normal"/>
    </style:style>
    <style:style style:name="P110" style:family="paragraph" style:parent-style-name="Standard">
      <style:text-properties style:font-name="Liberation Sans" fo:language="zxx" fo:country="none" fo:font-weight="bold" officeooo:rsid="009630e0" officeooo:paragraph-rsid="009630e0" style:language-asian="zxx" style:country-asian="none" style:font-weight-asian="bold" style:language-complex="zxx" style:country-complex="none" style:font-weight-complex="bold"/>
    </style:style>
    <style:style style:name="P111" style:family="paragraph" style:parent-style-name="Standard">
      <style:text-properties style:font-name="Liberation Sans" fo:language="zxx" fo:country="none" fo:font-style="normal" fo:font-weight="normal" officeooo:rsid="0094edb7" officeooo:paragraph-rsid="0094edb7" style:language-asian="zxx" style:country-asian="none" style:font-style-asian="normal" style:font-weight-asian="normal" style:language-complex="zxx" style:country-complex="none" style:font-style-complex="normal" style:font-weight-complex="normal"/>
    </style:style>
    <style:style style:name="P112" style:family="paragraph" style:parent-style-name="Standard">
      <style:text-properties style:font-name="Liberation Sans" fo:language="zxx" fo:country="none" officeooo:rsid="0097a97f" officeooo:paragraph-rsid="0097a97f" style:language-asian="zxx" style:country-asian="none" style:language-complex="zxx" style:country-complex="none"/>
    </style:style>
    <style:style style:name="P113" style:family="paragraph" style:parent-style-name="Standard">
      <style:text-properties style:font-name="Liberation Sans" fo:language="zxx" fo:country="none" officeooo:rsid="0099d41b" officeooo:paragraph-rsid="0099d41b" style:language-asian="zxx" style:country-asian="none" style:language-complex="zxx" style:country-complex="none"/>
    </style:style>
    <style:style style:name="P114" style:family="paragraph" style:parent-style-name="Standard">
      <style:text-properties style:font-name="Liberation Sans" fo:language="zxx" fo:country="none" officeooo:rsid="008d4ede" officeooo:paragraph-rsid="008d4ede" style:language-asian="zxx" style:country-asian="none" style:language-complex="zxx" style:country-complex="none"/>
    </style:style>
    <style:style style:name="P115" style:family="paragraph" style:parent-style-name="Standard">
      <style:text-properties style:font-name="Liberation Sans" fo:language="zxx" fo:country="none" officeooo:rsid="009aac7d" officeooo:paragraph-rsid="009aac7d" style:language-asian="zxx" style:country-asian="none" style:language-complex="zxx" style:country-complex="none"/>
    </style:style>
    <style:style style:name="P116" style:family="paragraph" style:parent-style-name="Standard" style:list-style-name="L20">
      <style:text-properties style:font-name="Liberation Sans" fo:language="zxx" fo:country="none" fo:font-style="normal" fo:font-weight="bold" officeooo:rsid="009aac7d" officeooo:paragraph-rsid="009aac7d" style:language-asian="zxx" style:country-asian="none" style:font-style-asian="normal" style:font-weight-asian="bold" style:language-complex="zxx" style:country-complex="none" style:font-style-complex="normal" style:font-weight-complex="bold"/>
    </style:style>
    <style:style style:name="P117" style:family="paragraph" style:parent-style-name="Standard">
      <style:text-properties style:font-name="Liberation Sans" fo:language="zxx" fo:country="none" fo:font-style="normal" fo:font-weight="bold" officeooo:rsid="009aac7d" officeooo:paragraph-rsid="009aac7d" style:language-asian="zxx" style:country-asian="none" style:font-style-asian="normal" style:font-weight-asian="bold" style:language-complex="zxx" style:country-complex="none" style:font-style-complex="normal" style:font-weight-complex="bold"/>
    </style:style>
    <style:style style:name="P118" style:family="paragraph" style:parent-style-name="Standard">
      <style:text-properties style:font-name="Liberation Sans" fo:language="zxx" fo:country="none" fo:font-style="normal" fo:font-weight="normal" officeooo:rsid="009bebe2" officeooo:paragraph-rsid="009bebe2" style:language-asian="zxx" style:country-asian="none" style:font-style-asian="normal" style:font-weight-asian="normal" style:language-complex="zxx" style:country-complex="none" style:font-style-complex="normal" style:font-weight-complex="normal"/>
    </style:style>
    <style:style style:name="P119" style:family="paragraph" style:parent-style-name="Standard" style:list-style-name="L21">
      <style:text-properties style:font-name="Liberation Sans" fo:language="zxx" fo:country="none" fo:font-style="normal" fo:font-weight="bold" officeooo:rsid="009bebe2" officeooo:paragraph-rsid="009bebe2" style:language-asian="zxx" style:country-asian="none" style:font-style-asian="normal" style:font-weight-asian="bold" style:language-complex="zxx" style:country-complex="none" style:font-style-complex="normal" style:font-weight-complex="bold"/>
    </style:style>
    <style:style style:name="P120" style:family="paragraph" style:parent-style-name="Standard" style:list-style-name="L21">
      <style:text-properties style:font-name="Liberation Sans" fo:language="zxx" fo:country="none" fo:font-style="normal" fo:font-weight="bold" officeooo:rsid="009cd34b" officeooo:paragraph-rsid="009cd34b" style:language-asian="zxx" style:country-asian="none" style:font-style-asian="normal" style:font-weight-asian="bold" style:language-complex="zxx" style:country-complex="none" style:font-style-complex="normal" style:font-weight-complex="bold"/>
    </style:style>
    <style:style style:name="P121" style:family="paragraph" style:parent-style-name="Standard" style:list-style-name="L21">
      <style:text-properties style:font-name="Liberation Sans" fo:language="zxx" fo:country="none" fo:font-style="normal" fo:font-weight="bold" officeooo:rsid="009e201f" officeooo:paragraph-rsid="009e201f" style:language-asian="zxx" style:country-asian="none" style:font-style-asian="normal" style:font-weight-asian="bold" style:language-complex="zxx" style:country-complex="none" style:font-style-complex="normal" style:font-weight-complex="bold"/>
    </style:style>
    <style:style style:name="P122" style:family="paragraph" style:parent-style-name="Standard">
      <style:text-properties style:font-name="Liberation Sans" fo:language="zxx" fo:country="none" fo:font-style="normal" fo:font-weight="bold" officeooo:rsid="009bebe2" officeooo:paragraph-rsid="009bebe2" style:language-asian="zxx" style:country-asian="none" style:font-style-asian="normal" style:font-weight-asian="bold" style:language-complex="zxx" style:country-complex="none" style:font-style-complex="normal" style:font-weight-complex="bold"/>
    </style:style>
    <style:style style:name="P123" style:family="paragraph" style:parent-style-name="Standard">
      <style:text-properties style:font-name="Liberation Sans" fo:language="zxx" fo:country="none" fo:font-style="normal" fo:font-weight="bold" officeooo:rsid="009f9948" officeooo:paragraph-rsid="009f9948" style:language-asian="zxx" style:country-asian="none" style:font-style-asian="normal" style:font-weight-asian="bold" style:language-complex="zxx" style:country-complex="none" style:font-style-complex="normal" style:font-weight-complex="bold"/>
    </style:style>
    <style:style style:name="P124" style:family="paragraph" style:parent-style-name="Standard">
      <style:text-properties style:font-name="Liberation Sans" fo:language="zxx" fo:country="none" fo:font-style="normal" fo:font-weight="bold" officeooo:rsid="00a2f819" officeooo:paragraph-rsid="00a2f819" style:language-asian="zxx" style:country-asian="none" style:font-style-asian="normal" style:font-weight-asian="bold" style:language-complex="zxx" style:country-complex="none" style:font-style-complex="normal" style:font-weight-complex="bold"/>
    </style:style>
    <style:style style:name="P125" style:family="paragraph" style:parent-style-name="Standard" style:list-style-name="L22">
      <style:text-properties style:font-name="Liberation Sans" fo:language="zxx" fo:country="none" fo:font-style="normal" fo:font-weight="bold" officeooo:rsid="00a2f819" officeooo:paragraph-rsid="00a2f819" style:language-asian="zxx" style:country-asian="none" style:font-style-asian="normal" style:font-weight-asian="bold" style:language-complex="zxx" style:country-complex="none" style:font-style-complex="normal" style:font-weight-complex="bold"/>
    </style:style>
    <style:style style:name="P126" style:family="paragraph" style:parent-style-name="Standard">
      <style:text-properties style:font-name="Liberation Sans" fo:language="zxx" fo:country="none" fo:font-style="normal" fo:font-weight="bold" officeooo:rsid="00a4e7d7" officeooo:paragraph-rsid="00a4e7d7" style:language-asian="zxx" style:country-asian="none" style:font-style-asian="normal" style:font-weight-asian="bold" style:language-complex="zxx" style:country-complex="none" style:font-style-complex="normal" style:font-weight-complex="bold"/>
    </style:style>
    <style:style style:name="P127" style:family="paragraph" style:parent-style-name="Standard">
      <style:text-properties style:font-name="Liberation Sans" fo:language="zxx" fo:country="none" fo:font-style="normal" fo:font-weight="bold" officeooo:rsid="00a5d7cd" officeooo:paragraph-rsid="00a5d7cd" style:language-asian="zxx" style:country-asian="none" style:font-style-asian="normal" style:font-weight-asian="bold" style:language-complex="zxx" style:country-complex="none" style:font-style-complex="normal" style:font-weight-complex="bold"/>
    </style:style>
    <style:style style:name="P128" style:family="paragraph" style:parent-style-name="Standard">
      <style:text-properties style:font-name="Liberation Sans" fo:language="zxx" fo:country="none" fo:font-style="normal" fo:font-weight="bold" officeooo:rsid="00a5f114" officeooo:paragraph-rsid="00a5f114" style:language-asian="zxx" style:country-asian="none" style:font-style-asian="normal" style:font-weight-asian="bold" style:language-complex="zxx" style:country-complex="none" style:font-style-complex="normal" style:font-weight-complex="bold"/>
    </style:style>
    <style:style style:name="P129" style:family="paragraph" style:parent-style-name="Standard" style:list-style-name="L23">
      <style:text-properties style:font-name="Liberation Sans" fo:language="zxx" fo:country="none" fo:font-style="normal" fo:font-weight="bold" officeooo:rsid="00a5f114" officeooo:paragraph-rsid="00a5f114" style:language-asian="zxx" style:country-asian="none" style:font-style-asian="normal" style:font-weight-asian="bold" style:language-complex="zxx" style:country-complex="none" style:font-style-complex="normal" style:font-weight-complex="bold"/>
    </style:style>
    <style:style style:name="P130" style:family="paragraph" style:parent-style-name="Standard">
      <style:text-properties style:font-name="Liberation Sans" fo:language="zxx" fo:country="none" fo:font-style="normal" fo:font-weight="bold" officeooo:rsid="00a5f38c" officeooo:paragraph-rsid="00a5f38c" style:language-asian="zxx" style:country-asian="none" style:font-style-asian="normal" style:font-weight-asian="bold" style:language-complex="zxx" style:country-complex="none" style:font-style-complex="normal" style:font-weight-complex="bold"/>
    </style:style>
    <style:style style:name="P131" style:family="paragraph" style:parent-style-name="Standard" style:list-style-name="L24">
      <style:text-properties style:font-name="Liberation Sans" fo:language="zxx" fo:country="none" fo:font-style="normal" fo:font-weight="bold" officeooo:rsid="00a661c2" officeooo:paragraph-rsid="00a661c2" style:language-asian="zxx" style:country-asian="none" style:font-style-asian="normal" style:font-weight-asian="bold" style:language-complex="zxx" style:country-complex="none" style:font-style-complex="normal" style:font-weight-complex="bold"/>
    </style:style>
    <style:style style:name="P132" style:family="paragraph" style:parent-style-name="Standard">
      <style:text-properties style:font-name="Liberation Sans" fo:language="zxx" fo:country="none" fo:font-style="normal" fo:font-weight="bold" officeooo:rsid="00a661c2" officeooo:paragraph-rsid="00a661c2" style:language-asian="zxx" style:country-asian="none" style:font-style-asian="normal" style:font-weight-asian="bold" style:language-complex="zxx" style:country-complex="none" style:font-style-complex="normal" style:font-weight-complex="bold"/>
    </style:style>
    <style:style style:name="P133" style:family="paragraph" style:parent-style-name="Standard">
      <style:text-properties style:font-name="Liberation Sans" fo:language="zxx" fo:country="none" fo:font-style="normal" style:text-underline-style="none" fo:font-weight="normal" officeooo:rsid="00a99e9a" officeooo:paragraph-rsid="00a99e9a" style:language-asian="zxx" style:country-asian="none" style:font-style-asian="normal" style:font-weight-asian="normal" style:language-complex="zxx" style:country-complex="none" style:font-style-complex="normal" style:font-weight-complex="normal"/>
    </style:style>
    <style:style style:name="P134" style:family="paragraph" style:parent-style-name="Standard" style:list-style-name="L25">
      <style:text-properties style:font-name="Liberation Sans" fo:language="zxx" fo:country="none" fo:font-style="normal" fo:font-weight="bold" officeooo:rsid="00a99e9a" officeooo:paragraph-rsid="00a99e9a" style:language-asian="zxx" style:country-asian="none" style:font-style-asian="normal" style:font-weight-asian="bold" style:language-complex="zxx" style:country-complex="none" style:font-style-complex="normal" style:font-weight-complex="bold"/>
    </style:style>
    <style:style style:name="P135" style:family="paragraph" style:parent-style-name="Standard">
      <style:text-properties style:font-name="Liberation Sans" fo:language="zxx" fo:country="none" fo:font-style="normal" fo:font-weight="bold" officeooo:rsid="00a99e9a" officeooo:paragraph-rsid="00a99e9a" style:language-asian="zxx" style:country-asian="none" style:font-style-asian="normal" style:font-weight-asian="bold" style:language-complex="zxx" style:country-complex="none" style:font-style-complex="normal" style:font-weight-complex="bold"/>
    </style:style>
    <style:style style:name="P136" style:family="paragraph" style:parent-style-name="Standard">
      <style:text-properties style:font-name="Liberation Sans" fo:language="zxx" fo:country="none" officeooo:rsid="00aa54c6" officeooo:paragraph-rsid="00aa54c6" style:language-asian="zxx" style:country-asian="none" style:language-complex="zxx" style:country-complex="none"/>
    </style:style>
    <style:style style:name="P137" style:family="paragraph" style:parent-style-name="Standard" style:list-style-name="L26">
      <style:text-properties style:font-name="Liberation Sans" fo:language="zxx" fo:country="none" fo:font-weight="bold" officeooo:rsid="00acd7bf" officeooo:paragraph-rsid="00acd7bf" style:language-asian="zxx" style:country-asian="none" style:font-weight-asian="bold" style:language-complex="zxx" style:country-complex="none" style:font-weight-complex="bold"/>
    </style:style>
    <style:style style:name="P138" style:family="paragraph" style:parent-style-name="Standard" style:list-style-name="L26">
      <style:text-properties style:font-name="Liberation Sans" fo:language="zxx" fo:country="none" fo:font-weight="bold" officeooo:rsid="00acd7bf" officeooo:paragraph-rsid="00b09bd8" style:language-asian="zxx" style:country-asian="none" style:font-weight-asian="bold" style:language-complex="zxx" style:country-complex="none" style:font-weight-complex="bold"/>
    </style:style>
    <style:style style:name="P139" style:family="paragraph" style:parent-style-name="Standard">
      <style:text-properties style:font-name="Liberation Sans" fo:language="zxx" fo:country="none" fo:font-weight="bold" officeooo:rsid="00acd7bf" officeooo:paragraph-rsid="00b09bd8" style:language-asian="zxx" style:country-asian="none" style:font-weight-asian="bold" style:language-complex="zxx" style:country-complex="none" style:font-weight-complex="bold"/>
    </style:style>
    <style:style style:name="P140" style:family="paragraph" style:parent-style-name="Standard">
      <style:text-properties style:font-name="Liberation Sans" fo:language="zxx" fo:country="none" officeooo:rsid="00b51ea4" officeooo:paragraph-rsid="00b51ea4" style:language-asian="zxx" style:country-asian="none" style:language-complex="zxx" style:country-complex="none"/>
    </style:style>
    <style:style style:name="P141" style:family="paragraph" style:parent-style-name="Standard" style:list-style-name="L27">
      <style:text-properties style:font-name="Liberation Sans" fo:language="zxx" fo:country="none" fo:font-weight="bold" officeooo:rsid="00b51ea4" officeooo:paragraph-rsid="00b51ea4" style:language-asian="zxx" style:country-asian="none" style:font-weight-asian="bold" style:language-complex="zxx" style:country-complex="none" style:font-weight-complex="bold"/>
    </style:style>
    <style:style style:name="P142" style:family="paragraph" style:parent-style-name="Standard">
      <style:text-properties style:font-name="Liberation Sans" fo:language="zxx" fo:country="none" fo:font-weight="bold" officeooo:rsid="00b51ea4" officeooo:paragraph-rsid="00b51ea4" style:language-asian="zxx" style:country-asian="none" style:font-weight-asian="bold" style:language-complex="zxx" style:country-complex="none" style:font-weight-complex="bold"/>
    </style:style>
    <style:style style:name="P143" style:family="paragraph" style:parent-style-name="Standard">
      <style:text-properties style:font-name="Liberation Sans" fo:language="zxx" fo:country="none" fo:font-weight="bold" officeooo:rsid="00b5b898" officeooo:paragraph-rsid="00b6fccd" style:language-asian="zxx" style:country-asian="none" style:font-weight-asian="bold" style:language-complex="zxx" style:country-complex="none" style:font-weight-complex="bold"/>
    </style:style>
    <style:style style:name="P144" style:family="paragraph" style:parent-style-name="Standard">
      <style:text-properties style:font-name="Liberation Sans" fo:language="zxx" fo:country="none" fo:font-style="normal" fo:font-weight="normal" officeooo:rsid="00b6fccd" officeooo:paragraph-rsid="00b6fccd" style:language-asian="zxx" style:country-asian="none" style:font-style-asian="normal" style:font-weight-asian="normal" style:language-complex="zxx" style:country-complex="none" style:font-style-complex="normal" style:font-weight-complex="normal"/>
    </style:style>
    <style:style style:name="P145" style:family="paragraph" style:parent-style-name="Standard" style:list-style-name="L28">
      <style:text-properties style:font-name="Liberation Sans" fo:language="zxx" fo:country="none" fo:font-weight="bold" officeooo:rsid="00b6fccd" officeooo:paragraph-rsid="00b6fccd" style:language-asian="zxx" style:country-asian="none" style:font-weight-asian="bold" style:language-complex="zxx" style:country-complex="none" style:font-weight-complex="bold"/>
    </style:style>
    <style:style style:name="P146" style:family="paragraph" style:parent-style-name="Standard">
      <style:text-properties style:font-name="Liberation Sans" fo:language="zxx" fo:country="none" fo:font-weight="bold" officeooo:rsid="00b6fccd" officeooo:paragraph-rsid="00b6fccd" style:language-asian="zxx" style:country-asian="none" style:font-weight-asian="bold" style:language-complex="zxx" style:country-complex="none" style:font-weight-complex="bold"/>
    </style:style>
    <style:style style:name="P147" style:family="paragraph" style:parent-style-name="Standard">
      <style:text-properties style:font-name="Liberation Sans" fo:language="zxx" fo:country="none" fo:font-weight="bold" officeooo:rsid="00b84b7a" officeooo:paragraph-rsid="00b84b7a" style:language-asian="zxx" style:country-asian="none" style:font-weight-asian="bold" style:language-complex="zxx" style:country-complex="none" style:font-weight-complex="bold"/>
    </style:style>
    <style:style style:name="P148" style:family="paragraph" style:parent-style-name="Standard" style:list-style-name="L29">
      <style:text-properties style:font-name="Liberation Sans" fo:language="zxx" fo:country="none" fo:font-weight="bold" officeooo:rsid="00b84b7a" officeooo:paragraph-rsid="00b84b7a" style:language-asian="zxx" style:country-asian="none" style:font-weight-asian="bold" style:language-complex="zxx" style:country-complex="none" style:font-weight-complex="bold"/>
    </style:style>
    <style:style style:name="P149" style:family="paragraph" style:parent-style-name="Standard" style:list-style-name="L29">
      <style:text-properties style:font-name="Liberation Sans" fo:language="zxx" fo:country="none" fo:font-weight="bold" officeooo:rsid="00b9140d" officeooo:paragraph-rsid="00b9140d" style:language-asian="zxx" style:country-asian="none" style:font-weight-asian="bold" style:language-complex="zxx" style:country-complex="none" style:font-weight-complex="bold"/>
    </style:style>
    <style:style style:name="P150" style:family="paragraph" style:parent-style-name="Standard" style:list-style-name="L29">
      <style:text-properties style:font-name="Liberation Sans" fo:language="zxx" fo:country="none" fo:font-weight="bold" officeooo:rsid="00b9781f" officeooo:paragraph-rsid="00b9781f" style:language-asian="zxx" style:country-asian="none" style:font-weight-asian="bold" style:language-complex="zxx" style:country-complex="none" style:font-weight-complex="bold"/>
    </style:style>
    <style:style style:name="P151" style:family="paragraph" style:parent-style-name="Standard">
      <style:text-properties style:font-name="Liberation Sans" fo:language="zxx" fo:country="none" fo:font-weight="bold" officeooo:rsid="00b9781f" officeooo:paragraph-rsid="00b9781f" style:language-asian="zxx" style:country-asian="none" style:font-weight-asian="bold" style:language-complex="zxx" style:country-complex="none" style:font-weight-complex="bold"/>
    </style:style>
    <style:style style:name="P152" style:family="paragraph" style:parent-style-name="Standard">
      <style:text-properties style:font-name="Liberation Sans" fo:language="zxx" fo:country="none" fo:font-weight="bold" officeooo:rsid="00bb7526" officeooo:paragraph-rsid="00bb7526" style:language-asian="zxx" style:country-asian="none" style:font-weight-asian="bold" style:language-complex="zxx" style:country-complex="none" style:font-weight-complex="bold"/>
    </style:style>
    <style:style style:name="P153" style:family="paragraph" style:parent-style-name="Standard" style:list-style-name="L30">
      <style:text-properties style:font-name="Liberation Sans" fo:language="zxx" fo:country="none" fo:font-weight="bold" officeooo:rsid="00bb7526" officeooo:paragraph-rsid="00bb7526" style:language-asian="zxx" style:country-asian="none" style:font-weight-asian="bold" style:language-complex="zxx" style:country-complex="none" style:font-weight-complex="bold"/>
    </style:style>
    <style:style style:name="P154" style:family="paragraph" style:parent-style-name="Standard">
      <style:text-properties style:font-name="Liberation Sans" fo:language="zxx" fo:country="none" fo:font-weight="bold" officeooo:rsid="00c02232" officeooo:paragraph-rsid="00c02232" style:language-asian="zxx" style:country-asian="none" style:font-weight-asian="bold" style:language-complex="zxx" style:country-complex="none" style:font-weight-complex="bold"/>
    </style:style>
    <style:style style:name="P155" style:family="paragraph" style:parent-style-name="Standard">
      <style:text-properties style:font-name="Liberation Sans" fo:language="zxx" fo:country="none" fo:font-weight="normal" officeooo:rsid="00c26e97" officeooo:paragraph-rsid="00c26e97" style:language-asian="zxx" style:country-asian="none" style:font-weight-asian="normal" style:language-complex="zxx" style:country-complex="none" style:font-weight-complex="normal"/>
    </style:style>
    <style:style style:name="P156" style:family="paragraph" style:parent-style-name="Standard">
      <style:text-properties style:font-name="Liberation Sans" fo:language="zxx" fo:country="none" fo:font-weight="normal" officeooo:rsid="00c4a961" officeooo:paragraph-rsid="00c4a961" style:language-asian="zxx" style:country-asian="none" style:font-weight-asian="normal" style:language-complex="zxx" style:country-complex="none" style:font-weight-complex="normal"/>
    </style:style>
    <style:style style:name="P157" style:family="paragraph" style:parent-style-name="Standard">
      <style:text-properties style:font-name="Liberation Sans" fo:language="zxx" fo:country="none" fo:font-weight="normal" officeooo:rsid="00c6d0eb" officeooo:paragraph-rsid="00c6d0eb" style:language-asian="zxx" style:country-asian="none" style:font-weight-asian="normal" style:language-complex="zxx" style:country-complex="none" style:font-weight-complex="normal"/>
    </style:style>
    <style:style style:name="P158" style:family="paragraph" style:parent-style-name="Standard">
      <style:text-properties style:font-name="Liberation Sans" fo:language="zxx" fo:country="none" officeooo:rsid="00c9c53c" officeooo:paragraph-rsid="00c9c53c" style:language-asian="zxx" style:country-asian="none" style:language-complex="zxx" style:country-complex="none"/>
    </style:style>
    <style:style style:name="P159" style:family="paragraph" style:parent-style-name="Heading_20_1">
      <style:text-properties officeooo:rsid="008e9f49" officeooo:paragraph-rsid="008e9f49"/>
    </style:style>
    <style:style style:name="P160" style:family="paragraph" style:parent-style-name="Standard">
      <style:text-properties style:font-name="Liberation Sans" fo:language="zxx" fo:country="none" officeooo:rsid="008d4ede" officeooo:paragraph-rsid="00cdbdc0" style:language-asian="zxx" style:country-asian="none" style:language-complex="zxx" style:country-complex="none"/>
    </style:style>
    <style:style style:name="P161" style:family="paragraph" style:parent-style-name="Standard">
      <style:text-properties officeooo:paragraph-rsid="00cdbdc0"/>
    </style:style>
    <style:style style:name="P162" style:family="paragraph" style:parent-style-name="Standard" style:list-style-name="L31">
      <style:text-properties style:font-name="Liberation Sans" fo:language="zxx" fo:country="none" officeooo:rsid="008d4ede" officeooo:paragraph-rsid="00cdbdc0" style:language-asian="zxx" style:country-asian="none" style:language-complex="zxx" style:country-complex="none"/>
    </style:style>
    <style:style style:name="P163" style:family="paragraph" style:parent-style-name="Standard" style:list-style-name="L31">
      <style:text-properties officeooo:rsid="00d6671e" officeooo:paragraph-rsid="00d6671e"/>
    </style:style>
    <style:style style:name="P164" style:family="paragraph" style:parent-style-name="Standard" style:list-style-name="L31">
      <style:text-properties officeooo:paragraph-rsid="00cdbdc0"/>
    </style:style>
    <style:style style:name="P165" style:family="paragraph" style:parent-style-name="Standard" style:list-style-name="L32">
      <style:text-properties officeooo:paragraph-rsid="00cdbdc0"/>
    </style:style>
    <style:style style:name="P166" style:family="paragraph" style:parent-style-name="Standard" style:list-style-name="L32">
      <style:text-properties officeooo:paragraph-rsid="00d6671e"/>
    </style:style>
    <style:style style:name="P167" style:family="paragraph" style:parent-style-name="Standard" style:list-style-name="L33">
      <style:text-properties officeooo:paragraph-rsid="00cdbdc0"/>
    </style:style>
    <style:style style:name="P168" style:family="paragraph" style:parent-style-name="Standard" style:list-style-name="L33">
      <style:text-properties officeooo:paragraph-rsid="00de8f7c"/>
    </style:style>
    <style:style style:name="P169" style:family="paragraph" style:parent-style-name="Standard">
      <style:text-properties officeooo:rsid="00d8472f" officeooo:paragraph-rsid="00d8472f"/>
    </style:style>
    <style:style style:name="P170" style:family="paragraph" style:parent-style-name="Standard">
      <style:text-properties officeooo:paragraph-rsid="00d93c9e"/>
    </style:style>
    <style:style style:name="P171" style:family="paragraph" style:parent-style-name="Standard">
      <style:text-properties officeooo:paragraph-rsid="00dc4456"/>
    </style:style>
    <style:style style:name="P172" style:family="paragraph" style:parent-style-name="Standard" style:list-style-name="L34">
      <style:text-properties officeooo:paragraph-rsid="00cdbdc0"/>
    </style:style>
    <style:style style:name="P173" style:family="paragraph" style:parent-style-name="Standard" style:list-style-name="L34">
      <style:text-properties style:font-name="Liberation Sans" fo:language="zxx" fo:country="none" officeooo:rsid="008d4ede" officeooo:paragraph-rsid="00eadf01" style:language-asian="zxx" style:country-asian="none" style:language-complex="zxx" style:country-complex="none"/>
    </style:style>
    <style:style style:name="P174" style:family="paragraph" style:parent-style-name="Standard">
      <style:text-properties officeooo:paragraph-rsid="00cfb71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0a931" style:font-weight-asian="normal" style:font-weight-complex="normal"/>
    </style:style>
    <style:style style:name="T4" style:family="text">
      <style:text-properties officeooo:rsid="0010a931"/>
    </style:style>
    <style:style style:name="T5" style:family="text">
      <style:text-properties officeooo:rsid="00111ebd"/>
    </style:style>
    <style:style style:name="T6" style:family="text">
      <style:text-properties officeooo:rsid="00112caa"/>
    </style:style>
    <style:style style:name="T7" style:family="text">
      <style:text-properties officeooo:rsid="0011a256"/>
    </style:style>
    <style:style style:name="T8" style:family="text">
      <style:text-properties fo:font-weight="normal" officeooo:rsid="000f5892"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officeooo:rsid="00181e33" style:font-weight-asian="normal" style:font-weight-complex="normal"/>
    </style:style>
    <style:style style:name="T13" style:family="text">
      <style:text-properties fo:font-weight="normal" officeooo:rsid="001c3f23" style:font-weight-asian="normal" style:font-weight-complex="normal"/>
    </style:style>
    <style:style style:name="T14" style:family="text">
      <style:text-properties fo:font-weight="normal" officeooo:rsid="0019b4cc" style:font-weight-asian="normal" style:font-weight-complex="normal"/>
    </style:style>
    <style:style style:name="T15" style:family="text">
      <style:text-properties fo:font-weight="normal" officeooo:rsid="001b9b53" style:font-weight-asian="normal" style:font-weight-complex="normal"/>
    </style:style>
    <style:style style:name="T16" style:family="text">
      <style:text-properties fo:font-weight="normal" officeooo:rsid="00eef342" style:font-weight-asian="normal" style:font-weight-complex="normal"/>
    </style:style>
    <style:style style:name="T17" style:family="text">
      <style:text-properties fo:font-weight="normal" officeooo:rsid="001da64c" style:font-weight-asian="normal" style:font-weight-complex="normal"/>
    </style:style>
    <style:style style:name="T18" style:family="text">
      <style:text-properties fo:font-style="normal" fo:font-weight="normal" officeooo:rsid="001ecd61"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normal" officeooo:rsid="001f5a15" style:font-style-asian="normal" style:font-weight-asian="normal" style:font-style-complex="normal" style:font-weight-complex="normal"/>
    </style:style>
    <style:style style:name="T21" style:family="text">
      <style:text-properties fo:font-style="normal" officeooo:rsid="001f5a15" style:font-style-asian="normal" style:font-style-complex="normal"/>
    </style:style>
    <style:style style:name="T22" style:family="text">
      <style:text-properties fo:font-weight="normal" officeooo:rsid="0022547f" style:font-weight-asian="normal" style:font-weight-complex="normal"/>
    </style:style>
    <style:style style:name="T23" style:family="text">
      <style:text-properties fo:font-style="normal" fo:font-weight="normal" officeooo:rsid="002324bd" style:font-style-asian="normal" style:font-weight-asian="normal" style:font-style-complex="normal" style:font-weight-complex="normal"/>
    </style:style>
    <style:style style:name="T24" style:family="text">
      <style:text-properties fo:font-style="normal" fo:font-weight="normal" officeooo:rsid="00239937" style:font-style-asian="normal" style:font-weight-asian="normal" style:font-style-complex="normal" style:font-weight-complex="normal"/>
    </style:style>
    <style:style style:name="T25" style:family="text">
      <style:text-properties fo:font-style="normal" fo:font-weight="normal" officeooo:rsid="002afe28" style:font-style-asian="normal" style:font-weight-asian="normal" style:font-style-complex="normal" style:font-weight-complex="normal"/>
    </style:style>
    <style:style style:name="T26" style:family="text">
      <style:text-properties fo:font-style="normal" fo:font-weight="normal" officeooo:rsid="002caa2d" style:font-style-asian="normal" style:font-weight-asian="normal" style:font-style-complex="normal" style:font-weight-complex="normal"/>
    </style:style>
    <style:style style:name="T27" style:family="text">
      <style:text-properties fo:font-style="normal" fo:font-weight="normal" officeooo:rsid="002d7812" style:font-style-asian="normal" style:font-weight-asian="normal" style:font-style-complex="normal" style:font-weight-complex="normal"/>
    </style:style>
    <style:style style:name="T28" style:family="text">
      <style:text-properties fo:font-weight="normal" officeooo:rsid="00f235b9" style:font-weight-asian="normal" style:font-weight-complex="normal"/>
    </style:style>
    <style:style style:name="T29" style:family="text">
      <style:text-properties fo:font-weight="normal" officeooo:rsid="0033cb9e" style:font-weight-asian="normal" style:font-weight-complex="normal"/>
    </style:style>
    <style:style style:name="T30" style:family="text">
      <style:text-properties fo:font-weight="normal" officeooo:rsid="0034f18d" style:font-weight-asian="normal" style:font-weight-complex="normal"/>
    </style:style>
    <style:style style:name="T31" style:family="text">
      <style:text-properties fo:font-weight="normal" officeooo:rsid="00373b78" style:font-weight-asian="normal" style:font-weight-complex="normal"/>
    </style:style>
    <style:style style:name="T32" style:family="text">
      <style:text-properties fo:font-weight="normal" officeooo:rsid="003930d8" style:font-weight-asian="normal" style:font-weight-complex="normal"/>
    </style:style>
    <style:style style:name="T33" style:family="text">
      <style:text-properties officeooo:rsid="003968e2"/>
    </style:style>
    <style:style style:name="T34" style:family="text">
      <style:text-properties fo:font-weight="normal" officeooo:rsid="003968e2" style:font-weight-asian="normal" style:font-weight-complex="normal"/>
    </style:style>
    <style:style style:name="T35" style:family="text">
      <style:text-properties fo:font-weight="normal" officeooo:rsid="003a9837" style:font-weight-asian="normal" style:font-weight-complex="normal"/>
    </style:style>
    <style:style style:name="T36" style:family="text">
      <style:text-properties fo:font-weight="normal" officeooo:rsid="003b4844" style:font-weight-asian="normal" style:font-weight-complex="normal"/>
    </style:style>
    <style:style style:name="T37" style:family="text">
      <style:text-properties officeooo:rsid="003b4844"/>
    </style:style>
    <style:style style:name="T38" style:family="text">
      <style:text-properties fo:font-weight="normal" officeooo:rsid="003cbe03" style:font-weight-asian="normal" style:font-weight-complex="normal"/>
    </style:style>
    <style:style style:name="T39" style:family="text">
      <style:text-properties fo:font-weight="normal" officeooo:rsid="003f4e01" style:font-weight-asian="normal" style:font-weight-complex="normal"/>
    </style:style>
    <style:style style:name="T40" style:family="text">
      <style:text-properties fo:font-weight="normal" officeooo:rsid="0043ffa9" style:font-weight-asian="normal" style:font-weight-complex="normal"/>
    </style:style>
    <style:style style:name="T41" style:family="text">
      <style:text-properties fo:font-style="normal" fo:font-weight="normal" officeooo:rsid="00463d87" style:font-style-asian="normal" style:font-weight-asian="normal" style:font-style-complex="normal" style:font-weight-complex="normal"/>
    </style:style>
    <style:style style:name="T42" style:family="text">
      <style:text-properties fo:font-style="normal" fo:font-weight="normal" officeooo:rsid="0046ea92" style:font-style-asian="normal" style:font-weight-asian="normal" style:font-style-complex="normal" style:font-weight-complex="normal"/>
    </style:style>
    <style:style style:name="T43" style:family="text">
      <style:text-properties fo:font-style="normal" officeooo:rsid="0046ea92" style:font-style-asian="normal" style:font-style-complex="normal"/>
    </style:style>
    <style:style style:name="T44" style:family="text">
      <style:text-properties fo:font-weight="normal" officeooo:rsid="004d5980" style:font-weight-asian="normal" style:font-weight-complex="normal"/>
    </style:style>
    <style:style style:name="T45" style:family="text">
      <style:text-properties fo:font-weight="normal" officeooo:rsid="0050e028" style:font-weight-asian="normal" style:font-weight-complex="normal"/>
    </style:style>
    <style:style style:name="T46" style:family="text">
      <style:text-properties fo:font-style="italic" fo:font-weight="normal" officeooo:rsid="0050e028" style:font-style-asian="italic" style:font-weight-asian="normal" style:font-style-complex="italic" style:font-weight-complex="normal"/>
    </style:style>
    <style:style style:name="T47" style:family="text">
      <style:text-properties fo:font-style="normal" fo:font-weight="normal" officeooo:rsid="0050e028" style:font-style-asian="normal" style:font-weight-asian="normal" style:font-style-complex="normal" style:font-weight-complex="normal"/>
    </style:style>
    <style:style style:name="T48" style:family="text">
      <style:text-properties fo:font-style="normal" fo:font-weight="normal" officeooo:rsid="00518b89" style:font-style-asian="normal" style:font-weight-asian="normal" style:font-style-complex="normal" style:font-weight-complex="normal"/>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normal" fo:font-weight="normal" officeooo:rsid="00f2f14e" style:font-style-asian="normal" style:font-weight-asian="normal" style:font-style-complex="normal" style:font-weight-complex="normal"/>
    </style:style>
    <style:style style:name="T51" style:family="text">
      <style:text-properties fo:font-weight="normal" officeooo:rsid="005a0de2" style:font-weight-asian="normal" style:font-weight-complex="normal"/>
    </style:style>
    <style:style style:name="T52" style:family="text">
      <style:text-properties fo:font-weight="normal" officeooo:rsid="005d2b7a" style:font-weight-asian="normal" style:font-weight-complex="normal"/>
    </style:style>
    <style:style style:name="T53" style:family="text">
      <style:text-properties fo:font-style="italic" fo:font-weight="normal" officeooo:rsid="005d2b7a" style:font-style-asian="italic" style:font-weight-asian="normal" style:font-style-complex="italic" style:font-weight-complex="normal"/>
    </style:style>
    <style:style style:name="T54" style:family="text">
      <style:text-properties style:font-name="Liberation Sans" fo:language="zxx" fo:country="none" fo:font-weight="normal" officeooo:rsid="005a5454" style:language-asian="zxx" style:country-asian="none" style:font-weight-asian="normal" style:language-complex="zxx" style:country-complex="none" style:font-weight-complex="normal"/>
    </style:style>
    <style:style style:name="T55" style:family="text">
      <style:text-properties style:font-name="Liberation Sans" fo:language="zxx" fo:country="none" fo:font-style="italic" fo:font-weight="normal" officeooo:rsid="005a5454" style:language-asian="zxx" style:country-asian="none" style:font-style-asian="italic" style:font-weight-asian="normal" style:language-complex="zxx" style:country-complex="none" style:font-style-complex="italic" style:font-weight-complex="normal"/>
    </style:style>
    <style:style style:name="T56" style:family="text">
      <style:text-properties style:font-name="Liberation Sans" fo:language="zxx" fo:country="none" fo:font-style="normal" fo:font-weight="normal" officeooo:rsid="005a5454" style:language-asian="zxx" style:country-asian="none" style:font-style-asian="normal" style:font-weight-asian="normal" style:language-complex="zxx" style:country-complex="none" style:font-style-complex="normal" style:font-weight-complex="normal"/>
    </style:style>
    <style:style style:name="T57" style:family="text">
      <style:text-properties style:font-name="Liberation Sans" fo:language="zxx" fo:country="none" fo:font-weight="normal" officeooo:rsid="005de9fd" style:language-asian="zxx" style:country-asian="none" style:font-weight-asian="normal" style:language-complex="zxx" style:country-complex="none" style:font-weight-complex="normal"/>
    </style:style>
    <style:style style:name="T58" style:family="text">
      <style:text-properties style:font-name="Liberation Sans" fo:language="zxx" fo:country="none" fo:font-style="italic" fo:font-weight="normal" officeooo:rsid="005de9fd" style:language-asian="zxx" style:country-asian="none" style:font-style-asian="italic" style:font-weight-asian="normal" style:language-complex="zxx" style:country-complex="none" style:font-style-complex="italic" style:font-weight-complex="normal"/>
    </style:style>
    <style:style style:name="T59" style:family="text">
      <style:text-properties style:font-name="Liberation Sans" fo:language="zxx" fo:country="none" fo:font-style="normal" fo:font-weight="normal" officeooo:rsid="005de9fd" style:language-asian="zxx" style:country-asian="none" style:font-style-asian="normal" style:font-weight-asian="normal" style:language-complex="zxx" style:country-complex="none" style:font-style-complex="normal" style:font-weight-complex="normal"/>
    </style:style>
    <style:style style:name="T60" style:family="text">
      <style:text-properties style:font-name="Liberation San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61" style:family="text">
      <style:text-properties style:font-name="Liberation Sans" fo:language="zxx" fo:country="none" fo:font-style="normal" fo:font-weight="normal" officeooo:rsid="005fbf5d" style:language-asian="zxx" style:country-asian="none" style:font-style-asian="normal" style:font-weight-asian="normal" style:language-complex="zxx" style:country-complex="none" style:font-style-complex="normal" style:font-weight-complex="normal"/>
    </style:style>
    <style:style style:name="T62" style:family="text">
      <style:text-properties fo:font-weight="normal" officeooo:rsid="00610177" style:font-weight-asian="normal" style:font-weight-complex="normal"/>
    </style:style>
    <style:style style:name="T63" style:family="text">
      <style:text-properties fo:font-style="normal" fo:font-weight="normal" officeooo:rsid="0061f73b" style:font-style-asian="normal" style:font-weight-asian="normal" style:font-style-complex="normal" style:font-weight-complex="normal"/>
    </style:style>
    <style:style style:name="T64" style:family="text">
      <style:text-properties style:font-name="Liberation Sans" fo:font-style="normal" fo:font-weight="bold" officeooo:rsid="0061f73b" style:font-style-asian="normal" style:font-weight-asian="bold" style:font-style-complex="normal" style:font-weight-complex="bold"/>
    </style:style>
    <style:style style:name="T65" style:family="text">
      <style:text-properties style:font-name="Liberation Sans" fo:font-style="normal" fo:font-weight="bold" officeooo:rsid="00636d13" style:font-style-asian="normal" style:font-weight-asian="bold" style:font-style-complex="normal" style:font-weight-complex="bold"/>
    </style:style>
    <style:style style:name="T66" style:family="text">
      <style:text-properties style:font-name="Liberation Sans" fo:font-style="normal" fo:font-weight="normal" officeooo:rsid="00636d13" style:font-style-asian="normal" style:font-weight-asian="normal" style:font-style-complex="normal" style:font-weight-complex="normal"/>
    </style:style>
    <style:style style:name="T67" style:family="text">
      <style:text-properties fo:font-style="normal" fo:font-weight="normal" officeooo:rsid="0063fa81" style:font-style-asian="normal" style:font-weight-asian="normal" style:font-style-complex="normal" style:font-weight-complex="normal"/>
    </style:style>
    <style:style style:name="T68" style:family="text">
      <style:text-properties fo:font-weight="bold" officeooo:rsid="0068281a" style:font-weight-asian="bold" style:font-weight-complex="bold"/>
    </style:style>
    <style:style style:name="T69" style:family="text">
      <style:text-properties officeooo:rsid="00673de5"/>
    </style:style>
    <style:style style:name="T70" style:family="text">
      <style:text-properties fo:font-style="italic" officeooo:rsid="00673de5" style:font-style-asian="italic" style:font-style-complex="italic"/>
    </style:style>
    <style:style style:name="T71" style:family="text">
      <style:text-properties fo:font-style="normal" fo:font-weight="normal" officeooo:rsid="00690ddc" style:font-style-asian="normal" style:font-weight-asian="normal" style:font-style-complex="normal" style:font-weight-complex="normal"/>
    </style:style>
    <style:style style:name="T72" style:family="text">
      <style:text-properties fo:font-style="normal" fo:font-weight="normal" officeooo:rsid="0068c81b" style:font-style-asian="normal" style:font-weight-asian="normal" style:font-style-complex="normal" style:font-weight-complex="normal"/>
    </style:style>
    <style:style style:name="T73" style:family="text">
      <style:text-properties fo:font-style="normal" fo:font-weight="normal" officeooo:rsid="006b6be2" style:font-style-asian="normal" style:font-weight-asian="normal" style:font-style-complex="normal" style:font-weight-complex="normal"/>
    </style:style>
    <style:style style:name="T74" style:family="text">
      <style:text-properties fo:font-style="normal" fo:font-weight="normal" officeooo:rsid="006c512e" style:font-style-asian="normal" style:font-weight-asian="normal" style:font-style-complex="normal" style:font-weight-complex="normal"/>
    </style:style>
    <style:style style:name="T75" style:family="text">
      <style:text-properties fo:font-style="italic" fo:font-weight="normal" officeooo:rsid="0061f73b" style:font-style-asian="italic" style:font-weight-asian="normal" style:font-style-complex="italic" style:font-weight-complex="normal"/>
    </style:style>
    <style:style style:name="T76" style:family="text">
      <style:text-properties fo:font-style="italic" fo:font-weight="normal" officeooo:rsid="006c512e" style:font-style-asian="italic" style:font-weight-asian="normal" style:font-style-complex="italic" style:font-weight-complex="normal"/>
    </style:style>
    <style:style style:name="T77" style:family="text">
      <style:text-properties fo:font-style="normal" fo:font-weight="normal" officeooo:rsid="006de2a6" style:font-style-asian="normal" style:font-weight-asian="normal" style:font-style-complex="normal" style:font-weight-complex="normal"/>
    </style:style>
    <style:style style:name="T78" style:family="text">
      <style:text-properties fo:font-style="normal" fo:font-weight="normal" officeooo:rsid="0071078e" style:font-style-asian="normal" style:font-weight-asian="normal" style:font-style-complex="normal" style:font-weight-complex="normal"/>
    </style:style>
    <style:style style:name="T79" style:family="text">
      <style:text-properties fo:font-style="italic" fo:font-weight="normal" officeooo:rsid="0071078e" style:font-style-asian="italic" style:font-weight-asian="normal" style:font-style-complex="italic" style:font-weight-complex="normal"/>
    </style:style>
    <style:style style:name="T80" style:family="text">
      <style:text-properties fo:font-style="normal" fo:font-weight="normal" officeooo:rsid="007c34d2" style:font-style-asian="normal" style:font-weight-asian="normal" style:font-style-complex="normal" style:font-weight-complex="normal"/>
    </style:style>
    <style:style style:name="T81" style:family="text">
      <style:text-properties fo:font-style="normal" fo:font-weight="normal" officeooo:rsid="007d0eb1" style:font-style-asian="normal" style:font-weight-asian="normal" style:font-style-complex="normal" style:font-weight-complex="normal"/>
    </style:style>
    <style:style style:name="T82" style:family="text">
      <style:text-properties fo:font-style="normal" fo:font-weight="normal" officeooo:rsid="007d9cee" style:font-style-asian="normal" style:font-weight-asian="normal" style:font-style-complex="normal" style:font-weight-complex="normal"/>
    </style:style>
    <style:style style:name="T83" style:family="text">
      <style:text-properties fo:font-style="normal" fo:font-weight="normal" officeooo:rsid="007da01e" style:font-style-asian="normal" style:font-weight-asian="normal" style:font-style-complex="normal" style:font-weight-complex="normal"/>
    </style:style>
    <style:style style:name="T84" style:family="text">
      <style:text-properties fo:font-style="normal" fo:font-weight="normal" officeooo:rsid="007eb8c5" style:font-style-asian="normal" style:font-weight-asian="normal" style:font-style-complex="normal" style:font-weight-complex="normal"/>
    </style:style>
    <style:style style:name="T85" style:family="text">
      <style:text-properties fo:font-style="normal" fo:font-weight="normal" officeooo:rsid="0083b768" style:font-style-asian="normal" style:font-weight-asian="normal" style:font-style-complex="normal" style:font-weight-complex="normal"/>
    </style:style>
    <style:style style:name="T86" style:family="text">
      <style:text-properties fo:font-style="normal" fo:font-weight="normal" officeooo:rsid="0087048f" style:font-style-asian="normal" style:font-weight-asian="normal" style:font-style-complex="normal" style:font-weight-complex="normal"/>
    </style:style>
    <style:style style:name="T87" style:family="text">
      <style:text-properties fo:font-style="normal" fo:font-weight="normal" officeooo:rsid="008a46f0" style:font-style-asian="normal" style:font-weight-asian="normal" style:font-style-complex="normal" style:font-weight-complex="normal"/>
    </style:style>
    <style:style style:name="T88" style:family="text">
      <style:text-properties fo:font-style="normal" fo:font-weight="normal" officeooo:rsid="0098ac3d" style:font-style-asian="normal" style:font-weight-asian="normal" style:font-style-complex="normal" style:font-weight-complex="normal"/>
    </style:style>
    <style:style style:name="T89" style:family="text">
      <style:text-properties fo:font-style="italic" style:font-style-asian="italic" style:font-style-complex="italic"/>
    </style:style>
    <style:style style:name="T90" style:family="text">
      <style:text-properties fo:font-weight="normal" officeooo:rsid="009f3cad" style:font-weight-asian="normal" style:font-weight-complex="normal"/>
    </style:style>
    <style:style style:name="T91" style:family="text">
      <style:text-properties fo:font-style="italic" fo:font-weight="normal" officeooo:rsid="009f3cad" style:font-style-asian="italic" style:font-weight-asian="normal" style:font-style-complex="italic" style:font-weight-complex="normal"/>
    </style:style>
    <style:style style:name="T92" style:family="text">
      <style:text-properties style:text-underline-style="solid" style:text-underline-width="auto" style:text-underline-color="font-color" fo:font-weight="normal" style:font-weight-asian="normal" style:font-weight-complex="normal"/>
    </style:style>
    <style:style style:name="T93" style:family="text">
      <style:text-properties style:text-underline-style="none" fo:font-weight="normal" style:font-weight-asian="normal" style:font-weight-complex="normal"/>
    </style:style>
    <style:style style:name="T94" style:family="text">
      <style:text-properties style:text-underline-style="none" fo:font-weight="normal" officeooo:rsid="00a1923d" style:font-weight-asian="normal" style:font-weight-complex="normal"/>
    </style:style>
    <style:style style:name="T95" style:family="text">
      <style:text-properties style:text-underline-style="none"/>
    </style:style>
    <style:style style:name="T96" style:family="text">
      <style:text-properties fo:font-style="italic" style:text-underline-style="none" fo:font-weight="normal" style:font-style-asian="italic" style:font-weight-asian="normal" style:font-style-complex="italic" style:font-weight-complex="normal"/>
    </style:style>
    <style:style style:name="T97" style:family="text">
      <style:text-properties style:text-underline-style="none" fo:font-weight="normal" officeooo:rsid="00f438c1" style:font-weight-asian="normal" style:font-weight-complex="normal"/>
    </style:style>
    <style:style style:name="T98" style:family="text">
      <style:text-properties style:text-underline-style="none" fo:font-weight="normal" officeooo:rsid="00a80449" style:font-weight-asian="normal" style:font-weight-complex="normal"/>
    </style:style>
    <style:style style:name="T99" style:family="text">
      <style:text-properties style:text-underline-style="none" fo:font-weight="normal" officeooo:rsid="00a94f44" style:font-weight-asian="normal" style:font-weight-complex="normal"/>
    </style:style>
    <style:style style:name="T100" style:family="text">
      <style:text-properties fo:font-style="normal" fo:font-weight="normal" officeooo:rsid="00b09bd8" style:font-style-asian="normal" style:font-weight-asian="normal" style:font-style-complex="normal" style:font-weight-complex="normal"/>
    </style:style>
    <style:style style:name="T101" style:family="text">
      <style:text-properties fo:font-style="normal" fo:font-weight="normal" officeooo:rsid="00b0c4f9" style:font-style-asian="normal" style:font-weight-asian="normal" style:font-style-complex="normal" style:font-weight-complex="normal"/>
    </style:style>
    <style:style style:name="T102" style:family="text">
      <style:text-properties fo:font-style="normal" fo:font-weight="normal" officeooo:rsid="00b28d39" style:font-style-asian="normal" style:font-weight-asian="normal" style:font-style-complex="normal" style:font-weight-complex="normal"/>
    </style:style>
    <style:style style:name="T103" style:family="text">
      <style:text-properties fo:font-style="normal" fo:font-weight="normal" officeooo:rsid="00b3a426" style:font-style-asian="normal" style:font-weight-asian="normal" style:font-style-complex="normal" style:font-weight-complex="normal"/>
    </style:style>
    <style:style style:name="T104" style:family="text">
      <style:text-properties fo:font-style="italic" fo:font-weight="normal" officeooo:rsid="00b3a426" style:font-style-asian="italic" style:font-weight-asian="normal" style:font-style-complex="italic" style:font-weight-complex="normal"/>
    </style:style>
    <style:style style:name="T105" style:family="text">
      <style:text-properties fo:font-style="normal" fo:font-weight="normal" officeooo:rsid="00b61339" style:font-style-asian="normal" style:font-weight-asian="normal" style:font-style-complex="normal" style:font-weight-complex="normal"/>
    </style:style>
    <style:style style:name="T106" style:family="text">
      <style:text-properties fo:font-style="normal" officeooo:rsid="00b61339" style:font-style-asian="normal" style:font-style-complex="normal"/>
    </style:style>
    <style:style style:name="T107" style:family="text">
      <style:text-properties fo:font-style="normal" fo:font-weight="normal" officeooo:rsid="00b62cec" style:font-style-asian="normal" style:font-weight-asian="normal" style:font-style-complex="normal" style:font-weight-complex="normal"/>
    </style:style>
    <style:style style:name="T108" style:family="text">
      <style:text-properties fo:font-style="normal" officeooo:rsid="00b62cec" style:font-style-asian="normal" style:font-style-complex="normal"/>
    </style:style>
    <style:style style:name="T109" style:family="text">
      <style:text-properties fo:font-style="normal" fo:font-weight="normal" officeooo:rsid="00b6cc99" style:font-style-asian="normal" style:font-weight-asian="normal" style:font-style-complex="normal" style:font-weight-complex="normal"/>
    </style:style>
    <style:style style:name="T110" style:family="text">
      <style:text-properties fo:font-style="normal" fo:font-weight="normal" officeooo:rsid="00b7689f" style:font-style-asian="normal" style:font-weight-asian="normal" style:font-style-complex="normal" style:font-weight-complex="normal"/>
    </style:style>
    <style:style style:name="T111" style:family="text">
      <style:text-properties fo:font-style="normal" fo:font-weight="normal" officeooo:rsid="00ba1a32" style:font-style-asian="normal" style:font-weight-asian="normal" style:font-style-complex="normal" style:font-weight-complex="normal"/>
    </style:style>
    <style:style style:name="T112" style:family="text">
      <style:text-properties fo:font-style="normal" fo:font-weight="normal" officeooo:rsid="00bab2d6" style:font-style-asian="normal" style:font-weight-asian="normal" style:font-style-complex="normal" style:font-weight-complex="normal"/>
    </style:style>
    <style:style style:name="T113" style:family="text">
      <style:text-properties fo:font-style="normal" officeooo:rsid="00bab2d6" style:font-style-asian="normal" style:font-style-complex="normal"/>
    </style:style>
    <style:style style:name="T114" style:family="text">
      <style:text-properties fo:font-style="normal" fo:font-weight="normal" officeooo:rsid="00bd3fd5" style:font-style-asian="normal" style:font-weight-asian="normal" style:font-style-complex="normal" style:font-weight-complex="normal"/>
    </style:style>
    <style:style style:name="T115" style:family="text">
      <style:text-properties fo:font-style="normal" fo:font-weight="normal" officeooo:rsid="00be1e64" style:font-style-asian="normal" style:font-weight-asian="normal" style:font-style-complex="normal" style:font-weight-complex="normal"/>
    </style:style>
    <style:style style:name="T116" style:family="text">
      <style:text-properties fo:font-style="italic" officeooo:rsid="00be1e64" style:font-style-asian="italic" style:font-style-complex="italic"/>
    </style:style>
    <style:style style:name="T117" style:family="text">
      <style:text-properties fo:font-style="normal" fo:font-weight="normal" officeooo:rsid="00be94fe" style:font-style-asian="normal" style:font-weight-asian="normal" style:font-style-complex="normal" style:font-weight-complex="normal"/>
    </style:style>
    <style:style style:name="T118" style:family="text">
      <style:text-properties fo:font-style="normal" officeooo:rsid="00c2b96c" style:font-style-asian="normal" style:font-style-complex="normal"/>
    </style:style>
    <style:style style:name="T119" style:family="text">
      <style:text-properties fo:font-style="normal" fo:font-weight="bold" officeooo:rsid="00f73de8" style:font-style-asian="normal" style:font-weight-asian="bold" style:font-style-complex="normal" style:font-weight-complex="bold"/>
    </style:style>
    <style:style style:name="T120" style:family="text">
      <style:text-properties fo:font-style="normal" fo:font-weight="bold" officeooo:rsid="00c2b96c" style:font-style-asian="normal" style:font-weight-asian="bold" style:font-style-complex="normal" style:font-weight-complex="bold"/>
    </style:style>
    <style:style style:name="T121" style:family="text">
      <style:text-properties fo:font-style="normal" officeooo:rsid="00c65156" style:font-style-asian="normal" style:font-style-complex="normal"/>
    </style:style>
    <style:style style:name="T122" style:family="text">
      <style:text-properties fo:font-style="normal" officeooo:rsid="00c81ff9" style:font-style-asian="normal" style:font-style-complex="normal"/>
    </style:style>
    <style:style style:name="T123" style:family="text">
      <style:text-properties fo:font-style="italic" officeooo:rsid="00c81ff9" style:font-style-asian="italic" style:font-style-complex="italic"/>
    </style:style>
    <style:style style:name="T124" style:family="text">
      <style:text-properties fo:font-style="normal" fo:font-weight="normal" officeooo:rsid="00f8ca0e" style:font-style-asian="normal" style:font-weight-asian="normal" style:font-style-complex="normal" style:font-weight-complex="normal"/>
    </style:style>
    <style:style style:name="T125" style:family="text">
      <style:text-properties fo:font-weight="bold" officeooo:rsid="00cdbdc0" style:font-weight-asian="bold" style:font-weight-complex="bold"/>
    </style:style>
    <style:style style:name="T126" style:family="text">
      <style:text-properties fo:font-weight="normal" officeooo:rsid="00cdbdc0" style:font-weight-asian="normal" style:font-weight-complex="normal"/>
    </style:style>
    <style:style style:name="T127" style:family="text">
      <style:text-properties officeooo:rsid="00cdbdc0"/>
    </style:style>
    <style:style style:name="T128" style:family="text">
      <style:text-properties style:font-name="Liberation Sans" fo:language="zxx" fo:country="none" officeooo:rsid="00cdbdc0" style:language-asian="zxx" style:country-asian="none" style:language-complex="zxx" style:country-complex="none"/>
    </style:style>
    <style:style style:name="T129" style:family="text">
      <style:text-properties style:font-name="Liberation Sans" fo:language="zxx" fo:country="none" officeooo:rsid="008d4ede" style:language-asian="zxx" style:country-asian="none" style:language-complex="zxx" style:country-complex="none"/>
    </style:style>
    <style:style style:name="T130" style:family="text">
      <style:text-properties style:font-name="Liberation Sans" fo:language="zxx" fo:country="none" style:language-asian="zxx" style:country-asian="none" style:language-complex="zxx" style:country-complex="none"/>
    </style:style>
    <style:style style:name="T131" style:family="text">
      <style:text-properties style:font-name="Liberation Sans" fo:language="zxx" fo:country="none" officeooo:rsid="00d6671e" style:language-asian="zxx" style:country-asian="none" style:language-complex="zxx" style:country-complex="none"/>
    </style:style>
    <style:style style:name="T132" style:family="text">
      <style:text-properties style:font-name="Liberation Sans" fo:language="zxx" fo:country="none" fo:font-weight="bold" officeooo:rsid="008d4ede" style:language-asian="zxx" style:country-asian="none" style:font-weight-asian="bold" style:language-complex="zxx" style:country-complex="none" style:font-weight-complex="bold"/>
    </style:style>
    <style:style style:name="T133" style:family="text">
      <style:text-properties style:font-name="Liberation Sans" fo:language="zxx" fo:country="none" fo:font-weight="bold" officeooo:rsid="00cdbdc0" style:language-asian="zxx" style:country-asian="none" style:font-weight-asian="bold" style:language-complex="zxx" style:country-complex="none" style:font-weight-complex="bold"/>
    </style:style>
    <style:style style:name="T134" style:family="text">
      <style:text-properties style:font-name="Liberation Sans" fo:language="zxx" fo:country="none" officeooo:rsid="00d6d93e" style:language-asian="zxx" style:country-asian="none" style:language-complex="zxx" style:country-complex="none"/>
    </style:style>
    <style:style style:name="T135" style:family="text">
      <style:text-properties style:font-name="Liberation Sans" fo:language="zxx" fo:country="none" officeooo:rsid="00e6b445" style:language-asian="zxx" style:country-asian="none" style:language-complex="zxx" style:country-complex="none"/>
    </style:style>
    <style:style style:name="T136" style:family="text">
      <style:text-properties style:font-name="Liberation Sans" fo:language="zxx" fo:country="none" officeooo:rsid="00d7009b" style:language-asian="zxx" style:country-asian="none" style:language-complex="zxx" style:country-complex="none"/>
    </style:style>
    <style:style style:name="T137" style:family="text">
      <style:text-properties style:font-name="Liberation Sans" fo:language="zxx" fo:country="none" fo:font-style="italic" officeooo:rsid="00d7009b" style:language-asian="zxx" style:country-asian="none" style:font-style-asian="italic" style:language-complex="zxx" style:country-complex="none" style:font-style-complex="italic"/>
    </style:style>
    <style:style style:name="T138" style:family="text">
      <style:text-properties style:font-name="Liberation Sans" fo:language="zxx" fo:country="none" fo:font-style="normal" officeooo:rsid="00d7009b" style:language-asian="zxx" style:country-asian="none" style:font-style-asian="normal" style:language-complex="zxx" style:country-complex="none" style:font-style-complex="normal"/>
    </style:style>
    <style:style style:name="T139" style:family="text">
      <style:text-properties style:font-name="Liberation Sans" fo:language="zxx" fo:country="none" fo:font-style="normal" officeooo:rsid="00e6b445" style:language-asian="zxx" style:country-asian="none" style:font-style-asian="normal" style:language-complex="zxx" style:country-complex="none" style:font-style-complex="normal"/>
    </style:style>
    <style:style style:name="T140" style:family="text">
      <style:text-properties style:font-name="Liberation Sans" fo:language="zxx" fo:country="none" fo:font-style="italic" officeooo:rsid="00e6b445" style:language-asian="zxx" style:country-asian="none" style:font-style-asian="italic" style:language-complex="zxx" style:country-complex="none" style:font-style-complex="italic"/>
    </style:style>
    <style:style style:name="T141" style:family="text">
      <style:text-properties style:font-name="Liberation Sans" fo:language="zxx" fo:country="none" officeooo:rsid="00de8f7c" style:language-asian="zxx" style:country-asian="none" style:language-complex="zxx" style:country-complex="none"/>
    </style:style>
    <style:style style:name="T142" style:family="text">
      <style:text-properties style:font-name="Liberation Sans" fo:language="zxx" fo:country="none" officeooo:rsid="00e280f7" style:language-asian="zxx" style:country-asian="none" style:language-complex="zxx" style:country-complex="none"/>
    </style:style>
    <style:style style:name="T143" style:family="text">
      <style:text-properties style:font-name="Liberation Sans" fo:language="zxx" fo:country="none" officeooo:rsid="00e4bc4a" style:language-asian="zxx" style:country-asian="none" style:language-complex="zxx" style:country-complex="none"/>
    </style:style>
    <style:style style:name="T144" style:family="text">
      <style:text-properties style:font-name="Liberation Sans" fo:language="zxx" fo:country="none" fo:font-weight="bold" style:language-asian="zxx" style:country-asian="none" style:font-weight-asian="bold" style:language-complex="zxx" style:country-complex="none" style:font-weight-complex="bold"/>
    </style:style>
    <style:style style:name="T145" style:family="text">
      <style:text-properties style:font-name="Liberation Sans" fo:language="zxx" fo:country="none" fo:font-weight="normal" style:language-asian="zxx" style:country-asian="none" style:font-weight-asian="normal" style:language-complex="zxx" style:country-complex="none" style:font-weight-complex="normal"/>
    </style:style>
    <style:style style:name="T146" style:family="text">
      <style:text-properties style:font-name="Liberation Sans" fo:language="zxx" fo:country="none" fo:font-weight="normal" officeooo:rsid="008d4ede" style:language-asian="zxx" style:country-asian="none" style:font-weight-asian="normal" style:language-complex="zxx" style:country-complex="none" style:font-weight-complex="normal"/>
    </style:style>
    <style:style style:name="T147" style:family="text">
      <style:text-properties style:font-name="Liberation Sans" fo:language="zxx" fo:country="none" fo:font-weight="normal" officeooo:rsid="00d93c9e" style:language-asian="zxx" style:country-asian="none" style:font-weight-asian="normal" style:language-complex="zxx" style:country-complex="none" style:font-weight-complex="normal"/>
    </style:style>
    <style:style style:name="T148" style:family="text">
      <style:text-properties style:font-name="Liberation Sans" fo:language="zxx" fo:country="none" fo:font-weight="normal" officeooo:rsid="00da7a40" style:language-asian="zxx" style:country-asian="none" style:font-weight-asian="normal" style:language-complex="zxx" style:country-complex="none" style:font-weight-complex="normal"/>
    </style:style>
    <style:style style:name="T149" style:family="text">
      <style:text-properties style:font-name="Liberation Sans" fo:language="zxx" fo:country="none" officeooo:rsid="00dc4456" style:language-asian="zxx" style:country-asian="none" style:language-complex="zxx" style:country-complex="none"/>
    </style:style>
    <style:style style:name="T150" style:family="text">
      <style:text-properties style:font-name="Liberation Sans" fo:language="zxx" fo:country="none" fo:font-weight="bold" officeooo:rsid="00dc4456" style:language-asian="zxx" style:country-asian="none" style:font-weight-asian="bold" style:language-complex="zxx" style:country-complex="none" style:font-weight-complex="bold"/>
    </style:style>
    <style:style style:name="T151" style:family="text">
      <style:text-properties style:font-name="Liberation Sans" fo:language="zxx" fo:country="none" fo:font-weight="normal" officeooo:rsid="00dc4456" style:language-asian="zxx" style:country-asian="none" style:font-weight-asian="normal" style:language-complex="zxx" style:country-complex="none" style:font-weight-complex="normal"/>
    </style:style>
    <style:style style:name="T152" style:family="text">
      <style:text-properties style:font-name="Liberation Sans" fo:language="zxx" fo:country="none" officeooo:rsid="00f8dfe9" style:language-asian="zxx" style:country-asian="none" style:language-complex="zxx" style:country-complex="none"/>
    </style:style>
    <style:style style:name="T153" style:family="text">
      <style:text-properties style:font-name="Liberation Sans" fo:language="zxx" fo:country="none" officeooo:rsid="00dd3843" style:language-asian="zxx" style:country-asian="none" style:language-complex="zxx" style:country-complex="none"/>
    </style:style>
    <style:style style:name="T154" style:family="text">
      <style:text-properties style:font-name="Liberation Sans" fo:language="zxx" fo:country="none" fo:font-style="italic" officeooo:rsid="00dd3843" style:language-asian="zxx" style:country-asian="none" style:font-style-asian="italic" style:language-complex="zxx" style:country-complex="none" style:font-style-complex="italic"/>
    </style:style>
    <style:style style:name="T155" style:family="text">
      <style:text-properties style:font-name="Liberation Sans" fo:language="zxx" fo:country="none" fo:font-style="normal" officeooo:rsid="00dd3843" style:language-asian="zxx" style:country-asian="none" style:font-style-asian="normal" style:language-complex="zxx" style:country-complex="none" style:font-style-complex="normal"/>
    </style:style>
    <style:style style:name="T156" style:family="text">
      <style:text-properties style:font-name="Liberation Sans" fo:language="zxx" fo:country="none" officeooo:rsid="00e5654a" style:language-asian="zxx" style:country-asian="none" style:language-complex="zxx" style:country-complex="none"/>
    </style:style>
    <style:style style:name="T157" style:family="text">
      <style:text-properties style:font-name="Liberation Sans" fo:language="zxx" fo:country="none" fo:font-weight="bold" officeooo:rsid="00e72ee6" style:language-asian="zxx" style:country-asian="none" style:font-weight-asian="bold" style:language-complex="zxx" style:country-complex="none" style:font-weight-complex="bold"/>
    </style:style>
    <style:style style:name="T158" style:family="text">
      <style:text-properties style:font-name="Liberation Sans" fo:language="zxx" fo:country="none" officeooo:rsid="00e7b4a9" style:language-asian="zxx" style:country-asian="none" style:language-complex="zxx" style:country-complex="none"/>
    </style:style>
    <style:style style:name="T159" style:family="text">
      <style:text-properties style:font-name="Liberation Sans" fo:language="zxx" fo:country="none" officeooo:rsid="00e858bd" style:language-asian="zxx" style:country-asian="none" style:language-complex="zxx" style:country-complex="none"/>
    </style:style>
    <style:style style:name="T160" style:family="text">
      <style:text-properties style:font-name="Liberation Sans" fo:language="zxx" fo:country="none" officeooo:rsid="00ea4891" style:language-asian="zxx" style:country-asian="none" style:language-complex="zxx" style:country-complex="none"/>
    </style:style>
    <style:style style:name="T161" style:family="text">
      <style:text-properties style:font-name="Liberation Sans" fo:language="zxx" fo:country="none" officeooo:rsid="00eadf01" style:language-asian="zxx" style:country-asian="none" style:language-complex="zxx" style:country-complex="none"/>
    </style:style>
    <style:style style:name="T162" style:family="text">
      <style:text-properties style:font-name="Liberation Sans" fo:language="zxx" fo:country="none" officeooo:rsid="00eb7984" style:language-asian="zxx" style:country-asian="none" style:language-complex="zxx" style:country-complex="none"/>
    </style:style>
    <style:style style:name="T163" style:family="text">
      <style:text-properties style:font-name="Liberation Sans" fo:language="zxx" fo:country="none" fo:font-weight="bold" officeooo:rsid="00eb7984" style:language-asian="zxx" style:country-asian="none" style:font-weight-asian="bold" style:language-complex="zxx" style:country-complex="none" style:font-weight-complex="bold"/>
    </style:style>
    <style:style style:name="T164" style:family="text">
      <style:text-properties style:font-name="Liberation Sans" fo:language="zxx" fo:country="none" fo:font-weight="normal" officeooo:rsid="00ebc319" style:language-asian="zxx" style:country-asian="none" style:font-weight-asian="normal" style:language-complex="zxx" style:country-complex="none" style:font-weight-complex="normal"/>
    </style:style>
    <style:style style:name="T165" style:family="text">
      <style:text-properties style:font-name="Liberation Sans" fo:language="zxx" fo:country="none" officeooo:rsid="00ebc319" style:language-asian="zxx" style:country-asian="none" style:language-complex="zxx" style:country-complex="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543in" fo:text-indent="-0.25in" fo:margin-left="0.55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43in" fo:text-indent="-0.25in" fo:margin-left="0.80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43in" fo:text-indent="-0.25in" fo:margin-left="1.05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043in" fo:text-indent="-0.25in" fo:margin-left="1.30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43in" fo:text-indent="-0.25in" fo:margin-left="1.55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043in" fo:text-indent="-0.25in" fo:margin-left="1.80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43in" fo:text-indent="-0.25in" fo:margin-left="2.05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043in" fo:text-indent="-0.25in" fo:margin-left="2.30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43in" fo:text-indent="-0.25in" fo:margin-left="2.55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043in" fo:text-indent="-0.25in" fo:margin-left="2.8043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ppunti IS – Pietro</text:p>
      <text:p text:style-name="P1"/>
      <text:table-of-content text:style-name="Sect1" text:protected="true" text:name="Table of Contents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ommario</text:p>
          </text:index-title>
          <text:p text:style-name="P2"><text:a xlink:type="simple" xlink:href="#__RefHeading___Toc3195_2646374469" text:style-name="Index_20_Link" text:visited-style-name="Index_20_Link">System Design<text:tab/>1</text:a></text:p>
          <text:p text:style-name="P2"><text:a xlink:type="simple" xlink:href="#__RefHeading___Toc3197_2646374469" text:style-name="Index_20_Link" text:visited-style-name="Index_20_Link">Object Design<text:tab/>6</text:a></text:p>
          <text:p text:style-name="P2"><text:a xlink:type="simple" xlink:href="#__RefHeading___Toc1882_1192847266" text:style-name="Index_20_Link" text:visited-style-name="Index_20_Link">Testing<text:tab/>11</text:a></text:p>
          <text:p text:style-name="P2"><text:a xlink:type="simple" xlink:href="#__RefHeading___Toc1884_1192847266" text:style-name="Index_20_Link" text:visited-style-name="Index_20_Link">SCRUM<text:tab/>16</text:a></text:p>
        </text:index-body>
      </text:table-of-content>
      <text:p text:style-name="P1"/>
      <text:h text:style-name="Heading_20_1" text:outline-level="1"><text:bookmark-start text:name="__RefHeading___Toc3195_2646374469"/>System Design<text:bookmark-end text:name="__RefHeading___Toc3195_2646374469"/></text:h>
      <text:p text:style-name="P3">Con <text:span text:style-name="T1">System Design</text:span><text:span text:style-name="T2"> si indica la progettazione di un sistema, cioè la trasformazione del modello di analisi nel modello di progettazione del sistema. </text:span><text:span text:style-name="T3">È costituito da diverse attivitià:</text:span></text:p>
      <text:list text:style-name="L1">
        <text:list-item>
          <text:p text:style-name="P4"><text:span text:style-name="T4">Identificare</text:span> gli obiettivi di design del progetto, <text:span text:style-name="T5">in cui si </text:span><text:span text:style-name="T6">delineano le caratteristiche di qualità </text:span><text:span text:style-name="T7">che devono essere ottimizzate e qual è la loro priorità.</text:span></text:p>
        </text:list-item>
        <text:list-item>
          <text:p text:style-name="P4"><text:span text:style-name="T7">D</text:span>ecompo<text:span text:style-name="T7">sizione del</text:span> sistema in sottosistemi, <text:span text:style-name="T7">usando stili architetturali standard e sulla base di use cases e modello di analisi.</text:span></text:p>
        </text:list-item>
        <text:list-item>
          <text:p text:style-name="P5">Raffinare la decomposizione.</text:p>
        </text:list-item>
      </text:list>
      <text:p text:style-name="P6"><text:span text:style-name="T8"/></text:p>
      <text:p text:style-name="P7"><text:span text:style-name="T8">G</text:span><text:span text:style-name="T2">li </text:span><text:span text:style-name="T1">obiettivi di design,</text:span><text:span text:style-name="T2"> o design goals, descrivono la qualità del sistema e vengono derivati dai requisiti non funzionali.</text:span></text:p>
      <text:p text:style-name="P7"><text:span text:style-name="T2">L'</text:span><text:span text:style-name="T1">architettura software</text:span><text:span text:style-name="T2"> descrive:</text:span></text:p>
      <text:list text:style-name="L2">
        <text:list-item>
          <text:p text:style-name="P8">la decomposizione del sistema in termini delle responsabilità dei sottosistemi, in modo da realizzarli in modo indipendente su più team, con le relative dipendenze e l'hardware associato;</text:p>
        </text:list-item>
        <text:list-item>
          <text:p text:style-name="P9"><text:span text:style-name="T2">le decisioni relative a </text:span><text:span text:style-name="T9">control flow, controllo degli accessi</text:span><text:span text:style-name="T10"> e </text:span><text:span text:style-name="T9">memorizzazione dei dati.</text:span></text:p>
        </text:list-item>
      </text:list>
      <text:p text:style-name="P7"><text:span text:style-name="T10">I </text:span><text:span text:style-name="T11">boundary use case</text:span><text:span text:style-name="T10"> descrivono la configurazione del sistema e le scelte relative a startup, shutdown e gestione delle eccezioni.</text:span></text:p>
      <text:p text:style-name="P7"><text:span text:style-name="T10"/></text:p>
      <text:p text:style-name="P10"><text:span text:style-name="T10">Un </text:span><text:span text:style-name="T11">sottosistema</text:span><text:span text:style-name="T10"> è un insieme di un certo numero di classi del dominio della soluzione e, tipicamente, corrisponde ad una porzione di lavoro che può essere svolta da un sottoteam di sviluppatori. Quando questi sono relativamente indipendenti è possibile lavorare con un overhead di comunicazione minimo.</text:span></text:p>
      <text:p text:style-name="P11"><text:span text:style-name="T10">L'insieme delle operazioni fornite forma l'</text:span><text:span text:style-name="T11">interfaccia</text:span><text:span text:style-name="T10"> del sottosistema ed include il nome delle operazioni, i loro parametri, il loro tipo ed i loro valori di ritorno.</text:span></text:p>
      <text:p text:style-name="P12"><text:span text:style-name="T8">D</text:span><text:span text:style-name="T2">ue proprietà importanti dei sottosistemi sono:</text:span></text:p>
      <text:list text:style-name="L3">
        <text:list-item>
          <text:p text:style-name="P13"><text:soft-page-break/>Accoppiamento,<text:span text:style-name="T2"> </text:span><text:span text:style-name="T12">che indica il numero di dipendenze tra due sottosistemi. L'obiettivo è ridurlo al minimo (loosely coupled </text:span><text:span text:style-name="T13">e non strongly coupled</text:span><text:span text:style-name="T12">), poiché così i sistemi saranno indipendenti e le modifiche su uno impatteranno poco l'altro. Renderlo estremamente basso rischia di aggiungere un numero eccessivo di livelli di astrazione, che impattano su tempi di sviluppo ed elaborazione, </text:span><text:span text:style-name="T14">ed andrebbe perseguito solo in sistemi con elevate probabilità di cambiamento nei sottosistemi.</text:span></text:p>
        </text:list-item>
        <text:list-item>
          <text:p text:style-name="P14">Coesione,<text:span text:style-name="T2"> </text:span><text:span text:style-name="T15">che indica quanto è compatto un sottosistema, </text:span><text:span text:style-name="T13">cioè le sue dipendenze interne</text:span><text:span text:style-name="T15">. </text:span><text:span text:style-name="T13">Vogliamo sottosistemi con alta coesione (high cohesion e non low cohesion) in modo che le classi realizzino compiti simili e siano collegate le une alle altre.</text:span></text:p>
        </text:list-item>
      </text:list>
      <text:p text:style-name="P15"><text:span text:style-name="T13">U</text:span><text:span text:style-name="T2">n euristica dice che gli sviluppatori possono trattare, ad ogni livello di astrazione, un numero di concetti pari a 7+-2, dunque c'è un problema se ci sono più di 9 sottosistemi ad un </text:span><text:span text:style-name="T16">certo </text:span><text:span text:style-name="T2">livello di astrazione o se un sottosistema fornisce più di 9 servizi.</text:span></text:p>
      <text:p text:style-name="P15"><text:span text:style-name="T2"/></text:p>
      <text:p text:style-name="P16">La decomposizione in sottosistemi si può fare in due modi:</text:p>
      <text:list text:style-name="L4">
        <text:list-item>
          <text:p text:style-name="P17">Layer,<text:span text:style-name="T2"> cioè una decomposizione gerarchica in un insieme ordinato di strati. Ciascun layer è un raggruppamento di sottosistemi che forniscono servizi correlati, può dipendere solo da quelli di livello più basso e non ha conoscenza di quelli ai livelli più alti. </text:span><text:span text:style-name="T17">Si può d</text:span><text:span text:style-name="T16">ifferenziare tra</text:span><text:span text:style-name="T17">:</text:span></text:p>
          <text:list>
            <text:list-item>
              <text:p text:style-name="P18">architettura chiusa,<text:span text:style-name="T10"> se ogni layer può accedere solo al layer immediatamente sottostante. Forniscono alta portabilità e manutenibilità, </text:span><text:span text:style-name="T18">ma aggiungono overhead di tempo e memoria</text:span><text:span text:style-name="T10">.</text:span></text:p>
            </text:list-item>
            <text:list-item>
              <text:p text:style-name="P18">architettura aperta,<text:span text:style-name="T10"> se un layer può accedere a tutti i layer sottostanti. Forniscono efficienza a runtime.</text:span></text:p>
            </text:list-item>
          </text:list>
        </text:list-item>
        <text:list-item>
          <text:p text:style-name="P19"><text:span text:style-name="T19">Partition,</text:span><text:span text:style-name="T10"> cioè una suddivisione </text:span><text:span text:style-name="T20">in sottosistemi </text:span><text:span text:style-name="T21">peer,</text:span><text:span text:style-name="T20"> o pari fra loro, ognuno responsabile di differenti classi di servizi.</text:span></text:p>
        </text:list-item>
      </text:list>
      <text:p text:style-name="P1"/>
      <text:p text:style-name="P20">Gli <text:span text:style-name="T1">stili architetturali</text:span><text:span text:style-name="T2"> che possono essere usati sono i seguenti:</text:span></text:p>
      <text:list text:style-name="L5">
        <text:list-item>
          <text:p text:style-name="P21">a Repository,<text:span text:style-name="T2"> in cui i sottosistemi accedono e modificano una singola struttura dati chiamata repository, che non ha conoscenza degli altri sottosistemi. Sono adatti per applicazioni con task di elaborazione dati che cambiano frequentemente ed è semplice definire sottosistemi addizionali. Il repository può facilmente diventare un collo di bottiglia ed inoltre il forte accoppiamento con ogni sottosistema rende difficile cambiarlo.</text:span></text:p>
        </text:list-item>
        <text:list-item>
          <text:p text:style-name="P22">MVC,<text:span text:style-name="T2"> </text:span><text:span text:style-name="T22">in cui si classificano i sottosistemi in 3 tipi differenti:</text:span></text:p>
          <text:list>
            <text:list-item>
              <text:p text:style-name="P23">Model,<text:span text:style-name="T10"> che mantiene la conoscenza del dominio di applicazione, cioè fornisce i metodi per accedere ai dati utili.</text:span></text:p>
            </text:list-item>
            <text:list-item>
              <text:p text:style-name="P23">View,<text:span text:style-name="T10"> che fa visualizzare all'utente gli oggetti del dominio dell'applicazione, cioè si occupa dell'interazione con l'utente.</text:span></text:p>
            </text:list-item>
            <text:list-item>
              <text:p text:style-name="P23"><text:soft-page-break/>Controller,<text:span text:style-name="T10"> che è responsabile della sequenza di interazione con l'utente, ricevendo</text:span><text:span text:style-name="T23">ne</text:span><text:span text:style-name="T10"> i comandi tramite View, e </text:span><text:span text:style-name="T23">modifica lo stato degli altri due componenti.</text:span></text:p>
            </text:list-item>
            <text:list-item>
              <text:p text:style-name="P24"><text:span text:style-name="T23">S</text:span><text:span text:style-name="T10">i tratta di un caso particolare di architettura di tipo repository, in cui il Model implementa la struttura dati centrale, il Controller gestisce il control flow ed il View visualizza il Model e viene notificato ad ogni suo cambiamento. È appropriato per sistemi interattivi </text:span><text:span text:style-name="T24">ed è diffuso per le interfacce grafiche dei sistemi object oriented.</text:span></text:p>
            </text:list-item>
          </text:list>
        </text:list-item>
        <text:list-item>
          <text:p text:style-name="P25">Client/Server,<text:span text:style-name="T2"> in cui un sottosistema, detto server, fornisce specifici servizi ad un insieme di client che li richiedono attraverso una rete. I client conoscono l'interfaccia del server, ma non è vero il contrario; il flusso di controllo nei due è indipendente. Spesso usato nei sistemi di database.</text:span></text:p>
        </text:list-item>
        <text:list-item>
          <text:p text:style-name="P25">Peer-to-Peer,<text:span text:style-name="T2"> in cui ogni sottosistema può agire sia come client che come server, cioè richiede e fornisce servizi. Il flusso di controllo di ciascun sottosistema, eccezion fatta per la sincronizzazione sulle richieste, è indipendete dagli altri, ma c'è la possibilità di deadlock.</text:span></text:p>
        </text:list-item>
        <text:list-item>
          <text:p text:style-name="P26">Three-tier,<text:span text:style-name="T2"> in cui i sottosistemi sono separati in tre gruppi:</text:span></text:p>
          <text:list>
            <text:list-item>
              <text:p text:style-name="P27">Interface layer,<text:span text:style-name="T10"> che include i </text:span><text:span text:style-name="T2">boundary object</text:span><text:span text:style-name="T10"> che interfacciano con l'utente.</text:span></text:p>
            </text:list-item>
            <text:list-item>
              <text:p text:style-name="P27">Application logic layer,<text:span text:style-name="T10"> che include tutti i </text:span><text:span text:style-name="T2">control object</text:span><text:span text:style-name="T10"> e le entità che realizzano elaborazione, verifica e notifica delle richieste.</text:span></text:p>
            </text:list-item>
            <text:list-item>
              <text:p text:style-name="P27">Storage layer,<text:span text:style-name="T10"> che effettua memorizzazione, recupero ed interrogazione degli oggetti persistenti.</text:span></text:p>
            </text:list-item>
          </text:list>
        </text:list-item>
        <text:list-item>
          <text:p text:style-name="P27"><text:span text:style-name="T19">Pipeline,</text:span><text:span text:style-name="T10"> (o a flusso di dati), in cui ogni componente della catena lavora in modo indipendente dagli altri per trasformare i dati in input in una serie di dati in output.</text:span></text:p>
        </text:list-item>
      </text:list>
      <text:p text:style-name="P28"><text:span text:style-name="T10"/></text:p>
      <text:p text:style-name="P29">Il primo passo del system design è l'individuazione dei design goal, che vanno formalizzati in modo esplicito poiché ogni decisione deve essere presa con lo stesso insieme di criteri. Le qualità desiderabili sono organizzate in gruppi:</text:p>
      <text:list text:style-name="L6">
        <text:list-item>
          <text:p text:style-name="P30"><text:span text:style-name="T19">Performance,</text:span><text:span text:style-name="T10"> che includono i requisiti imposti al sistema in termini di spazio e velocità.</text:span></text:p>
        </text:list-item>
        <text:list-item>
          <text:p text:style-name="P30"><text:span text:style-name="T19">Dependability,</text:span><text:span text:style-name="T10"> che </text:span><text:span text:style-name="T25">riuniscono robustezza, affidabilità, disponibilità, tolleranza agli errori e sicurezza.</text:span></text:p>
        </text:list-item>
        <text:list-item>
          <text:p text:style-name="P30"><text:span text:style-name="T19">Cost,</text:span><text:span text:style-name="T10"> che </text:span><text:span text:style-name="T26">includono i costi per sviluppare il sistema, installarlo, mantenerlo e amministrarlo, oltre che i costi per addestrare il personale e gli eventuali costi dovuti al passaggio dal vecchio sistema a questo.</text:span></text:p>
        </text:list-item>
        <text:list-item>
          <text:p text:style-name="P30"><text:span text:style-name="T19">Maintenance,</text:span><text:span text:style-name="T10"> che </text:span><text:span text:style-name="T26">riguardano la difficoltà nel modificare il sistema dopo il suo rilascio. Troviamo estensibilità, modificabilità, adattabilità, portabilità, leggibilità e tracciabilità dei requisiti.</text:span></text:p>
        </text:list-item>
        <text:list-item>
          <text:p text:style-name="P30"><text:span text:style-name="T19">End User,</text:span><text:span text:style-name="T10"> che </text:span><text:span text:style-name="T27">riguardano le qualità desiderabili per un utente e che però non rientrano in performance o dependability, come utilità ed usabilità.</text:span></text:p>
        </text:list-item>
      </text:list>
      <text:p text:style-name="P31"><text:soft-page-break/><text:span text:style-name="T10"/></text:p>
      <text:p text:style-name="P32">Ai design goal vanno assegnate delle priorità, che dipendono dai trade-off a cui gli sviluppatori devono far fronte, ad esempio: favorire una tra la velocità o il risparmio di memoria, rilasciare il prodotto nei tempi richiesti ma con meno funzionalità di quante ci si aspettava o richiedere tempo aggiuntivo per terminare, rilasciare il prodotto in tempo ma con dei bug conosciuti o rilasciarlo in ritardo ma corretto.</text:p>
      <text:p text:style-name="P33"/>
      <text:p text:style-name="P34">[Parte 2]</text:p>
      <text:p text:style-name="P33"/>
      <text:p text:style-name="P35">Il <text:span text:style-name="T1">component diagram,</text:span><text:span text:style-name="T2"> o diagramma delle componenti, modella la struttura statica del sistema, cioè quella a design </text:span><text:span text:style-name="T28">e</text:span><text:span text:style-name="T2"> compile time. È un grafo che rappresenta le interconnessioni tra le componenti software con relazioni di dipendenza.</text:span></text:p>
      <text:p text:style-name="P35">Il <text:span text:style-name="T1">deployment diagram</text:span><text:span text:style-name="T2"> modella la struttura dinamica del sistema, cioè quella a runtime. È un grafo in cui gli archi sono associazioni di comunicazione ed i nodi sono box 3D che contengono istanze di componenti, che a loro volta possono contenere oggetti.</text:span></text:p>
      <text:p text:style-name="P36"/>
      <text:p text:style-name="P37">Il <text:span text:style-name="T1">mapping hardware/software</text:span><text:span text:style-name="T2"> consiste nel </text:span><text:span text:style-name="T29">prendere decisioni riguardo le piattaforme su cui far girare il sistema e successivamente mapparvi le componenti. </text:span><text:span text:style-name="T30">È possibile che vengano identificati nuovi oggetti e sottosistemi per spostare informazioni tra i nodi, ma questo, di contro, può implicare l'insorgere di problematiche, come quelle legate alla sincronizzazione.</text:span></text:p>
      <text:p text:style-name="P33"/>
      <text:p text:style-name="P38">La <text:span text:style-name="T1">gestione dei dati persistenti</text:span><text:span text:style-name="T2"> consiste nell'identificare gli oggetti persistenti e scegliere il tipo di infrastruttura adatta a memorizzarli. </text:span><text:span text:style-name="T31">Gli oggetti Entity sono dei buoni candidati di partenza, ma non è detto che tutti diventino persistenti, in quanto alcuni potrebbero non sopravvivere dopo una singola esecuzione del sistema. </text:span><text:span text:style-name="T32">Tra i mezzi a disposizione per salvare i dati abbiamo:</text:span></text:p>
      <text:list text:style-name="L7">
        <text:list-item>
          <text:p text:style-name="P39"><text:span text:style-name="T33">F</text:span>ile,<text:span text:style-name="T2"> semplici ed economici, </text:span><text:span text:style-name="T34">ma essendo di basso livello richiedono codice aggiuntivo per fornire gli opportuni livelli di astrazione.</text:span></text:p>
        </text:list-item>
        <text:list-item>
          <text:p text:style-name="P40">DB relazionali,<text:span text:style-name="T2"> organizzato in tabelle in cui gli oggetti devono essere mappati per essere salvati.</text:span></text:p>
        </text:list-item>
        <text:list-item>
          <text:p text:style-name="P40">DB object-oriented,<text:span text:style-name="T2"> in cui gli oggetti vengono mappati così come sono, riducendo i tempi di setup iniziale, ma richiedendo query più complesse.</text:span></text:p>
        </text:list-item>
      </text:list>
      <text:p text:style-name="P41"><text:span text:style-name="T2"/></text:p>
      <text:p text:style-name="P42"><text:span text:style-name="T2">Nella fase di </text:span>controllo di accesso<text:span text:style-name="T2"> si stabilisce a quali informazioni e a quali funzioni può accedere ogni tipologia di attore. </text:span><text:span text:style-name="T35">Si descrivono i diritti di accesso e si definiscono i meccanismi di autenticazione. U</text:span><text:span text:style-name="T36">na </text:span><text:span text:style-name="T37">matrice di accesso</text:span><text:span text:style-name="T36"> modella i diritti di accesso su una classe: le righe rappresentano gli attori, le colonne le classi e ad ogni entry corrispondono le operazioni consentite su un'istanza.</text:span></text:p>
      <text:list text:style-name="L8">
        <text:list-item>
          <text:p text:style-name="P43"><text:soft-page-break/>Tabella di accesso globale,<text:span text:style-name="T2"> </text:span><text:span text:style-name="T38">che rappresenta esplicitamente tutti gli accessi tramite una tupla attore-classe-operazione, pertanto richiede molto spazio.</text:span></text:p>
        </text:list-item>
        <text:list-item>
          <text:p text:style-name="P44">Access Control List,<text:span text:style-name="T2"> o ACL, che associa una lista di coppie attore-operazione per ogni classe.</text:span></text:p>
        </text:list-item>
        <text:list-item>
          <text:p text:style-name="P44">Capability,<text:span text:style-name="T2"> che associa una coppia classe-operazione ad un attore.</text:span></text:p>
        </text:list-item>
      </text:list>
      <text:p text:style-name="P45"><text:span text:style-name="T2"/></text:p>
      <text:p text:style-name="P46"><text:span text:style-name="T2">Nella fase di </text:span>controllo del flusso globale<text:span text:style-name="T2"> </text:span><text:span text:style-name="T39">viene descritta la sequenza di azioni ed interazioni con il sistema, sia che si basino su eventi esterni generati da attori che sul trascorrere del tempo.</text:span></text:p>
      <text:list text:style-name="L9">
        <text:list-item>
          <text:p text:style-name="P47">Procedure-driven control,<text:span text:style-name="T2"> se i controlli risiedono nel codice del programma. È semplice e facile da costruire per sistemi procedurali.</text:span></text:p>
        </text:list-item>
        <text:list-item>
          <text:p text:style-name="P47">Event-driven control,<text:span text:style-name="T2"> se il ciclo principale attende un evento esterno per rimandarlo all'oggetto appropriato. Il controllo risiede in un dispatcher che richiama funzioni di sottosistema. È flessibile ed usato spesso per le interfacce utente.</text:span></text:p>
        </text:list-item>
        <text:list-item>
          <text:p text:style-name="P47">Threads,<text:span text:style-name="T2"> che rappresentano una versione concorrente del Procedure-driven, poiché il sistema può creare un numero arbitrario di thread da usare per risondere ad eventi differenti.</text:span></text:p>
        </text:list-item>
      </text:list>
      <text:p text:style-name="P48">È necessario identificare i processi concorrenti per analizzarne i problemi relativi e, in generale, oggetti concorrenti dovrebbero essere assegnati a thread di controllo differenti.</text:p>
      <text:p text:style-name="P49"><text:span text:style-name="T2"/></text:p>
      <text:p text:style-name="P50"><text:span text:style-name="T2">Nella fase di </text:span>identificazione delle condizioni limite<text:span text:style-name="T2"> si studia il comportamento del sistema </text:span><text:span text:style-name="T40">in fase di avvio e terminazione e si individuano e gestiscono i casi eccezionali. In generale, gli use case vengono identificati esaminando sottosistemi ed oggetti persistenti:</text:span></text:p>
      <text:list text:style-name="L10">
        <text:list-item>
          <text:p text:style-name="P51">Configurazione:<text:span text:style-name="T2"> per ogni oggetto persistente, si esaminano gli use case in cui viene creato o distrutto e per ogni operazione mancante si aggiunge uno use case invocato dall'admin.</text:span></text:p>
        </text:list-item>
        <text:list-item>
          <text:p text:style-name="P51">Avvio e terminazione:<text:span text:style-name="T2"> per ogni componente si aggiungono gli use cases </text:span><text:span text:style-name="T9">start, shutdown</text:span><text:span text:style-name="T10"> e </text:span><text:span text:style-name="T9">configure.</text:span></text:p>
        </text:list-item>
        <text:list-item>
          <text:p text:style-name="P51"><text:span text:style-name="T19">Gestione eccezioni:</text:span><text:span text:style-name="T10"> per ogni tipo di fallimento di componente si decide come il sistema debba reagire.</text:span></text:p>
        </text:list-item>
      </text:list>
      <text:p text:style-name="P52"><text:span text:style-name="T10"/></text:p>
      <text:p text:style-name="P53">Anche il system design è un'attività iterativa in cui è necessaria un'attività di revisione ad opera di manager e sviluppatori. Bisogna inoltre assicurarsi che il system design sia:</text:p>
      <text:list text:style-name="L11">
        <text:list-item>
          <text:p text:style-name="P54"><text:span text:style-name="T19">Corretto,</text:span><text:span text:style-name="T10"> cioè </text:span><text:span text:style-name="T41">se </text:span><text:span text:style-name="T42">il modello di analisi vi può essere mappato.</text:span></text:p>
        </text:list-item>
        <text:list-item>
          <text:p text:style-name="P54"><text:span text:style-name="T19">Completo,</text:span><text:span text:style-name="T10"> cioè </text:span><text:span text:style-name="T42">se ogni requisito e ogni caratteristica è stata portata a compimento.</text:span></text:p>
        </text:list-item>
        <text:list-item>
          <text:p text:style-name="P54"><text:soft-page-break/><text:span text:style-name="T19">Consistente,</text:span><text:span text:style-name="T10"> cioè </text:span><text:span text:style-name="T42">se non contiene contraddizioni (ad esempio design gol che violano requisiti non funzionali).</text:span></text:p>
        </text:list-item>
        <text:list-item>
          <text:p text:style-name="P54"><text:span text:style-name="T19">Realistico,</text:span><text:span text:style-name="T10"> cioè </text:span><text:span text:style-name="T42">se il sistema può essere realizzato ed è possibile rispettare problemi di concorrenza e tecnologie.</text:span></text:p>
        </text:list-item>
        <text:list-item>
          <text:p text:style-name="P55"><text:span text:style-name="T43">L</text:span><text:span text:style-name="T19">eggibile,</text:span><text:span text:style-name="T10"> cioè se i nomi e le descrizioni scritte sono sufficientemente dettagliate.</text:span></text:p>
        </text:list-item>
      </text:list>
      <text:p text:style-name="P56"><text:span text:style-name="T10"/></text:p>
      <text:p text:style-name="P57"><text:span text:style-name="T2">I </text:span>liaisons<text:span text:style-name="T2"> sono rappresentanti dei team che lavorano ai diversi sottosistemi, raccogliendo informazioni da e verso il loro team di appartenenza. Negoziano inoltre i cambiamenti di interfacce, in quanto le modifiche vanno effettuate con attenzione.</text:span></text:p>
      <text:p text:style-name="P33"/>
      <text:h text:style-name="Heading_20_1" text:outline-level="1"><text:bookmark-start text:name="__RefHeading___Toc3197_2646374469"/>Object Design<text:bookmark-end text:name="__RefHeading___Toc3197_2646374469"/></text:h>
      <text:p text:style-name="P58">Durante la fase di <text:span text:style-name="T1">object design</text:span><text:span text:style-name="T2"> vengono aggiunti dettagli all'analisi dei requisiti, si prendono decisioni di implementazione e si raffinano gli oggetti esistenti. </text:span><text:span text:style-name="T44">L'object designer sceglie tra i diversi modi di implementare il modello di analisi con l'obiettivo di minimizzare tempi di esecuzione, costi, ecc.</text:span></text:p>
      <text:p text:style-name="P59"><text:span text:style-name="T44">V</text:span><text:span text:style-name="T2">engono selezionate librerie e componenti utili per le strutture dati ed i servizi di base e si scelgono i Design Pattern necessari per risolvere problemi comuni.</text:span></text:p>
      <text:p text:style-name="P1"/>
      <text:p text:style-name="P60">Durante la <text:span text:style-name="T1">specifica delle interfacce</text:span><text:span text:style-name="T2"> si raffina ulteriormente la suddivisione in sottosistemi effettuata durante il system design, ponendo l'attenzione sui dettagli di basso livello degli oggetti e descrivendo l'interfaccia di ciascuno di essi.</text:span></text:p>
      <text:p text:style-name="P60"><text:span text:style-name="T45">Vengono specificate signature e visibilità di ogni operazione e, tramite </text:span><text:span text:style-name="T46">Object Constraint Language,</text:span><text:span text:style-name="T47"> precondizioni, postcondizioni ed invarianti </text:span><text:span text:style-name="T48">(predicati sempre veri per tutte le istanze di una classe)</text:span><text:span text:style-name="T47">.</text:span></text:p>
      <text:p text:style-name="P61"><text:span text:style-name="T47">I</text:span><text:span text:style-name="T10">l risultato è una specifica completa delle interfacce per ogni sottosistema, spesso chiamate "API del sottosistema".</text:span></text:p>
      <text:p text:style-name="P61"><text:span text:style-name="T10"/></text:p>
      <text:p text:style-name="P61"><text:span text:style-name="T10">Durante la fase di </text:span><text:span text:style-name="T11">ristrutturazione</text:span><text:span text:style-name="T10"> il modello di sistema viene modificato per aumentare il riuso del codice o soddisfare ulteriori design goal, come mantenimento e leggibilità. Alcune attività includono fusioni o decomposizioni di classi e trasformazioni delle associazioni.</text:span></text:p>
      <text:p text:style-name="P61"><text:span text:style-name="T10"/></text:p>
      <text:p text:style-name="P61"><text:span text:style-name="T10">Durante la fase di </text:span><text:span text:style-name="T11">ottimizzazione</text:span><text:span text:style-name="T10"> ci si occupa di soddisfare i requisiti di performance del modello di sistema, tramite attività quali riduzione delle molteplicità nelle associazioni o aggiunta di informazioni ridondanti.</text:span></text:p>
      <text:p text:style-name="P61"><text:span text:style-name="T10"/></text:p>
      <text:p text:style-name="P62"><text:span text:style-name="T10">L'</text:span><text:span text:style-name="T11">Object Design Document,</text:span><text:span text:style-name="T10"> o ODD, serve sia a scambiare informazioni sulle interfacce tra i team che a fare da riferimento per la fase di testing:</text:span></text:p>
      <text:list text:style-name="L12">
        <text:list-item>
          <text:p text:style-name="P63"><text:soft-page-break/><text:span text:style-name="T10">la sezione </text:span><text:span text:style-name="T49">introduzione</text:span><text:span text:style-name="T10"> contiene una descrizione dei trade-offs e </text:span><text:span text:style-name="T50">le </text:span><text:span text:style-name="T10">convenzioni e </text:span><text:span text:style-name="T50">le </text:span><text:span text:style-name="T10">linee guida per il miglioramento della comunicazione;</text:span></text:p>
        </text:list-item>
        <text:list-item>
          <text:p text:style-name="P63"><text:span text:style-name="T10">la sezione </text:span><text:span text:style-name="T49">packages</text:span><text:span text:style-name="T10"> descrive la decomposizione del sottosistema in packages e l'organizzazione in file del codice, mostrando dipendenze ed uso;</text:span></text:p>
        </text:list-item>
        <text:list-item>
          <text:p text:style-name="P63"><text:span text:style-name="T10">la sezione </text:span><text:span text:style-name="T49">class interfaces</text:span><text:span text:style-name="T10"> descrive le classi e le loro interfacce pubbliche.</text:span></text:p>
        </text:list-item>
      </text:list>
      <text:p text:style-name="P64"><text:span text:style-name="T10">È possibile generare queste ultime due sezione in automatico tramite </text:span><text:span text:style-name="T11">Javadoc,</text:span><text:span text:style-name="T10"> usando annotazioni specifiche sul codice sorgente.</text:span></text:p>
      <text:p text:style-name="P65"/>
      <text:p text:style-name="P66"><text:span text:style-name="T47">[</text:span><text:span text:style-name="T10">Riuso e flessibilità – Ereditarietà, Composizione e Design Patterns]</text:span></text:p>
      <text:p text:style-name="P1"/>
      <text:p text:style-name="P67">Gli obiettivi dell'<text:span text:style-name="T1">attività di riuso</text:span><text:span text:style-name="T2"> sono realizzare nuove funzionalità a partire da quelle già disponibili e risolvere i problemi correnti grazie alle conoscenze precedentemente acquisite. </text:span><text:span text:style-name="T51">Il primo punto richiede ereditarietà e composizione, mentre per il secondo ci sono i Design Pattern.</text:span></text:p>
      <text:p text:style-name="P68"><text:span text:style-name="T51">L'</text:span><text:span text:style-name="T2">uso dell'</text:span><text:span text:style-name="T1">ereditarietà</text:span><text:span text:style-name="T2"> permette di ridurre le ridondanze e di migliorare l'estendibilità e la modificabilità del codice. </text:span><text:span text:style-name="T52">È detta riuso </text:span><text:span text:style-name="T53">White-Box</text:span><text:span text:style-name="T52">, in quanto la struttura interna delle classi è visibile alle sottoclassi.</text:span></text:p>
      <text:list text:style-name="L13">
        <text:list-item>
          <text:p text:style-name="P69"><text:span text:style-name="T54">Con </text:span><text:span text:style-name="T55">ereditarietà di specifica</text:span><text:span text:style-name="T56"> si definisce la possibilità di usare un oggetto al posto di un altro e la sua definizione formale è "se un oggetto di tipo S può essere sostituito ovunque ci si aspetta un oggetto di tipo T, allora S è un sottotipo di T".</text:span></text:p>
        </text:list-item>
        <text:list-item>
          <text:p text:style-name="P69"><text:span text:style-name="T56">Con </text:span><text:span text:style-name="T55">ereditarietà di implementazione</text:span><text:span text:style-name="T56"> si definisce l'implementazione di un oggetto in funzione dell'implementazione di un altro oggetto.</text:span></text:p>
        </text:list-item>
      </text:list>
      <text:p text:style-name="P70">L'uso della <text:span text:style-name="T1">composizione</text:span><text:span text:style-name="T2"> permette di ottenere funzionalità tramite aggregazione ed è detta riuso </text:span><text:span text:style-name="T9">Black-Box</text:span><text:span text:style-name="T2">, in quanto i dettagli implementativi interni agli oggetti non sono visibili all'esterno.</text:span></text:p>
      <text:list text:style-name="L14">
        <text:list-item>
          <text:p text:style-name="P71"><text:span text:style-name="T57">Con la </text:span><text:span text:style-name="T58">delega</text:span><text:span text:style-name="T59"> due oggetti collaborano nel gestire una richiesta: il Receiver ottiene la richiesta del Client e ne delega l'esecuzione ad un oggetto Delegate, in modo che quest'ultimo non possa essere usato in modo scorretto.</text:span></text:p>
        </text:list-item>
      </text:list>
      <text:p text:style-name="P72"><text:span text:style-name="T60">La delega rende le componenti più resistenti rispetto al fare subtyping </text:span><text:span text:style-name="T61">e si guadagna in flessibilità</text:span><text:span text:style-name="T60">, ma si perde in estendibilità </text:span><text:span text:style-name="T61">e velocità a runtime</text:span><text:span text:style-name="T60">.</text:span></text:p>
      <text:p text:style-name="P73"><text:span text:style-name="T10"/></text:p>
      <text:p text:style-name="P74">I <text:span text:style-name="T1">Design Patterns</text:span><text:span text:style-name="T2"> descrivono problemi ricorrenti presentando soluzioni generali applicabili in moltissimi casi. </text:span><text:span text:style-name="T62">In genere sono composti da poche classi legate tramite delegazione ed ereditarietà, in modo da essere robuste e modificabili per essere adattate al problema specifico che si sta affrontando.</text:span></text:p>
      <text:p text:style-name="P75"><text:span text:style-name="T62">S</text:span><text:span text:style-name="T2">ono descritti tramite un </text:span><text:span text:style-name="T9">nome,</text:span><text:span text:style-name="T10"> una </text:span><text:span text:style-name="T9">descrizione del problema,</text:span><text:span text:style-name="T10"> che indica le situazioni in cui può essere usato, una </text:span><text:span text:style-name="T9">soluzione,</text:span><text:span text:style-name="T10"> che descrive gli elementi che </text:span><text:soft-page-break/><text:span text:style-name="T10">costituiscono il progetto, ed un </text:span><text:span text:style-name="T9">insieme di conseguenze,</text:span><text:span text:style-name="T10"> che descrive i risultati e i vincoli che si ottengono applicandolo. </text:span><text:span text:style-name="T63">Li dividiamo in tre grandi gruppi:</text:span></text:p>
      <text:list text:style-name="L15">
        <text:list-item>
          <text:p text:style-name="P76"><text:span text:style-name="T64">P</text:span><text:span text:style-name="T65">attern strutturali,</text:span><text:span text:style-name="T66"> che si </text:span><text:span text:style-name="T10">occupa</text:span><text:span text:style-name="T67">no</text:span><text:span text:style-name="T10"> del modo in cui le classi e gli oggetti formano strutture complesse e che riduc</text:span><text:span text:style-name="T67">ono</text:span><text:span text:style-name="T10"> l’accoppiamento tra classi tramite l’incapsulamento e la creazione di classi astr</text:span><text:span text:style-name="T67">a</text:span><text:span text:style-name="T10">tte che facilitino estensioni future.</text:span></text:p>
        </text:list-item>
        <text:list-item>
          <text:p text:style-name="P77"><text:span text:style-name="T19">Pattern comportamentali,</text:span><text:span text:style-name="T10"> che si occupano dell’assegnazione delle responsabilità tra oggetti che collaborano tra loro e che caratterizzano i flussi di controllo complessi.</text:span></text:p>
        </text:list-item>
        <text:list-item>
          <text:p text:style-name="P77"><text:span text:style-name="T19">Pattern creazionali,</text:span><text:span text:style-name="T10"> che forniscono un'astrazione del processo di creazione degli oggetti e aiutano a rendere un sistema indipendente dai meccanismi di creazione, composizione e rappresentazione degli oggetti.</text:span></text:p>
        </text:list-item>
      </text:list>
      <text:p text:style-name="P78"><text:span text:style-name="T10"/></text:p>
      <text:p text:style-name="P79">Il <text:span text:style-name="T68">Co</text:span><text:span text:style-name="T1">mposite pattern</text:span> compone gli oggetti in strutture ad albero ad ampiezza e profondità variabili. Nelle gerarchie formate i nodi foglia rappresentano oggetti individuali e quelli interni invece oggetti composti ed è possibile trattare tutti in maniera uniforme attraverso un'interfaccia comune.</text:p>
      <text:p text:style-name="P79"><text:span text:style-name="T69">L'oggetto </text:span><text:span text:style-name="T70">Composite</text:span><text:span text:style-name="T69"> ha un'associazione di aggregazione con l'interfaccia </text:span><text:span text:style-name="T70">Component</text:span><text:span text:style-name="T69"> ed implementa ogni servizio iterando su ogni Component che contiene, mentre i servizi </text:span><text:span text:style-name="T70">Leaf</text:span><text:span text:style-name="T69"> si occupano del lavoro effettivo.</text:span></text:p>
      <text:p text:style-name="P80">È possibile modificare e aggiungere con facilità i Leaf.</text:p>
      <text:p text:style-name="P75"><text:span text:style-name="T63"/></text:p>
      <text:p text:style-name="P81"><text:span text:style-name="T63">I</text:span><text:span text:style-name="T10">l </text:span><text:span text:style-name="T11">Façade pattern</text:span><text:span text:style-name="T10"> fornisce un'unica interfaccia per accedere ad un insieme di oggetti che compongono un sottosistema. </text:span><text:span text:style-name="T71">F</text:span><text:span text:style-name="T72">acilita l'ottenimento di un'architettura chiusa, </text:span><text:span text:style-name="T71">evita l'uso improprio degli elementi dei sottosistemi e favorisce il disaccoppiamento tra essi e il client.</text:span></text:p>
      <text:p text:style-name="P81"><text:span text:style-name="T71"/></text:p>
      <text:p text:style-name="P82"><text:span text:style-name="T71">L'</text:span><text:span text:style-name="T11">Adapter pattern</text:span><text:span text:style-name="T10"> </text:span><text:span text:style-name="T73">consente di convertire l'interfaccia di una classe </text:span><text:span text:style-name="T74">in un'altra, in modo da incapsulare componenti esistenti o off the shelf ed usarle.</text:span></text:p>
      <text:p text:style-name="P82"><text:span text:style-name="T63">Per implementarlo c’è bisogna di due componenti: un’interfaccia</text:span><text:span text:style-name="T75"> </text:span><text:span text:style-name="T76">Target</text:span><text:span text:style-name="T75"> </text:span><text:span text:style-name="T63">i cui metodi sono implementati in termini di richieste alla componente esterna ed una classe </text:span><text:span text:style-name="T76">A</text:span><text:span text:style-name="T75">dapter</text:span><text:span text:style-name="T63"> che la implementa e che si occupa di delegare le richieste </text:span><text:span text:style-name="T74">ed eventualmente eseguire le conversioni tra strutture dati.</text:span><text:span text:style-name="T63"> </text:span></text:p>
      <text:p text:style-name="P75"><text:span text:style-name="T63"/></text:p>
      <text:p text:style-name="P83"><text:span text:style-name="T63">I</text:span><text:span text:style-name="T10">l </text:span><text:span text:style-name="T11">Bridge pattern</text:span><text:span text:style-name="T10"> </text:span><text:span text:style-name="T77">separa l'astrazione dall'implementazione, in modo da poter interfacciare un insieme di oggetti anche quando questi non sono del tutto noti o completi. È utile sia per testare diverse implementazioni di una stessa interfaccia che per estendere un sottosistema anche dopo la sua consegna.</text:span></text:p>
      <text:p text:style-name="P83"><text:span text:style-name="T77"/></text:p>
      <text:p text:style-name="P84"><text:span text:style-name="T63">I</text:span><text:span text:style-name="T10">l </text:span><text:span text:style-name="T11">Proxy pattern</text:span><text:span text:style-name="T10"> consente di ridurre i costi di accesso agli oggetti usando delle controfigure, in modo da creare ed inizializzare soltanto quelli necessari quando vengono richiesti dall'utente.</text:span></text:p>
      <text:p text:style-name="P75"><text:soft-page-break/><text:span text:style-name="T63"/></text:p>
      <text:p text:style-name="P85"><text:span text:style-name="T63">L'</text:span><text:span text:style-name="T11">Observer pattern</text:span><text:span text:style-name="T10"> </text:span><text:span text:style-name="T78">è un behevioral pattern che si occupa della gestione degli eventi tramite diversi oggetti: una classe </text:span><text:span text:style-name="T79">Subject</text:span><text:span text:style-name="T78"> è l'oggetto osservato da più </text:span><text:span text:style-name="T79">Observer,</text:span><text:span text:style-name="T78"> interfacce astratte che rappresentano una vista dell'oggetto e gestiscono un certo evento ad esso legato. Queste interfacce sono implementate dai </text:span><text:span text:style-name="T79">ConcreteObserver,</text:span><text:span text:style-name="T78"> che si occupano effettivamente delle azioni da intraprendere.</text:span></text:p>
      <text:p text:style-name="P85"><text:span text:style-name="T78"/></text:p>
      <text:p text:style-name="P86"><text:span text:style-name="T78">L'</text:span><text:span text:style-name="T11">Abstract factory</text:span><text:span text:style-name="T10"> è un creational pattern che ha lo scopo di fornire un'interfaccia per la creazione di famiglie di oggetti correlati, senza specificare quali siano le loro classi concrete.</text:span></text:p>
      <text:p text:style-name="P87"><text:span text:style-name="T10">L'interfaccia astratta </text:span><text:span text:style-name="T9">AbstractProduct</text:span><text:span text:style-name="T10"> rappresenta l'interfaccia di un concetto singolo, mentre </text:span><text:span text:style-name="T9">AbstractFactory,</text:span><text:span text:style-name="T10"> dichiara le operazioni per creare ogni singolo prodotto. </text:span><text:span text:style-name="T9">ConcreteFactory</text:span><text:span text:style-name="T10"> si occupa invece della creazione vera e propria di un certo </text:span><text:span text:style-name="T9">Product.</text:span></text:p>
      <text:p text:style-name="P88">Rende il client indipendente dalle classi utilizzate effettivamente per l'implementazione degli oggetti, promuovendo la coerenza nell'uso dei prodotti, ma rendendo difficile l'aggiunta di nuovi.</text:p>
      <text:p text:style-name="P75"><text:span text:style-name="T63"/></text:p>
      <text:p text:style-name="P89"><text:span text:style-name="T63">[</text:span><text:span text:style-name="T10">Mapping Models to Code]</text:span></text:p>
      <text:p text:style-name="P75"><text:span text:style-name="T63"/></text:p>
      <text:p text:style-name="P90"><text:span text:style-name="T63">D</text:span><text:span text:style-name="T10">opo aver specificato le interfacce ed aver raffinato le relazioni esistenti tra le classi è possibile implementare il sistema che realizza gli use case specificati nelle fasi di analisi e system design. Ci sono però svariati problemi a cui uno sviluppatore va in contro, come parametri non documentati o assenti ed il non supporto dei contratti o del concetto di associazione da parte del linguaggio di programmazione scelto. Tutte queste modifiche locali non sono particolarmente complesse, ma introducono il rischio di errori.</text:span></text:p>
      <text:p text:style-name="P90"><text:span text:style-name="T10"/></text:p>
      <text:p text:style-name="P91"><text:span text:style-name="T10">Una </text:span><text:span text:style-name="T11">trasformazione</text:span><text:span text:style-name="T10"> ha lo scopo di migliorare un aspetto del modello, pur continuando a preservarne tutte le altre proprietà. In genere è localizzata, impatta un numero ristretto di classi, attributi ed operazioni e viene eseguita in una serie di passi semplici. </text:span><text:span text:style-name="T80">Ve ne sono 4 tipi:</text:span></text:p>
      <text:list text:style-name="L16">
        <text:list-item>
          <text:p text:style-name="P92"><text:span text:style-name="T19">Trasformazioni di modello,</text:span><text:span text:style-name="T10"> che operano sul modello ad oggetti, ad esempio convertendo un attributo semplice in una classe. </text:span><text:span text:style-name="T81">Le trasformazioni includono aggiunta e rimozione di classi, associazioni, attribuiti o informazioni dal modello o le attività di rinomina.</text:span></text:p>
        </text:list-item>
        <text:list-item>
          <text:p text:style-name="P92"><text:span text:style-name="T19">Refactoring,</text:span><text:span text:style-name="T10"> che opera sul codice sorgente </text:span><text:span text:style-name="T82">per renderlo più leggibile o facilmente modificabile</text:span><text:span text:style-name="T10">. </text:span><text:span text:style-name="T82">Richiede testing ad ogni passo, in quanto bisogna evitare di cambiare il comportamento del sistema.</text:span></text:p>
        </text:list-item>
        <text:list-item>
          <text:p text:style-name="P92"><text:span text:style-name="T19">Forward engineering,</text:span><text:span text:style-name="T10"> che produce un template del codice sorgente corrispondente al modello ad oggetti. </text:span><text:span text:style-name="T83">Si riduce il numero di errori introdotti </text:span><text:soft-page-break/><text:span text:style-name="T83">in fase di implementazione (in base all'accuratezza della progettazione) e si riducono gli sforzi implementativi.</text:span></text:p>
        </text:list-item>
        <text:list-item>
          <text:p text:style-name="P92"><text:span text:style-name="T19">Reverse engineering,</text:span><text:span text:style-name="T10"> in cui si produce, con un certo aiuto da parte degli sviluppatori, il modello ad oggetti corrispondente al codice sorgente. </text:span><text:span text:style-name="T84">Viene creata una classe UML per ciascuna classe, aggiungendo un attributo per ciascun campo ed un'operazione per ciascun metodo.</text:span></text:p>
        </text:list-item>
      </text:list>
      <text:p text:style-name="P93"><text:span text:style-name="T84">P</text:span><text:span text:style-name="T10">er evitare che le trasformazioni introducano errori difficili da rilevare, è necessario che ciascuna riguardi un singolo design goal ed effettui pochi cambiamenti per volta, in modo isolato e con validazione successiva.</text:span></text:p>
      <text:p text:style-name="P94"><text:span text:style-name="T84"/></text:p>
      <text:p text:style-name="P95"><text:span text:style-name="T63">C</text:span><text:span text:style-name="T10">on </text:span><text:span text:style-name="T11">ottimizzazione del modello di Object Design</text:span><text:span text:style-name="T10"> ci si riferisce ad una serie di operazioni per migliorare le prestazioni del modello di sistema:</text:span></text:p>
      <text:list text:style-name="L17">
        <text:list-item>
          <text:p text:style-name="P96">Ottimizzare i cammini di accesso,<text:span text:style-name="T10"> aggiungendo associazioni per semplificare le operazioni più frequenti, trasformando le associazioni di tipo "molti" in associazioni qualificate e si verifica che non ci siano attributi mal collocati.</text:span></text:p>
        </text:list-item>
        <text:list-item>
          <text:p text:style-name="P97">Collassare gli oggetti in attributi,<text:span text:style-name="T10"> nel caso alcune classi presentino pochi attributi e comportamenti e siano legate soltanto ad un'altra classe.</text:span></text:p>
        </text:list-item>
        <text:list-item>
          <text:p text:style-name="P97">Ritardare le elaborazioni costose,<text:span text:style-name="T10"> nel caso si voglia ritardare la creazione di oggetti costosi fin quando non siano necessari.</text:span></text:p>
        </text:list-item>
        <text:list-item>
          <text:p text:style-name="P97">Memorizzare il risultato di elaborazioni costose,<text:span text:style-name="T10"> come nel caso di metodi invocati diverse volte ed il cui risultato cambia raramente.</text:span></text:p>
        </text:list-item>
      </text:list>
      <text:p text:style-name="P75"><text:span text:style-name="T63"/></text:p>
      <text:p text:style-name="P98"><text:span text:style-name="T63">L</text:span><text:span text:style-name="T10">e </text:span><text:span text:style-name="T11">associazioni</text:span><text:span text:style-name="T10"> sono concetti UML che denotano collezioni di link bidirezionali tra due o più oggetti, ma i linguaggi OO non li forniscono </text:span><text:span text:style-name="T85">e bisogna quindi effettuare delle trasformazioni</text:span><text:span text:style-name="T10">.</text:span></text:p>
      <text:list text:style-name="L18">
        <text:list-item>
          <text:p text:style-name="P99">Le associazioni uno a uno unidirezionali diventano riferimenti dalla classe chiamante alla chiamata, mentre quelle bidirezionali hanno bisogno di valutazioni specifiche e beneficiano di getter e setter per ridurre gli impatti delle modifiche.</text:p>
        </text:list-item>
        <text:list-item>
          <text:p text:style-name="P100"><text:span text:style-name="T10">Le associazioni uno a molti richiedono l'uso di oggetti di tipo </text:span><text:span text:style-name="T9">Collection</text:span><text:span text:style-name="T10"> e sono realizzate in modo bidirezionale; per le molti a molti ci sono oggetti </text:span><text:span text:style-name="T9">Collection</text:span><text:span text:style-name="T10"> in entrambe le classi.</text:span></text:p>
        </text:list-item>
        <text:list-item>
          <text:p text:style-name="P99">Le classi associative, che raccolgono attributi ed operazioni legate su un'associazione, diventano classi che fanno da tramite tra le due classi.</text:p>
        </text:list-item>
      </text:list>
      <text:p text:style-name="P75"><text:span text:style-name="T63"/></text:p>
      <text:p text:style-name="P101"><text:span text:style-name="T63">U</text:span><text:span text:style-name="T10">n </text:span><text:span text:style-name="T11">contratto</text:span><text:span text:style-name="T10"> è un vincolo su una classe che deve essere soddisfatto primi di poterla utilizzare e, per gestirne le violazioni, si ricorre al meccanismo delle eccezioni. </text:span><text:span text:style-name="T86">Specificare tutti i contratti rischia di introdurre errori, oltre che peggiorare le prestazioni globali, per cui è possibile omettere i controlli sia sulle postcondizioni che sugli invarianti, così come per metodi privati e protetti a patto che siano ben definite le interfacce. Le componenti su cui concentrarsi davvero </text:span><text:soft-page-break/><text:span text:style-name="T86">sono quelli che durano a lungo, come gli Entity, e si dovrebbe cercare di riusare il codice per quanto possibile.</text:span></text:p>
      <text:p text:style-name="P101"><text:span text:style-name="T86"/></text:p>
      <text:p text:style-name="P102"><text:span text:style-name="T86">L'</text:span><text:span text:style-name="T10">ultima fase consiste nel </text:span><text:span text:style-name="T11">mapping</text:span><text:span text:style-name="T10"> dell'Object Model in uno schema di memorizzazione persistente. Poiché i linguaggi OO non forniscono metodi efficienti, </text:span><text:span text:style-name="T87">è necessario usare strutture dati che possono essere memorizzate in sistemi di gestione: nel caso dei DB OO non c'è bisogno di alcuna trasformazione, mentre per DB relazionalii e file è necessaria un'infrastruttura per effettuare le conversioni.</text:span></text:p>
      <text:p text:style-name="P75"><text:span text:style-name="T63"/></text:p>
      <text:h text:style-name="P103" text:outline-level="1"><text:bookmark-start text:name="__RefHeading___Toc1882_1192847266"/>Testing<text:bookmark-end text:name="__RefHeading___Toc1882_1192847266"/></text:h>
      <text:p text:style-name="P104"><text:span text:style-name="T63">I</text:span><text:span text:style-name="T10">l testing consiste nell'identificare le differenze tra comportamento atteso e comportamento osservato e ne troviamo diverse tipologie, a seconda di cosa si stia analizzando nello specifico.</text:span></text:p>
      <text:p text:style-name="P105">L'obiettivo di questa fase è progettare una serie di test in modo da trovare il maggior numero possibile di errori, così da correggerli.</text:p>
      <text:p text:style-name="P106"><text:span text:style-name="T10">Con il </text:span><text:span text:style-name="T11">software quality management</text:span><text:span text:style-name="T10"> ci si occupa di garantire che il livello di qualità richiesto venga raggiunto tramite la definizione di standard e procedure di qualità e la verifica della loro applicazione.</text:span></text:p>
      <text:p text:style-name="P107"><text:span text:style-name="T63">L</text:span><text:span text:style-name="T10">e parole chiave in questa fase sono:</text:span></text:p>
      <text:list text:style-name="L19">
        <text:list-item>
          <text:p text:style-name="P108"><text:span text:style-name="T19">affidabilità,</text:span><text:span text:style-name="T10"> cioè la misura di successo con cui il comportamento del sistema è conforme ad una certa specifica;</text:span></text:p>
        </text:list-item>
        <text:list-item>
          <text:p text:style-name="P108"><text:span text:style-name="T19">fallimento,</text:span><text:span text:style-name="T10"> o failure, cioè qualsiasi deviazione del comportamento;</text:span></text:p>
        </text:list-item>
        <text:list-item>
          <text:p text:style-name="P108"><text:span text:style-name="T19">stato di errore, </text:span><text:span text:style-name="T10">cioè uno stato tale che ogni ulteriore elaborazione da parte del sistema porta ad un fallimento;</text:span></text:p>
        </text:list-item>
        <text:list-item>
          <text:p text:style-name="P108"><text:span text:style-name="T19">difetto, </text:span><text:span text:style-name="T10">detto anche bug o fault, cioè la causa di un failure.</text:span></text:p>
        </text:list-item>
      </text:list>
      <text:p text:style-name="P109">Non tutti i fault generano un failure, un failure può essere generato da più fault ed un fault può generare diversi failure.</text:p>
      <text:p text:style-name="P110"><text:span text:style-name="T10">È possibile usare </text:span><text:span text:style-name="T19">defect </text:span><text:span text:style-name="T10">quando non si fa distinzione tra fault e failure.</text:span></text:p>
      <text:p text:style-name="P111"/>
      <text:p text:style-name="P112"><text:span text:style-name="T63">U</text:span><text:span text:style-name="T10">n </text:span><text:span text:style-name="T11">test case</text:span><text:span text:style-name="T10"> contiene un insieme di dati di input per testare una funzionalità assieme al risultato atteso, mentre una </text:span><text:span text:style-name="T11">test suite</text:span><text:span text:style-name="T10"> è un insieme di casi di test. </text:span><text:span text:style-name="T88">L'esecuzione del test consiste nell'eseguire il programma per tutti i casi di test della suite e si considera un successo quando il test rileva almeno un failure.</text:span></text:p>
      <text:p text:style-name="P113"><text:span text:style-name="T88">C</text:span><text:span text:style-name="T10">on </text:span><text:span text:style-name="T11">oracolo</text:span><text:span text:style-name="T10"> si indica il risultato atteso per un test case e può essere sia scritto da un umano che generato automaticamente sulla base di specifiche formali.</text:span></text:p>
      <text:p text:style-name="P114"><text:span text:style-name="T63"/></text:p>
      <text:p text:style-name="P115"><text:span text:style-name="T63">I </text:span><text:span text:style-name="T10">fault possono essere classificati in diverse tipologie:</text:span></text:p>
      <text:list text:style-name="L20">
        <text:list-item>
          <text:p text:style-name="P116"><text:soft-page-break/>Fault nella specifica delle interfacce,<text:span text:style-name="T2"> se c'è un disallineamento tra quello che il client ha bisogno e ciò che gli viene offerto o tra la specifica e l'esecuzione.</text:span></text:p>
        </text:list-item>
        <text:list-item>
          <text:p text:style-name="P116">Algorithmic fault,<text:span text:style-name="T2"> se ci sono inizializzazioni mancanti, errori di ramificazione, prove mancanti per zero, ecc.</text:span></text:p>
        </text:list-item>
        <text:list-item>
          <text:p text:style-name="P116">Mechanical fault,<text:span text:style-name="T2"> se la documentazione non è aderente alle condizioni reali ed alle procedure operative.</text:span></text:p>
        </text:list-item>
        <text:list-item>
          <text:p text:style-name="P116">Errori,<text:span text:style-name="T2"> che possono scaturire da sovraccarichi o essere legati a performance, throughput o capacità.</text:span></text:p>
        </text:list-item>
      </text:list>
      <text:p text:style-name="P117"><text:span text:style-name="T2"/></text:p>
      <text:p text:style-name="P118">Esistono diverse tecniche per aumentare l'affidabilità di un sistema software:</text:p>
      <text:list text:style-name="L21">
        <text:list-item>
          <text:p text:style-name="P119">Fault avoidance,<text:span text:style-name="T2"> che include tecniche che tentano di prevenire l'inserimento di difetti nel sistema prima della sua realizzazione.</text:span></text:p>
        </text:list-item>
        <text:list-item>
          <text:p text:style-name="P119">Fault detection,<text:span text:style-name="T2"> che include tecniche per identificare stati di errore e trovare il difetto che li causa.</text:span></text:p>
          <text:list>
            <text:list-item>
              <text:p text:style-name="P120"><text:span text:style-name="T2">Il </text:span><text:span text:style-name="T89">debugging</text:span><text:span text:style-name="T2"> è il processo di individuazione e correzione dei bug dopo che è stato rilevato un errore. Parte dal presupposto che un failure non pianificato evidenzi un problema nel codice o nella logica.</text:span></text:p>
            </text:list-item>
            <text:list-item>
              <text:p text:style-name="P120"><text:span text:style-name="T2">Il </text:span><text:span text:style-name="T89">testing</text:span><text:span text:style-name="T2"> è una tecnica che tenta di creare stati di fallimento o errore in modo pianificato e proattivo.</text:span></text:p>
            </text:list-item>
            <text:list-item>
              <text:p text:style-name="P121"><text:span text:style-name="T2">La </text:span><text:span text:style-name="T89">review</text:span><text:span text:style-name="T2"> è un'ispezione manuale di alcuni aspetti del sistema, senza eseguirlo. </text:span><text:span text:style-name="T90">È possibile suddividere ulteriormente tra </text:span><text:span text:style-name="T91">Walkthrough,</text:span><text:span text:style-name="T90"> se lo sviluppatore presenta informalmente API, codice e documentazione al team di review, ed </text:span><text:span text:style-name="T91">Inspection,</text:span><text:span text:style-name="T90"> se la presentazione è formale e lo sviluppatore può intervenire solo per delle richieste di chiarimento.</text:span></text:p>
            </text:list-item>
          </text:list>
        </text:list-item>
        <text:list-item>
          <text:p text:style-name="P119">Fault tolerance,<text:span text:style-name="T2"> che include tecniche per gestire i fault a runtime effettuando il recovery.</text:span></text:p>
        </text:list-item>
      </text:list>
      <text:p text:style-name="P122"><text:span text:style-name="T2"/></text:p>
      <text:p text:style-name="P123"><text:span text:style-name="T2">Soltanto un testing </text:span><text:span text:style-name="T92">esaustivo</text:span><text:span text:style-name="T93"> può dimostrare la correttezza, ma è impraticabile per motivi di tempo e spesso banale. </text:span><text:span text:style-name="T94">Il programma si reputa testato a sufficienza quando si raggiunge il limite di tempo o costo prefissato oppure il criterio di copertura, cioè una percentuale predefinita degli elementi definita nei criteri di accettazione.</text:span></text:p>
      <text:p text:style-name="P123"><text:span text:style-name="T94"/></text:p>
      <text:p text:style-name="P124"><text:span text:style-name="T94">U</text:span><text:span text:style-name="T93">na </text:span><text:span text:style-name="T95">componente</text:span><text:span text:style-name="T93"> è una parte isolabile del sistema che può essere testata.</text:span></text:p>
      <text:p text:style-name="P124"><text:span text:style-name="T93">Un </text:span><text:span text:style-name="T95">test case</text:span><text:span text:style-name="T93"> si compone di 5 attributi:</text:span></text:p>
      <text:list text:style-name="L22">
        <text:list-item>
          <text:p text:style-name="P125"><text:span text:style-name="T95">Name,</text:span><text:span text:style-name="T93"> per distinguerlo dagli altri.</text:span></text:p>
        </text:list-item>
        <text:list-item>
          <text:p text:style-name="P125"><text:span text:style-name="T95">Location, </text:span><text:span text:style-name="T93">per descrivere dove può essere trovato (path o URL).</text:span></text:p>
        </text:list-item>
        <text:list-item>
          <text:p text:style-name="P125"><text:span text:style-name="T95">Input,</text:span><text:span text:style-name="T93"> che descrive l'insieme di dati di input o comandi che l'attore deve inserire.</text:span></text:p>
        </text:list-item>
        <text:list-item>
          <text:p text:style-name="P125"><text:span text:style-name="T95">Oracle,</text:span><text:span text:style-name="T93"> che descrive il comportamento atteso, cioè la sequenza di dati in output che la corretta esecuzione dovrebbe avere.</text:span></text:p>
        </text:list-item>
        <text:list-item>
          <text:p text:style-name="P125"><text:soft-page-break/><text:span text:style-name="T95">Log,</text:span><text:span text:style-name="T93"> cioè l'insieme delle correlazioni del comportamento osservato con quello atteso.</text:span></text:p>
        </text:list-item>
      </text:list>
      <text:p text:style-name="P126"><text:span text:style-name="T93">I test case possono essere legati da due tipi di relazioni, </text:span><text:span text:style-name="T96">aggregation</text:span><text:span text:style-name="T93">, nel caso possano essere decomposti in subset, e </text:span><text:span text:style-name="T96">precedence</text:span><text:span text:style-name="T93">, se devono essere eseguiti in un certo ordine; è preferibile che ve ne siano poche per velocizzare il processo.</text:span></text:p>
      <text:p text:style-name="P126"><text:span text:style-name="T93">Dividiamo inoltre i test case in </text:span><text:span text:style-name="T95">blackbox, </text:span><text:span text:style-name="T93">se testano principalmente I/O, e </text:span><text:span text:style-name="T95">whitebox </text:span><text:span text:style-name="T93">se invece ci si focalizza sulla struttura interna della componente.</text:span></text:p>
      <text:p text:style-name="P126"><text:span text:style-name="T93"/></text:p>
      <text:p text:style-name="P127"><text:span text:style-name="T93">Poiché le componenti vanno isolate per essere testate in modo indipendente, è necessario sostituire le parti mancanti: un </text:span><text:span text:style-name="T95">test stub</text:span><text:span text:style-name="T93"> è un'implementazione parziale di componenti da cui la parte testata dipende, mentre un </text:span><text:span text:style-name="T95">test driver</text:span><text:span text:style-name="T93"> è per le componenti che dipendono dalla parte testata.</text:span></text:p>
      <text:p text:style-name="P127"><text:span text:style-name="T93"/></text:p>
      <text:p text:style-name="P128"><text:span text:style-name="T93">Una </text:span><text:span text:style-name="T95">correzione </text:span><text:span text:style-name="T93">è un cambiamento di una componente per riparare un fault. Poiché quest'attività potrebbe introdurre nuovi difetti, abbiamo diverse tecniche per gestire la situazione:</text:span></text:p>
      <text:list text:style-name="L23">
        <text:list-item>
          <text:p text:style-name="P129"><text:span text:style-name="T95">Problem tracking,</text:span><text:span text:style-name="T93"> che include la documentazione di ogni fallimento, la sua correzione e la revisione delle componenti coinvolte.</text:span></text:p>
        </text:list-item>
        <text:list-item>
          <text:p text:style-name="P129"><text:span text:style-name="T95">Regression testing,</text:span><text:span text:style-name="T93"> che richiede la riesecuzione di tutti i test precedenti dopo </text:span><text:span text:style-name="T97">i</text:span><text:span text:style-name="T93">l cambiamento.</text:span></text:p>
        </text:list-item>
        <text:list-item>
          <text:p text:style-name="P129"><text:span text:style-name="T95">Rational maintenance,</text:span><text:span text:style-name="T93"> che include la documentazione delle motivazioni alla base dei cambiamenti e le relazioni dietro le motivazioni della revisione della componente.</text:span></text:p>
        </text:list-item>
      </text:list>
      <text:p text:style-name="P128"><text:span text:style-name="T93"/></text:p>
      <text:p text:style-name="P130"><text:span text:style-name="T93">Con </text:span><text:span text:style-name="T95">managing testing</text:span><text:span text:style-name="T93"> ci si riferisce a tutte le tecniche e gli accorgimenti necessari a gestire le attività di testing per minimizzare le risorse necessarie. Sono necessari 4 tipi di documenti:</text:span></text:p>
      <text:list text:style-name="L24">
        <text:list-item>
          <text:p text:style-name="P131"><text:span text:style-name="T95">Test plan,</text:span><text:span text:style-name="T93"> che si focalizza sugli aspetti manageriali. </text:span><text:span text:style-name="T98">Documenta approccio e risorse da usare assieme a requisiti e componenti da testare.</text:span></text:p>
        </text:list-item>
        <text:list-item>
          <text:p text:style-name="P131"><text:span text:style-name="T95">Test case specification,</text:span><text:span text:style-name="T93"> in cui si documentano i test case. </text:span><text:span text:style-name="T98">Troviamo input, drivers, stubs ed output attesi dei test.</text:span></text:p>
        </text:list-item>
        <text:list-item>
          <text:p text:style-name="P131"><text:span text:style-name="T95">Test incident report,</text:span><text:span text:style-name="T93"> in cui si documenta l'esecuzione di ogni test case </text:span><text:span text:style-name="T99">e, per ogni test fallito, fornisce informazioni sul risultato effettivo rispetto a quello atteso e sul motivo del fallimento.</text:span></text:p>
        </text:list-item>
        <text:list-item>
          <text:p text:style-name="P131"><text:span text:style-name="T95">Test report summary,</text:span><text:span text:style-name="T93"> che elenca tutti i fallimenti rilevati e che devono essere investigati.</text:span></text:p>
        </text:list-item>
      </text:list>
      <text:p text:style-name="P132"><text:span text:style-name="T93"/></text:p>
      <text:p text:style-name="P133">Oltre allo unit testing, esistono molti altri tipi di testing:</text:p>
      <text:list text:style-name="L25">
        <text:list-item>
          <text:p text:style-name="P134"><text:span text:style-name="T95">Integration testing,</text:span><text:span text:style-name="T93"> fatto dagli sviluppatori, in cui si testano gruppi di sottosistemi sempre più grandi, fino all'intero sistema, per testare le interfacce.</text:span></text:p>
        </text:list-item>
        <text:list-item>
          <text:p text:style-name="P134"><text:soft-page-break/><text:span text:style-name="T95">System testing,</text:span><text:span text:style-name="T93"> fatto dagli sviluppatori, in cui si testa l'intero sistema per determinare se rispetti i requisiti funzionali.</text:span></text:p>
        </text:list-item>
        <text:list-item>
          <text:p text:style-name="P134"><text:span text:style-name="T95">Acceptance testing,</text:span><text:span text:style-name="T93"> fatto dal cliente, per verificare che rispetti i requisiti del cliente e sia pronto all'uso.</text:span></text:p>
        </text:list-item>
      </text:list>
      <text:p text:style-name="P135"><text:span text:style-name="T93"/></text:p>
      <text:p text:style-name="P136"><text:span text:style-name="T63">T</text:span><text:span text:style-name="T10">ra le attività di testing troviamo:</text:span></text:p>
      <text:list text:style-name="L26">
        <text:list-item>
          <text:p text:style-name="P137"><text:span text:style-name="T19">Component inspection,</text:span><text:span text:style-name="T10"> che trova i fault in una componente individuale tramite l'ispezione manuale del sorgente. Il processo proposto da </text:span><text:span text:style-name="T9">Parnas</text:span><text:span text:style-name="T10"> snellisce quello di </text:span><text:span text:style-name="T9">Fagan</text:span><text:span text:style-name="T10"> e prende il nome di </text:span><text:span text:style-name="T9">Active Design Review:</text:span><text:span text:style-name="T10"> nella fase </text:span><text:span text:style-name="T9">preparation</text:span><text:span text:style-name="T10"> i revisori analizzano l'implementazione della componente ed individuano i fault, per poi compilare un questionario, e successivamente l'autore incontra separatamente ciascuno di loro piuttosto che fare un meeting generale.</text:span></text:p>
        </text:list-item>
        <text:list-item>
          <text:p text:style-name="P138"><text:span text:style-name="T19">Usability testing,</text:span><text:span text:style-name="T10"> </text:span><text:span text:style-name="T100">che testa la comprensibilità del sistema analizzando il comportamento dell'utente che interagisce </text:span><text:span text:style-name="T101">con le interfacce </text:span><text:span text:style-name="T102">in base a degli obiettivi preposti. </text:span><text:span text:style-name="T103">Distinguiamo in </text:span><text:span text:style-name="T104">scenario test,</text:span><text:span text:style-name="T103"> in cui si presenta agli utenti uno scenario visionario e li si fa interagire con mock-up e storyboard, </text:span><text:span text:style-name="T104">prototype test,</text:span><text:span text:style-name="T103"> in cui viene presentata una parte del software che implementa gli aspetti chiave del sistema, e </text:span><text:span text:style-name="T104">product test,</text:span><text:span text:style-name="T103"> in cui si usa una versione funzionale del sistema.</text:span></text:p>
        </text:list-item>
      </text:list>
      <text:p text:style-name="P139"><text:span text:style-name="T101"/></text:p>
      <text:p text:style-name="P140"><text:span text:style-name="T63">D</text:span><text:span text:style-name="T10">urante il blackbox testing per unit testing è possibile differenziare tra:</text:span></text:p>
      <text:list text:style-name="L27">
        <text:list-item>
          <text:p text:style-name="P141"><text:span text:style-name="T19">Equivalence testing,</text:span><text:span text:style-name="T10"> in cui si riduce il numero di test case effettuando un partizionamento degli input per classi di equivalenza.</text:span></text:p>
        </text:list-item>
        <text:list-item>
          <text:p text:style-name="P141"><text:span text:style-name="T19">Boundary testing,</text:span><text:span text:style-name="T10"> in cui si selezionano gli elementi ai confini della classe di equivalenza.</text:span></text:p>
        </text:list-item>
      </text:list>
      <text:p text:style-name="P142"><text:span text:style-name="T10"/></text:p>
      <text:p text:style-name="P143"><text:span text:style-name="T10">Il </text:span><text:span text:style-name="T19">boundary value testing</text:span><text:span text:style-name="T10"> (BVT) è efficace per errori semplici ai confini del dominio valido, mentre il </text:span><text:span text:style-name="T19">robustness testing</text:span><text:span text:style-name="T10"> (RT) estende quest'ultimo testando anche input non validi. </text:span><text:span text:style-name="T105">Con </text:span><text:span text:style-name="T106">worst case testing</text:span><text:span text:style-name="T105"> (WCT) ci si concentra sulle combinazioni di input che rappresentano i peggiori scenati possibili </text:span><text:span text:style-name="T107">ed anche di questo esiste una versione </text:span><text:span text:style-name="T108">robust</text:span><text:span text:style-name="T109"> che include valori non validi.</text:span></text:p>
      <text:p text:style-name="P143"><text:span text:style-name="T109"/></text:p>
      <text:p text:style-name="P144">Il whitebox testing è a sua volta diviso in 4 tipologie:</text:p>
      <text:list text:style-name="L28">
        <text:list-item>
          <text:p text:style-name="P145"><text:span text:style-name="T108">S</text:span><text:span text:style-name="T19">tatement testing,</text:span><text:span text:style-name="T10"> </text:span><text:span text:style-name="T110">in cui si testano i singoli statement.</text:span></text:p>
        </text:list-item>
        <text:list-item>
          <text:p text:style-name="P145"><text:span text:style-name="T19">Loop testing,</text:span><text:span text:style-name="T10"> </text:span><text:span text:style-name="T110">in cui i test case si assicurano che il loop sia completamente saltato, poi eseguito una sola volta e poi eseguito più volte.</text:span></text:p>
        </text:list-item>
        <text:list-item>
          <text:p text:style-name="P145"><text:span text:style-name="T19">Path testing,</text:span><text:span text:style-name="T10"> </text:span><text:span text:style-name="T110">in cui ci si assicura che tutti i path vengano eseguiti.</text:span></text:p>
        </text:list-item>
        <text:list-item>
          <text:p text:style-name="P145"><text:span text:style-name="T19">Branch testing,</text:span><text:span text:style-name="T10"> </text:span><text:span text:style-name="T110">in cui ci si assicura che ogni possibile uscita da una condizione sia testata almeno una volta.</text:span></text:p>
        </text:list-item>
      </text:list>
      <text:p text:style-name="P146"><text:span text:style-name="T10"/></text:p>
      <text:p text:style-name="P147"><text:soft-page-break/><text:span text:style-name="T10">Ci sono diversi modi di approcciarsi all'integration testing:</text:span></text:p>
      <text:list text:style-name="L29">
        <text:list-item>
          <text:p text:style-name="P148"><text:span text:style-name="T19">Big Bang approach,</text:span><text:span text:style-name="T10"> in cui le componenti sono testate tutte assieme come un unico sistema.</text:span></text:p>
        </text:list-item>
        <text:list-item>
          <text:p text:style-name="P149"><text:span text:style-name="T19">Bottom-up strategy, </text:span><text:span text:style-name="T10">in cui il testing viene effettuato a partire dal layer più basso della gerarchia.</text:span></text:p>
        </text:list-item>
        <text:list-item>
          <text:p text:style-name="P149"><text:span text:style-name="T19">Top-down strategy,</text:span><text:span text:style-name="T10"> in cui sono testati prima i layer al top o i sottosistemi di controllo.</text:span></text:p>
        </text:list-item>
        <text:list-item>
          <text:p text:style-name="P150"><text:span text:style-name="T19">Sandwitch strategy,</text:span><text:span text:style-name="T10"> in cui </text:span><text:span text:style-name="T111">si uniscono bottom-up e top-down </text:span><text:span text:style-name="T112">per testare i due layer attorno al target</text:span><text:span text:style-name="T111">. </text:span><text:span text:style-name="T112">La versione </text:span><text:span text:style-name="T113">modified</text:span><text:span text:style-name="T112"> prevede una fase di testing individuale dei tre layer, seguita da due test che coinvolgono il target ed uno degli altri due.</text:span></text:p>
        </text:list-item>
      </text:list>
      <text:p text:style-name="P151"><text:span text:style-name="T112"/></text:p>
      <text:p text:style-name="P152"><text:span text:style-name="T112">I</text:span><text:span text:style-name="T10">l system testing è diviso in più attività:</text:span></text:p>
      <text:list text:style-name="L30">
        <text:list-item>
          <text:p text:style-name="P153"><text:span text:style-name="T19">Functional testing,</text:span><text:span text:style-name="T10"> </text:span><text:span text:style-name="T114">che essenzialmente testa le funzionalità del sistema come nel metodo blackbox: i test case sono progettati sulla base dei requisiti e si focalizzano sulle richieste e le funzioni chiave.</text:span></text:p>
        </text:list-item>
        <text:list-item>
          <text:p text:style-name="P153"><text:span text:style-name="T19">Pilot testing,</text:span><text:span text:style-name="T10"> </text:span><text:span text:style-name="T115">in cui non viene fornita nessuna linea guida al gruppo di utenti selezionati per provarlo. Si parla di </text:span><text:span text:style-name="T116">alpha test</text:span><text:span text:style-name="T115"> se effettuato nell'ambiente di sviluppo e </text:span><text:span text:style-name="T116">beta</text:span><text:span text:style-name="T115"> se effettuato in quello di utilizzo.</text:span></text:p>
        </text:list-item>
        <text:list-item>
          <text:p text:style-name="P153"><text:span text:style-name="T19">Performance testing,</text:span><text:span text:style-name="T10"> </text:span><text:span text:style-name="T114">che fornisce valutazioni delle misure di performance del sistema, come volume, compatibilità, sicurezza, ecc.</text:span></text:p>
        </text:list-item>
        <text:list-item>
          <text:p text:style-name="P153"><text:span text:style-name="T19">Acceptance testing,</text:span><text:span text:style-name="T10"> </text:span><text:span text:style-name="T117">in cui il cliente valuta il sistema. Potrà usare un insieme di test case suoi che rappresentano le condizioni tipiche in cui si opera e confrontarlo con sistemi esistenti, sia concorrenti che legacy.</text:span></text:p>
        </text:list-item>
        <text:list-item>
          <text:p text:style-name="P153"><text:span text:style-name="T19">Installation testing,</text:span><text:span text:style-name="T10"> </text:span><text:span text:style-name="T117">in cui ci si accerta che il sistema installato nell'ambiento di utilizzo soddisfi in pieno le richieste del cliente.</text:span></text:p>
        </text:list-item>
      </text:list>
      <text:p text:style-name="P152"><text:span text:style-name="T117"/></text:p>
      <text:p text:style-name="P154"><text:span text:style-name="T117">[</text:span><text:span text:style-name="T10">Parte 2]</text:span></text:p>
      <text:p text:style-name="P152"><text:span text:style-name="T19"/></text:p>
      <text:p text:style-name="P155"><text:span text:style-name="T19">L'obiettivo del functional testing è trovare discrepanze tra il comportamento del sistema e quello atteso. </text:span><text:span text:style-name="T118">La mancanza di sistemicità può portare a sprechi di tempo e risorse ed un idea per svolgere il lavoro in modo efficace è il </text:span><text:span text:style-name="T119">category </text:span><text:span text:style-name="T120">partition.</text:span><text:span text:style-name="T118"> L'idea è quella di suddividere l'input domain in partizioni e selezionare per ciascuna classe dei dati di test.</text:span></text:p>
      <text:p text:style-name="P156"><text:span text:style-name="T118">L</text:span><text:span text:style-name="T19">a specifica del test case presenta le informazioni in modo conciso ed uniforme, è facilmente modificabile e fornisce al tester un modo per controllare il volume del test stesso. </text:span><text:span text:style-name="T121">È possibile inoltre generarli in modo automatico tramite tool.</text:span></text:p>
      <text:p text:style-name="P156"><text:span text:style-name="T121"/></text:p>
      <text:p text:style-name="P157"><text:span text:style-name="T121">I</text:span><text:span text:style-name="T19">l metodo individua i parametri di ogni "funzione" del sistema e per ogni parametro individua categorie distinte; oltre ad esse si possono considerare anche oggetti dell'ambiente. Le categorie sono a loro volta suddivise in scelte, proprio come si applica la partizione in classi di equivalenza. Vengono inoltre </text:span><text:soft-page-break/><text:span text:style-name="T19">individuati i vincoli che esistono tra le scelte, in modo da capire come si influenzino a vicenda. </text:span><text:span text:style-name="T122">Si generano così i </text:span><text:span text:style-name="T123">test frames,</text:span><text:span text:style-name="T122"> che consistono di combinazioni valide di scelte nelle categorie, e li si converte in </text:span><text:span text:style-name="T123">test data.</text:span></text:p>
      <text:p text:style-name="P114"><text:span text:style-name="T63"/></text:p>
      <text:p text:style-name="P158"><text:span text:style-name="T63">[</text:span><text:span text:style-name="T124">Segue una lunga s</text:span><text:span text:style-name="T10">erie di esempi]</text:span></text:p>
      <text:p text:style-name="P158"><text:span text:style-name="T10"/></text:p>
      <text:h text:style-name="P159" text:outline-level="1"><text:bookmark-start text:name="__RefHeading___Toc1884_1192847266"/>SCRUM<text:bookmark-end text:name="__RefHeading___Toc1884_1192847266"/></text:h>
      <text:p text:style-name="P160"><text:span text:style-name="T125">Scrum</text:span><text:span text:style-name="T126"> è u</text:span>n processo agile <text:span text:style-name="T127">che punta a</text:span> massimizzare il valore di business in tempi brevi. Consente di ispezionare rapidamente software funzionante, con cicli di sviluppo iterativi di 2-4 settimane, <text:span text:style-name="T127">detti</text:span> <text:span text:style-name="T1">sprint</text:span>. Le priorità vengono definite dal business <text:span text:style-name="T127">ed</text:span> i team si auto-organizzano per realizzare le funzionalità più importanti. </text:p>
      <text:p text:style-name="P160"><text:line-break/>Creato da Jeff Sutherland nel 1993 e formalizzato con Ken Schwaber nel 1995. Utilizzato da aziende come Microsoft, Google, Nokia, BBC e molte altre per progetti di varia natura.<text:line-break/></text:p>
      <text:p text:style-name="P161"><text:span text:style-name="T128">Come c</text:span><text:span text:style-name="T129">aratteristiche principali </text:span><text:span text:style-name="T128">troviamo</text:span><text:span text:style-name="T129">:</text:span></text:p>
      <text:list text:style-name="L31">
        <text:list-item>
          <text:p text:style-name="P162">Team auto-organizzati e multifunzionali.</text:p>
        </text:list-item>
        <text:list-item>
          <text:p text:style-name="P163"><text:span text:style-name="T129">S</text:span><text:span text:style-name="T130">viluppo del prodotto in una serie di sprint, dalla durata di 2-4 settimane, in cui il prodotto viene pianificato, scritto e testato.</text:span></text:p>
        </text:list-item>
        <text:list-item>
          <text:p text:style-name="P164"><text:span text:style-name="T129">Lista delle attività, </text:span><text:span text:style-name="T131">o </text:span><text:span text:style-name="T129">product backlog, </text:span><text:span text:style-name="T131">che raccoglie i requisiti.</text:span></text:p>
        </text:list-item>
      </text:list>
      <text:p text:style-name="P161"><text:span text:style-name="T129"/></text:p>
      <text:p text:style-name="P160">Ruoli in Scrum:</text:p>
      <text:list text:style-name="L32">
        <text:list-item>
          <text:p text:style-name="P165"><text:span text:style-name="T132">Product Owner,</text:span><text:span text:style-name="T129"> </text:span><text:span text:style-name="T128">che </text:span><text:span text:style-name="T129">definisce e prioritizza le funzionalità </text:span><text:span text:style-name="T131">e le date di rilascio e</text:span><text:span text:style-name="T129"> </text:span><text:span text:style-name="T131">accetta o rifiuta i risultati del lavoro.</text:span></text:p>
        </text:list-item>
        <text:list-item>
          <text:p text:style-name="P166"><text:span text:style-name="T132">Scrum Maste</text:span><text:span text:style-name="T133">r,</text:span><text:span text:style-name="T128"> che </text:span><text:span text:style-name="T131">rappresenta il ruolo manageriale del progetto; si assicura che il team sia funzionale e produttivo,</text:span><text:span text:style-name="T129"> elimina </text:span><text:span text:style-name="T131">eventuali </text:span><text:span text:style-name="T129">ostacoli </text:span><text:span text:style-name="T131">o interferenze esterne</text:span><text:span text:style-name="T129"> e </text:span><text:span text:style-name="T131">facilita la cooperazione</text:span><text:span text:style-name="T129">.</text:span></text:p>
        </text:list-item>
        <text:list-item>
          <text:p text:style-name="P165"><text:span text:style-name="T132">Team,</text:span><text:span text:style-name="T129"> </text:span><text:span text:style-name="T128">che comprendono</text:span><text:span text:style-name="T129"> 5-9 membri con competenze complementari, responsabili della consegna.</text:span></text:p>
        </text:list-item>
      </text:list>
      <text:p text:style-name="P161"><text:span text:style-name="T129"/></text:p>
      <text:p text:style-name="P161"><text:span text:style-name="T129">Eventi </text:span><text:span text:style-name="T134">in </text:span><text:span text:style-name="T129">Scrum:</text:span></text:p>
      <text:list text:style-name="L33">
        <text:list-item>
          <text:p text:style-name="P167"><text:span text:style-name="T132">Sprint Planning:</text:span><text:span text:style-name="T129"> </text:span><text:span text:style-name="T135">riunione </text:span><text:span text:style-name="T136">in cui si </text:span><text:span text:style-name="T129">pianifica </text:span><text:span text:style-name="T136">i</text:span><text:span text:style-name="T129">l lavoro da completare nello sprint. </text:span><text:span text:style-name="T136">È diviso in </text:span><text:span text:style-name="T137">sprint prioritization,</text:span><text:span text:style-name="T138"> in cui si decifono gli sprint goals </text:span><text:span text:style-name="T139">sulla ase dello sprint backlog</text:span><text:span text:style-name="T138">, e </text:span><text:span text:style-name="T137">sprint </text:span><text:span text:style-name="T140">planning</text:span><text:span text:style-name="T137">,</text:span><text:span text:style-name="T138"> in cui si decide come raggiungere gli </text:span><text:span text:style-name="T139">obiettivi</text:span><text:span text:style-name="T138">, si </text:span><text:span text:style-name="T139">creano</text:span><text:span text:style-name="T138"> le task </text:span><text:span text:style-name="T139">nello sprint backlog </text:span><text:span text:style-name="T138">e si fornisce una stima del tempo necessario.</text:span></text:p>
        </text:list-item>
        <text:list-item>
          <text:p text:style-name="P168"><text:span text:style-name="T132">Daily Scrum:</text:span><text:span text:style-name="T129"> incontri giornalieri di 15 minuti per monitorare il progresso </text:span><text:span text:style-name="T141">e non per fare problem-solving. Ognuno risponde a 3 domande: "</text:span><text:span text:style-name="T129">Cosa ho </text:span><text:soft-page-break/><text:span text:style-name="T129">fatto ieri?", "Cosa farò oggi?" </text:span><text:span text:style-name="T141">e "</text:span><text:span text:style-name="T129">Ci sono ostacoli che impediscono il progresso?"</text:span></text:p>
        </text:list-item>
        <text:list-item>
          <text:p text:style-name="P168"><text:span text:style-name="T132">Sprint Review:</text:span><text:span text:style-name="T129"> </text:span><text:span text:style-name="T142">l'intero </text:span><text:span text:style-name="T141">team presenta il</text:span><text:span text:style-name="T129"> lavoro svolto, tipicamente con una demo. N</text:span><text:span text:style-name="T142">on c'è una</text:span><text:span text:style-name="T129"> preparazione pesante, </text:span><text:span text:style-name="T142">il tono è informale ed</text:span><text:span text:style-name="T129"> il focus è sui risultati pratici.</text:span></text:p>
        </text:list-item>
        <text:list-item>
          <text:p text:style-name="P167"><text:span text:style-name="T132">Sprint Retrospective:</text:span><text:span text:style-name="T129"> </text:span><text:span text:style-name="T143">effettuata dopo ogni sprint e dalla durata di 15-30 minuti. È una </text:span><text:span text:style-name="T129">valutazione di ciò che ha funzionato e cosa </text:span><text:span text:style-name="T143">invece va </text:span><text:span text:style-name="T129">migliora</text:span><text:span text:style-name="T143">to</text:span><text:span text:style-name="T129">, </text:span><text:span text:style-name="T143">discutendo in particolare di </text:span><text:span text:style-name="T129">cosa iniziare, interrompere o continuare a fare.</text:span></text:p>
        </text:list-item>
      </text:list>
      <text:p text:style-name="P161"><text:span text:style-name="T129"/></text:p>
      <text:p text:style-name="P169"><text:span text:style-name="T129">L</text:span><text:span text:style-name="T130">a </text:span><text:span text:style-name="T144">capacità del team</text:span><text:span text:style-name="T145"> indica realisticamente quante ore il team può dedicare allo sprint e si calcola </text:span><text:span text:style-name="T146">moltiplicando il numero di membri del team, le ore lavorative giornaliere e i giorni lavorativi dello sprint. </text:span><text:span text:style-name="T145">Bisogna però tenere in considerazione il </text:span><text:span text:style-name="T144">focus factor,</text:span><text:span text:style-name="T145"> </text:span><text:span text:style-name="T147">un fattore compreso tra 0.6 e 0.8 da aggiungere al prodotto, che serve a rimuovere dal totale il tempo perso in riunioni, distrazioni e cali di concentrazione. </text:span><text:span text:style-name="T148">Si usa un FF minore, ad esempio, quando si hanno team nuovi o inesperti oppure progetti complessi, mentre uno maggiore per team maturi oppure in sprint con obiettivi e backlog chiari e definiti.</text:span></text:p>
      <text:p text:style-name="P170"><text:span text:style-name="T129"/></text:p>
      <text:p text:style-name="P171"><text:span text:style-name="T149">Con </text:span><text:span text:style-name="T150">u</text:span><text:span text:style-name="T132">ser</text:span><text:span text:style-name="T129"> </text:span><text:span text:style-name="T150">s</text:span><text:span text:style-name="T132">tories</text:span><text:span text:style-name="T146"> </text:span><text:span text:style-name="T151">si indicano r</text:span><text:span text:style-name="T129">equisiti </text:span><text:span text:style-name="T149">ad alto livello </text:span><text:span text:style-name="T129">scritti dal punto di vista dell'utente: "Come [ruolo], voglio [funzionalità] cos</text:span><text:span text:style-name="T152">ì</text:span><text:span text:style-name="T129"> da ottenere [beneficio]". </text:span><text:span text:style-name="T153">Le più grandi e complesse vengono dette </text:span><text:span text:style-name="T154">epics</text:span><text:span text:style-name="T155"> e sono divise in attività più piccole.</text:span></text:p>
      <text:p text:style-name="P170"><text:span text:style-name="T129"/></text:p>
      <text:p text:style-name="P161"><text:span text:style-name="T156">Andando nello specifico, gli a</text:span><text:span text:style-name="T129">rtefatti </text:span><text:span text:style-name="T156">in </text:span><text:span text:style-name="T129">Scrum </text:span><text:span text:style-name="T156">sono</text:span><text:span text:style-name="T129">:</text:span></text:p>
      <text:list text:style-name="L34">
        <text:list-item>
          <text:p text:style-name="P172"><text:span text:style-name="T132">Product </text:span><text:span text:style-name="T157">b</text:span><text:span text:style-name="T132">acklog:</text:span><text:span text:style-name="T129"> lista ordinata delle attività da completare </text:span><text:span text:style-name="T158">e dei requisiti, in cui le priorità di ciascuno sono rivalutate all'inizio di ogni sprint</text:span><text:span text:style-name="T129">.</text:span></text:p>
        </text:list-item>
        <text:list-item>
          <text:p text:style-name="P172"><text:span text:style-name="T132">Sprint </text:span><text:span text:style-name="T157">b</text:span><text:span text:style-name="T132">acklog:</text:span><text:span text:style-name="T129"> attività selezionate per lo sprint attuale </text:span><text:span text:style-name="T159">con una stima del tempo restante di completamento</text:span><text:span text:style-name="T129">. </text:span><text:span text:style-name="T159">Ciascun team member sceglie autonomamente quale svolgere e può aggiungere, cancellare e modificare ciascun elemento.</text:span></text:p>
        </text:list-item>
        <text:list-item>
          <text:p text:style-name="P172"><text:span text:style-name="T132">Burndown </text:span><text:span text:style-name="T157">c</text:span><text:span text:style-name="T132">hart:</text:span><text:span text:style-name="T129"> traccia l’andamento del lavoro rimanente, </text:span><text:span text:style-name="T160">evidenziando il progresso giornaliero rispetto all'impegno pianificato. </text:span><text:span text:style-name="T161">È possibile che si vada incontro a svariati problemi:</text:span></text:p>
          <text:list>
            <text:list-item>
              <text:p text:style-name="P173">Sovraccarico iniziale: il team prende troppo lavoro e deve ridurre il carico durante lo sprint.</text:p>
            </text:list-item>
            <text:list-item>
              <text:p text:style-name="P173">Lavoro sottostimato: il team finisce in anticipo ma non ha attività aggiuntive pronte.</text:p>
            </text:list-item>
            <text:list-item>
              <text:p text:style-name="P173">Mancanza di aggiornamenti: il grafico non riflette il progresso reale per disorganizzazione o problemi di comunicazione.</text:p>
            </text:list-item>
          </text:list>
        </text:list-item>
      </text:list>
      <text:p text:style-name="P161"><text:span text:style-name="T129"/></text:p>
      <text:p text:style-name="P174"><text:span text:style-name="T162">Scrum si adatta molto bene ai principi di </text:span><text:span text:style-name="T163">s</text:span><text:span text:style-name="T132">calabilità,</text:span><text:span text:style-name="T146"> </text:span><text:span text:style-name="T164">definendo il concetto di "</text:span><text:span text:style-name="T129">Scrum of Scrums", ossia </text:span><text:span text:style-name="T165">di</text:span><text:span text:style-name="T129"> team multipli che collaboran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4pt" fo:language="zxx" fo:country="none" officeooo:rsid="000ed138" style:font-size-asian="14pt" style:language-asian="zxx" style:country-asian="none" style:font-size-complex="14pt"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20pt" fo:font-weight="bold" style:font-size-asian="20pt" style:font-weight-asian="bold" style:font-size-complex="20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6T11:16:30.915000000</meta:creation-date>
    <dc:date>2024-12-11T10:05:36.125000000</dc:date>
    <meta:editing-duration>PT13H35M48S</meta:editing-duration>
    <meta:editing-cycles>246</meta:editing-cycles>
    <meta:generator>LibreOffice/24.8.3.2$Windows_X86_64 LibreOffice_project/48a6bac9e7e268aeb4c3483fcf825c94556d9f92</meta:generator>
    <meta:document-statistic meta:table-count="0" meta:image-count="0" meta:object-count="0" meta:page-count="17" meta:paragraph-count="236" meta:word-count="6131" meta:character-count="39940" meta:non-whitespace-character-count="34167"/>
  </office:meta>
</office:document-meta>
</file>